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3.48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3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4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21:Sheet1.G12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10" table:default-cell-style-name="ce15"/>
        <table:table-column table:style-name="co11" table:default-cell-style-name="ce17"/>
        <table:table-column table:style-name="co12" table:default-cell-style-name="ce19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9" office:value-type="string" calcext:value-type="string">
            <text:p>Pays/Région</text:p>
          </table:table-cell>
          <table:table-cell table:style-name="ce11" office:value-type="string" calcext:value-type="string">
            <text:p>Quantité</text:p>
          </table:table-cell>
          <table:table-cell table:style-name="ce13" office:value-type="string" calcext:value-type="string">
            <text:p>Unité de poids / quantité</text:p>
          </table:table-cell>
          <table:table-cell table:style-name="ce16" office:value-type="string" calcext:value-type="string">
            <text:p>Prix unitaire / unité de compte Lt</text:p>
          </table:table-cell>
          <table:table-cell table:style-name="ce18" office:value-type="string" calcext:value-type="string">
            <text:p>Prix unitaire / unité de compte Sous</text:p>
          </table:table-cell>
          <table:table-cell table:style-name="ce18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8" office:value-type="string" calcext:value-type="string">
            <text:p>Valeur en livres tournois</text:p>
          </table:table-cell>
          <table:table-cell table:style-name="ce18" office:value-type="string" calcext:value-type="string">
            <text:p>valeur en sous</text:p>
          </table:table-cell>
          <table:table-cell table:style-name="ce18" office:value-type="string" calcext:value-type="string">
            <text:p>valeur en denier</text:p>
          </table:table-cell>
          <table:table-cell table:style-name="ce18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4" calcext:value-type="float">
            <text:p>24,00</text:p>
          </table:table-cell>
          <table:table-cell table:style-name="ce14" office:value-type="string" calcext:value-type="string">
            <text:p>ball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]+([.M2]/20)+([.N2]/240)" office:value-type="float" office:value="24" calcext:value-type="float">
            <text:p>24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576" calcext:value-type="float">
            <text:p>576,0000</text:p>
          </table:table-cell>
          <table:table-cell table:formula="of:=[.S2]-[.T2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710" calcext:value-type="float">
            <text:p>1 7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21" table:formula="of:=[.L3]+([.M3]/20)+([.N3]/240)" office:value-type="float" office:value="0.2" calcext:value-type="float">
            <text:p>0,2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342" calcext:value-type="float">
            <text:p>342,0000</text:p>
          </table:table-cell>
          <table:table-cell table:formula="of:=[.S3]-[.T3]" office:value-type="float" office:value="-342" calcext:value-type="float">
            <text:p>-342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080" calcext:value-type="float">
            <text:p>6 0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4]+([.M4]/20)+([.N4]/240)" office:value-type="float" office:value="0.5" calcext:value-type="float">
            <text:p>0,5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3040" calcext:value-type="float">
            <text:p>3 040,0000</text:p>
          </table:table-cell>
          <table:table-cell table:formula="of:=[.S4]-[.T4]" office:value-type="float" office:value="-3040" calcext:value-type="float">
            <text:p>-304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isseri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office:value-type="float" office:value="12" calcext:value-type="float">
            <text:p>12,00</text:p>
          </table:table-cell>
          <table:table-cell/>
          <table:table-cell table:style-name="ce21" table:formula="of:=[.L5]+([.M5]/20)+([.N5]/240)" office:value-type="float" office:value="3.6" calcext:value-type="float">
            <text:p>3,6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45" calcext:value-type="float">
            <text:p>45,0000</text:p>
          </table:table-cell>
          <table:table-cell table:formula="of:=[.S5]-[.T5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urre de boeu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21" table:formula="of:=[.L6]+([.M6]/20)+([.N6]/240)" office:value-type="float" office:value="0.25" calcext:value-type="float">
            <text:p>0,2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50" calcext:value-type="float">
            <text:p>50,0000</text:p>
          </table:table-cell>
          <table:table-cell table:formula="of:=[.S6]-[.T6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7]+([.M7]/20)+([.N7]/240)" office:value-type="float" office:value="25" calcext:value-type="float">
            <text:p>25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225" calcext:value-type="float">
            <text:p>225,0000</text:p>
          </table:table-cell>
          <table:table-cell table:formula="of:=[.S7]-[.T7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rigno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boetes</text:p>
          </table:table-cell>
          <table:table-cell/>
          <table:table-cell office:value-type="float" office:value="12" calcext:value-type="float">
            <text:p>12,00</text:p>
          </table:table-cell>
          <table:table-cell/>
          <table:table-cell table:style-name="ce21" table:formula="of:=[.L8]+([.M8]/20)+([.N8]/240)" office:value-type="float" office:value="0.6" calcext:value-type="float">
            <text:p>0,6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28.8" calcext:value-type="float">
            <text:p>28,8000</text:p>
          </table:table-cell>
          <table:table-cell table:formula="of:=[.S8]-[.T8]" office:value-type="float" office:value="-28.8" calcext:value-type="float">
            <text:p>-28,8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9972" calcext:value-type="float">
            <text:p>9 9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9]+([.M9]/20)+([.N9]/240)" office:value-type="float" office:value="0.9" calcext:value-type="float">
            <text:p>0,9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8974.8" calcext:value-type="float">
            <text:p>8 974,8000</text:p>
          </table:table-cell>
          <table:table-cell table:formula="of:=[.S9]-[.T9]" office:value-type="float" office:value="-8974.8" calcext:value-type="float">
            <text:p>-8974,8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p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ot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0]+([.M10]/20)+([.N10]/240)" office:value-type="float" office:value="4" calcext:value-type="float">
            <text:p>4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96" calcext:value-type="float">
            <text:p>96,0000</text:p>
          </table:table-cell>
          <table:table-cell table:formula="of:=[.S10]-[.T10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ises de pa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9" calcext:value-type="float">
            <text:p>50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11]+([.M11]/20)+([.N11]/240)" office:value-type="float" office:value="1" calcext:value-type="float">
            <text:p>1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509" calcext:value-type="float">
            <text:p>509,0000</text:p>
          </table:table-cell>
          <table:table-cell table:formula="of:=[.S11]-[.T11]" office:value-type="float" office:value="-509" calcext:value-type="float">
            <text:p>-509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600" calcext:value-type="float">
            <text:p>5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21" table:formula="of:=[.L12]+([.M12]/20)+([.N12]/240)" office:value-type="float" office:value="0.45" calcext:value-type="float">
            <text:p>0,4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2520" calcext:value-type="float">
            <text:p>2 520,0000</text:p>
          </table:table-cell>
          <table:table-cell table:formula="of:=[.S12]-[.T12]" office:value-type="float" office:value="-2520" calcext:value-type="float">
            <text:p>-2520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eve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3]+([.M13]/20)+([.N13]/240)" office:value-type="float" office:value="6" calcext:value-type="float">
            <text:p>6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180" calcext:value-type="float">
            <text:p>180,0000</text:p>
          </table:table-cell>
          <table:table-cell table:formula="of:=[.S13]-[.T13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59" calcext:value-type="float">
            <text:p>459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4]+([.M14]/20)+([.N14]/240)" office:value-type="float" office:value="20" calcext:value-type="float">
            <text:p>20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9180" calcext:value-type="float">
            <text:p>9 180,0000</text:p>
          </table:table-cell>
          <table:table-cell table:formula="of:=[.S14]-[.T14]" office:value-type="float" office:value="-9180" calcext:value-type="float">
            <text:p>-918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15]+([.M15]/20)+([.N15]/240)" office:value-type="float" office:value="1" calcext:value-type="float">
            <text:p>1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200" calcext:value-type="float">
            <text:p>200,0000</text:p>
          </table:table-cell>
          <table:table-cell table:formula="of:=[.S15]-[.T15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6]+([.M16]/20)+([.N16]/240)" office:value-type="float" office:value="25" calcext:value-type="float">
            <text:p>25,0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5000" calcext:value-type="float">
            <text:p>5 000,0000</text:p>
          </table:table-cell>
          <table:table-cell table:formula="of:=[.S16]-[.T16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ut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17]+([.M17]/20)+([.N17]/240)" office:value-type="float" office:value="2.25" calcext:value-type="float">
            <text:p>2,25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225" calcext:value-type="float">
            <text:p>225,0000</text:p>
          </table:table-cell>
          <table:table-cell table:formula="of:=[.S17]-[.T17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18]+([.M18]/20)+([.N18]/240)" office:value-type="float" office:value="1.5" calcext:value-type="float">
            <text:p>1,5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60" calcext:value-type="float">
            <text:p>60,0000</text:p>
          </table:table-cell>
          <table:table-cell table:formula="of:=[.S18]-[.T18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41" calcext:value-type="float">
            <text:p>241,00</text:p>
          </table:table-cell>
          <table:table-cell office:value-type="string" calcext:value-type="string">
            <text:p>en nombre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19]+([.M19]/20)+([.N19]/240)" office:value-type="float" office:value="14" calcext:value-type="float">
            <text:p>14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3374" calcext:value-type="float">
            <text:p>3 374,0000</text:p>
          </table:table-cell>
          <table:table-cell table:formula="of:=[.S19]-[.T19]" office:value-type="float" office:value="-3374" calcext:value-type="float">
            <text:p>-3374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boeuf tann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en nombre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20]+([.M20]/20)+([.N20]/240)" office:value-type="float" office:value="26" calcext:value-type="float">
            <text:p>26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794" calcext:value-type="float">
            <text:p>1 794,0000</text:p>
          </table:table-cell>
          <table:table-cell table:formula="of:=[.S20]-[.T20]" office:value-type="float" office:value="-1794" calcext:value-type="float">
            <text:p>-1794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boeuf tann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30" calcext:value-type="float">
            <text:p>5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21]+([.M21]/20)+([.N21]/240)" office:value-type="float" office:value="0.5" calcext:value-type="float">
            <text:p>0,5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265" calcext:value-type="float">
            <text:p>265,0000</text:p>
          </table:table-cell>
          <table:table-cell table:formula="of:=[.S21]-[.T21]" office:value-type="float" office:value="-265" calcext:value-type="float">
            <text:p>-26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génisses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2]+([.M22]/20)+([.N22]/240)" office:value-type="float" office:value="20" calcext:value-type="float">
            <text:p>20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600" calcext:value-type="float">
            <text:p>600,0000</text:p>
          </table:table-cell>
          <table:table-cell table:formula="of:=[.S22]-[.T22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vaches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en nombre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3]+([.M23]/20)+([.N23]/240)" office:value-type="float" office:value="24" calcext:value-type="float">
            <text:p>24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696" calcext:value-type="float">
            <text:p>696,0000</text:p>
          </table:table-cell>
          <table:table-cell table:formula="of:=[.S23]-[.T23]" office:value-type="float" office:value="-696" calcext:value-type="float">
            <text:p>-696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4607.5" calcext:value-type="float">
            <text:p>34 607,5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4]+([.M24]/20)+([.N24]/240)" office:value-type="float" office:value="5" calcext:value-type="float">
            <text:p>5,0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173037.5" calcext:value-type="float">
            <text:p>173 037,5000</text:p>
          </table:table-cell>
          <table:table-cell table:formula="of:=[.S24]-[.T24]" office:value-type="float" office:value="-173037.5" calcext:value-type="float">
            <text:p>-173037,5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25]+([.M25]/20)+([.N25]/240)" office:value-type="float" office:value="0" calcext:value-type="float">
            <text:p>0,00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P25]+0.05*[.Q25]+[.R25]/240" office:value-type="float" office:value="150" calcext:value-type="float">
            <text:p>150</text:p>
          </table:table-cell>
          <table:table-cell table:formula="of:=[.J25]*[.O25]" office:value-type="float" office:value="0" calcext:value-type="float">
            <text:p>0,0000</text:p>
          </table:table-cell>
          <table:table-cell table:formula="of:=[.S25]-[.T25]" office:value-type="float" office:value="150" calcext:value-type="float">
            <text:p>150</text:p>
          </table:table-cell>
          <table:table-cell office:value-type="string" calcext:value-type="string">
            <text:p>valeur de 1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6]+([.M26]/20)+([.N26]/240)" office:value-type="float" office:value="12" calcext:value-type="float">
            <text:p>12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48" calcext:value-type="float">
            <text:p>48,0000</text:p>
          </table:table-cell>
          <table:table-cell table:formula="of:=[.S26]-[.T26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ba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7]+([.M27]/20)+([.N27]/240)" office:value-type="float" office:value="3" calcext:value-type="float">
            <text:p>3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6" calcext:value-type="float">
            <text:p>6,0000</text:p>
          </table:table-cell>
          <table:table-cell table:formula="of:=[.S27]-[.T27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21" table:formula="of:=[.L28]+([.M28]/20)+([.N28]/240)" office:value-type="float" office:value="0.25" calcext:value-type="float">
            <text:p>0,25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12.5" calcext:value-type="float">
            <text:p>12,5000</text:p>
          </table:table-cell>
          <table:table-cell table:formula="of:=[.S28]-[.T28]" office:value-type="float" office:value="-12.5" calcext:value-type="float">
            <text:p>-12,5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21" table:formula="of:=[.L29]+([.M29]/20)+([.N29]/240)" office:value-type="float" office:value="1.25" calcext:value-type="float">
            <text:p>1,25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0" calcext:value-type="float">
            <text:p>20,0000</text:p>
          </table:table-cell>
          <table:table-cell table:formula="of:=[.S29]-[.T29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4165" calcext:value-type="float">
            <text:p>14 1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21" table:formula="of:=[.L30]+([.M30]/20)+([.N30]/240)" office:value-type="float" office:value="0.25" calcext:value-type="float">
            <text:p>0,25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3541.25" calcext:value-type="float">
            <text:p>3 541,2500</text:p>
          </table:table-cell>
          <table:table-cell table:formula="of:=[.S30]-[.T30]" office:value-type="float" office:value="-3541.25" calcext:value-type="float">
            <text:p>-3541,25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panier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1]+([.M31]/20)+([.N31]/240)" office:value-type="float" office:value="4" calcext:value-type="float">
            <text:p>4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448" calcext:value-type="float">
            <text:p>448,0000</text:p>
          </table:table-cell>
          <table:table-cell table:formula="of:=[.S31]-[.T31]" office:value-type="float" office:value="-448" calcext:value-type="float">
            <text:p>-448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32]+([.M32]/20)+([.N32]/240)" office:value-type="float" office:value="0" calcext:value-type="float">
            <text:p>0,00000</text:p>
          </table:table-cell>
          <table:table-cell office:value-type="float" office:value="2046" calcext:value-type="float">
            <text:p>2046</text:p>
          </table:table-cell>
          <table:table-cell table:number-columns-repeated="2"/>
          <table:table-cell table:formula="of:=[.P32]+0.05*[.Q32]+[.R32]/240" office:value-type="float" office:value="2046" calcext:value-type="float">
            <text:p>2046</text:p>
          </table:table-cell>
          <table:table-cell table:formula="of:=[.J32]*[.O32]" office:value-type="float" office:value="0" calcext:value-type="float">
            <text:p>0,0000</text:p>
          </table:table-cell>
          <table:table-cell table:formula="of:=[.S32]-[.T32]" office:value-type="float" office:value="2046" calcext:value-type="float">
            <text:p>2046</text:p>
          </table:table-cell>
          <table:table-cell office:value-type="string" calcext:value-type="string">
            <text:p>valeur de 204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3]+([.M33]/20)+([.N33]/240)" office:value-type="float" office:value="6" calcext:value-type="float">
            <text:p>6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38" calcext:value-type="float">
            <text:p>138,0000</text:p>
          </table:table-cell>
          <table:table-cell table:formula="of:=[.S33]-[.T33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6675" calcext:value-type="float">
            <text:p>16 6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21" table:formula="of:=[.L34]+([.M34]/20)+([.N34]/240)" office:value-type="float" office:value="0.25" calcext:value-type="float">
            <text:p>0,25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4168.75" calcext:value-type="float">
            <text:p>4 168,7500</text:p>
          </table:table-cell>
          <table:table-cell table:formula="of:=[.S34]-[.T34]" office:value-type="float" office:value="-4168.75" calcext:value-type="float">
            <text:p>-4168,75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urr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35]+([.M35]/20)+([.N35]/240)" office:value-type="float" office:value="0.4" calcext:value-type="float">
            <text:p>0,4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640" calcext:value-type="float">
            <text:p>640,0000</text:p>
          </table:table-cell>
          <table:table-cell table:formula="of:=[.S35]-[.T35]" office:value-type="float" office:value="-640" calcext:value-type="float">
            <text:p>-64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36]+([.M36]/20)+([.N36]/240)" office:value-type="float" office:value="22" calcext:value-type="float">
            <text:p>22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44" calcext:value-type="float">
            <text:p>44,0000</text:p>
          </table:table-cell>
          <table:table-cell table:formula="of:=[.S36]-[.T36]" office:value-type="float" office:value="-44" calcext:value-type="float">
            <text:p>-44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290" calcext:value-type="float">
            <text:p>7 2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37]+([.M37]/20)+([.N37]/240)" office:value-type="float" office:value="0.3" calcext:value-type="float">
            <text:p>0,3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2187" calcext:value-type="float">
            <text:p>2 187,0000</text:p>
          </table:table-cell>
          <table:table-cell table:formula="of:=[.S37]-[.T37]" office:value-type="float" office:value="-2187" calcext:value-type="float">
            <text:p>-2187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huil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38]+([.M38]/20)+([.N38]/240)" office:value-type="float" office:value="300" calcext:value-type="float">
            <text:p>300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900" calcext:value-type="float">
            <text:p>900,0000</text:p>
          </table:table-cell>
          <table:table-cell table:formula="of:=[.S38]-[.T38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huil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77" calcext:value-type="float">
            <text:p>677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39]+([.M39]/20)+([.N39]/240)" office:value-type="float" office:value="2.5" calcext:value-type="float">
            <text:p>2,5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1692.5" calcext:value-type="float">
            <text:p>1 692,5000</text:p>
          </table:table-cell>
          <table:table-cell table:formula="of:=[.S39]-[.T39]" office:value-type="float" office:value="-1692.5" calcext:value-type="float">
            <text:p>-1692,5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40]+([.M40]/20)+([.N40]/240)" office:value-type="float" office:value="5" calcext:value-type="float">
            <text:p>5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50" calcext:value-type="float">
            <text:p>50,0000</text:p>
          </table:table-cell>
          <table:table-cell table:formula="of:=[.S40]-[.T40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41]+([.M41]/20)+([.N41]/240)" office:value-type="float" office:value="0" calcext:value-type="float">
            <text:p>0,00000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[.P41]+0.05*[.Q41]+[.R41]/240" office:value-type="float" office:value="512" calcext:value-type="float">
            <text:p>512</text:p>
          </table:table-cell>
          <table:table-cell table:formula="of:=[.J41]*[.O41]" office:value-type="float" office:value="0" calcext:value-type="float">
            <text:p>0,0000</text:p>
          </table:table-cell>
          <table:table-cell table:formula="of:=[.S41]-[.T41]" office:value-type="float" office:value="512" calcext:value-type="float">
            <text:p>512</text:p>
          </table:table-cell>
          <table:table-cell office:value-type="string" calcext:value-type="string">
            <text:p>valeur de 51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42]+([.M42]/20)+([.N42]/240)" office:value-type="float" office:value="0" calcext:value-type="float">
            <text:p>0,00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P42]+0.05*[.Q42]+[.R42]/240" office:value-type="float" office:value="70" calcext:value-type="float">
            <text:p>70</text:p>
          </table:table-cell>
          <table:table-cell table:formula="of:=[.J42]*[.O42]" office:value-type="float" office:value="0" calcext:value-type="float">
            <text:p>0,0000</text:p>
          </table:table-cell>
          <table:table-cell table:formula="of:=[.S42]-[.T42]" office:value-type="float" office:value="70" calcext:value-type="float">
            <text:p>70</text:p>
          </table:table-cell>
          <table:table-cell office:value-type="string" calcext:value-type="string">
            <text:p>valeur de 7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43]+([.M43]/20)+([.N43]/240)" office:value-type="float" office:value="50" calcext:value-type="float">
            <text:p>50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50" calcext:value-type="float">
            <text:p>50,0000</text:p>
          </table:table-cell>
          <table:table-cell table:formula="of:=[.S43]-[.T43]" office:value-type="float" office:value="-50" calcext:value-type="float">
            <text:p>-50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8700" calcext:value-type="float">
            <text:p>18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44]+([.M44]/20)+([.N44]/240)" office:value-type="float" office:value="0.4" calcext:value-type="float">
            <text:p>0,4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7480" calcext:value-type="float">
            <text:p>7 480,0000</text:p>
          </table:table-cell>
          <table:table-cell table:formula="of:=[.S44]-[.T44]" office:value-type="float" office:value="-7480" calcext:value-type="float">
            <text:p>-7480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rue sè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350" calcext:value-type="float">
            <text:p>8 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45]+([.M45]/20)+([.N45]/240)" office:value-type="float" office:value="0.3" calcext:value-type="float">
            <text:p>0,3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2505" calcext:value-type="float">
            <text:p>2 505,0000</text:p>
          </table:table-cell>
          <table:table-cell table:formula="of:=[.S45]-[.T45]" office:value-type="float" office:value="-2505" calcext:value-type="float">
            <text:p>-2505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2000" calcext:value-type="float">
            <text:p>22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0.03" calcext:value-type="float">
            <text:p>0,03</text:p>
          </table:table-cell>
          <table:table-cell/>
          <table:table-cell table:style-name="ce21" table:formula="of:=[.L46]+([.M46]/20)+([.N46]/240)" office:value-type="float" office:value="0.0015" calcext:value-type="float">
            <text:p>0,0015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33" calcext:value-type="float">
            <text:p>33,0000</text:p>
          </table:table-cell>
          <table:table-cell table:formula="of:=[.S46]-[.T46]" office:value-type="float" office:value="-33" calcext:value-type="float">
            <text:p>-33</text:p>
          </table:table-cell>
          <table:table-cell office:value-type="string" calcext:value-type="string">
            <text:p>30 S le millier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47]+([.M47]/20)+([.N47]/240)" office:value-type="float" office:value="6" calcext:value-type="float">
            <text:p>6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2580" calcext:value-type="float">
            <text:p>2 580,0000</text:p>
          </table:table-cell>
          <table:table-cell table:formula="of:=[.S47]-[.T47]" office:value-type="float" office:value="-2580" calcext:value-type="float">
            <text:p>-2580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g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8]+([.M48]/20)+([.N48]/240)" office:value-type="float" office:value="4" calcext:value-type="float">
            <text:p>4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72" calcext:value-type="float">
            <text:p>72,0000</text:p>
          </table:table-cell>
          <table:table-cell table:formula="of:=[.S48]-[.T48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49]+([.M49]/20)+([.N49]/240)" office:value-type="float" office:value="28" calcext:value-type="float">
            <text:p>28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1064" calcext:value-type="float">
            <text:p>1 064,0000</text:p>
          </table:table-cell>
          <table:table-cell table:formula="of:=[.S49]-[.T49]" office:value-type="float" office:value="-1064" calcext:value-type="float">
            <text:p>-1064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7" calcext:value-type="float">
            <text:p>1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style-name="ce21" table:formula="of:=[.L50]+([.M50]/20)+([.N50]/240)" office:value-type="float" office:value="1.2" calcext:value-type="float">
            <text:p>1,2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164.4" calcext:value-type="float">
            <text:p>164,4000</text:p>
          </table:table-cell>
          <table:table-cell table:formula="of:=[.S50]-[.T50]" office:value-type="float" office:value="-164.4" calcext:value-type="float">
            <text:p>-164,4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51]+([.M51]/20)+([.N51]/240)" office:value-type="float" office:value="120" calcext:value-type="float">
            <text:p>120,0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120" calcext:value-type="float">
            <text:p>120,0000</text:p>
          </table:table-cell>
          <table:table-cell table:formula="of:=[.S51]-[.T51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jatt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52]+([.M52]/20)+([.N52]/240)" office:value-type="float" office:value="8" calcext:value-type="float">
            <text:p>8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96" calcext:value-type="float">
            <text:p>96,0000</text:p>
          </table:table-cell>
          <table:table-cell table:formula="of:=[.S52]-[.T52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tterie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uzai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53]+([.M53]/20)+([.N53]/240)" office:value-type="float" office:value="1.5" calcext:value-type="float">
            <text:p>1,5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51" calcext:value-type="float">
            <text:p>51,0000</text:p>
          </table:table-cell>
          <table:table-cell table:formula="of:=[.S53]-[.T53]" office:value-type="float" office:value="-51" calcext:value-type="float">
            <text:p>-51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54]+([.M54]/20)+([.N54]/240)" office:value-type="float" office:value="0.4" calcext:value-type="float">
            <text:p>0,4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24" calcext:value-type="float">
            <text:p>24,0000</text:p>
          </table:table-cell>
          <table:table-cell table:formula="of:=[.S54]-[.T54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5]+([.M55]/20)+([.N55]/240)" office:value-type="float" office:value="30" calcext:value-type="float">
            <text:p>30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90" calcext:value-type="float">
            <text:p>90,0000</text:p>
          </table:table-cell>
          <table:table-cell table:formula="of:=[.S55]-[.T55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56]+([.M56]/20)+([.N56]/240)" office:value-type="float" office:value="0.5" calcext:value-type="float">
            <text:p>0,5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350" calcext:value-type="float">
            <text:p>350,0000</text:p>
          </table:table-cell>
          <table:table-cell table:formula="of:=[.S56]-[.T56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raisin se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57]+([.M57]/20)+([.N57]/240)" office:value-type="float" office:value="20" calcext:value-type="float">
            <text:p>20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60" calcext:value-type="float">
            <text:p>60,0000</text:p>
          </table:table-cell>
          <table:table-cell table:formula="of:=[.S57]-[.T57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raisin se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21" table:formula="of:=[.L58]+([.M58]/20)+([.N58]/240)" office:value-type="float" office:value="0.2" calcext:value-type="float">
            <text:p>0,2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160" calcext:value-type="float">
            <text:p>160,0000</text:p>
          </table:table-cell>
          <table:table-cell table:formula="of:=[.S58]-[.T58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bo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59]+([.M59]/20)+([.N59]/240)" office:value-type="float" office:value="0.3" calcext:value-type="float">
            <text:p>0,3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0.8" calcext:value-type="float">
            <text:p>10,8000</text:p>
          </table:table-cell>
          <table:table-cell table:formula="of:=[.S59]-[.T59]" office:value-type="float" office:value="-10.8" calcext:value-type="float">
            <text:p>-10,8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60]+([.M60]/20)+([.N60]/240)" office:value-type="float" office:value="120" calcext:value-type="float">
            <text:p>120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5000" calcext:value-type="float">
            <text:p>15 000,0000</text:p>
          </table:table-cell>
          <table:table-cell table:formula="of:=[.S60]-[.T60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7" calcext:value-type="float">
            <text:p>3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21" table:formula="of:=[.L61]+([.M61]/20)+([.N61]/240)" office:value-type="float" office:value="0.45" calcext:value-type="float">
            <text:p>0,45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38.15" calcext:value-type="float">
            <text:p>138,1500</text:p>
          </table:table-cell>
          <table:table-cell table:formula="of:=[.S61]-[.T61]" office:value-type="float" office:value="-138.15" calcext:value-type="float">
            <text:p>-138,15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62]+([.M62]/20)+([.N62]/240)" office:value-type="float" office:value="70" calcext:value-type="float">
            <text:p>70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9310" calcext:value-type="float">
            <text:p>9 310,0000</text:p>
          </table:table-cell>
          <table:table-cell table:formula="of:=[.S62]-[.T62]" office:value-type="float" office:value="-9310" calcext:value-type="float">
            <text:p>-931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63]+([.M63]/20)+([.N63]/240)" office:value-type="float" office:value="0" calcext:value-type="float">
            <text:p>0,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P63]+0.05*[.Q63]+[.R63]/240" office:value-type="float" office:value="200" calcext:value-type="float">
            <text:p>200</text:p>
          </table:table-cell>
          <table:table-cell table:formula="of:=[.J63]*[.O63]" office:value-type="float" office:value="0" calcext:value-type="float">
            <text:p>0,0000</text:p>
          </table:table-cell>
          <table:table-cell table:formula="of:=[.S63]-[.T63]" office:value-type="float" office:value="200" calcext:value-type="float">
            <text:p>200</text:p>
          </table:table-cell>
          <table:table-cell office:value-type="string" calcext:value-type="string">
            <text:p>valeur de 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irop de méla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21" table:formula="of:=[.L64]+([.M64]/20)+([.N64]/240)" office:value-type="float" office:value="0" calcext:value-type="float">
            <text:p>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0" calcext:value-type="float">
            <text:p>0,0000</text:p>
          </table:table-cell>
          <table:table-cell table:formula="of:=[.S64]-[.T64]" office:value-type="float" office:value="0" calcext:value-type="float">
            <text:p>0</text:p>
          </table:table-cell>
          <table:table-cell office:value-type="string" calcext:value-type="string">
            <text:p>7 L %</text:p>
          </table:table-cell>
          <table:table-cell table:number-columns-repeated="100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irop de méla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tiercons</text:p>
          </table:table-cell>
          <table:table-cell table:number-columns-repeated="3"/>
          <table:table-cell table:style-name="ce21" table:formula="of:=[.L65]+([.M65]/20)+([.N65]/240)" office:value-type="float" office:value="0" calcext:value-type="float">
            <text:p>0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0" calcext:value-type="float">
            <text:p>0,0000</text:p>
          </table:table-cell>
          <table:table-cell table:formula="of:=[.S65]-[.T65]" office:value-type="float" office:value="0" calcext:value-type="float">
            <text:p>0</text:p>
          </table:table-cell>
          <table:table-cell office:value-type="string" calcext:value-type="string">
            <text:p>7 L %</text:p>
          </table:table-cell>
          <table:table-cell table:number-columns-repeated="100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irop de méla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050" calcext:value-type="float">
            <text:p>6 050,00</text:p>
          </table:table-cell>
          <table:table-cell office:value-type="string" calcext:value-type="string">
            <text:p>livres</text:p>
          </table:table-cell>
          <table:table-cell office:value-type="float" office:value="0.08" calcext:value-type="float">
            <text:p>0,080</text:p>
          </table:table-cell>
          <table:table-cell table:number-columns-repeated="2"/>
          <table:table-cell table:style-name="ce21" table:formula="of:=[.L66]+([.M66]/20)+([.N66]/240)" office:value-type="float" office:value="0.08" calcext:value-type="float">
            <text:p>0,08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484" calcext:value-type="float">
            <text:p>484,0000</text:p>
          </table:table-cell>
          <table:table-cell table:formula="of:=[.S66]-[.T66]" office:value-type="float" office:value="-484" calcext:value-type="float">
            <text:p>-484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3" calcext:value-type="float">
            <text:p>3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,00</text:p>
          </table:table-cell>
          <table:table-cell/>
          <table:table-cell table:style-name="ce21" table:formula="of:=[.L67]+([.M67]/20)+([.N67]/240)" office:value-type="float" office:value="0.7" calcext:value-type="float">
            <text:p>0,7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212.1" calcext:value-type="float">
            <text:p>212,1000</text:p>
          </table:table-cell>
          <table:table-cell table:formula="of:=[.S67]-[.T67]" office:value-type="float" office:value="-212.1" calcext:value-type="float">
            <text:p>-212,1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te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0009" calcext:value-type="float">
            <text:p>130 009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1" table:formula="of:=[.L68]+([.M68]/20)+([.N68]/240)" office:value-type="float" office:value="0.35" calcext:value-type="float">
            <text:p>0,35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45503.15" calcext:value-type="float">
            <text:p>45 503,1500</text:p>
          </table:table-cell>
          <table:table-cell table:formula="of:=[.S68]-[.T68]" office:value-type="float" office:value="-45503.15" calcext:value-type="float">
            <text:p>-45503,15</text:p>
          </table:table-cell>
          <table:table-cell office:value-type="string" calcext:value-type="string">
            <text:p>35 L %</text:p>
          </table:table-cell>
          <table:table-cell table:number-columns-repeated="100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69]+([.M69]/20)+([.N69]/240)" office:value-type="float" office:value="0.4" calcext:value-type="float">
            <text:p>0,4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520" calcext:value-type="float">
            <text:p>520,0000</text:p>
          </table:table-cell>
          <table:table-cell table:formula="of:=[.S69]-[.T69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43.5" calcext:value-type="float">
            <text:p>743,5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70]+([.M70]/20)+([.N70]/240)" office:value-type="float" office:value="2.5" calcext:value-type="float">
            <text:p>2,5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1858.75" calcext:value-type="float">
            <text:p>1 858,7500</text:p>
          </table:table-cell>
          <table:table-cell table:formula="of:=[.S70]-[.T70]" office:value-type="float" office:value="-1858.75" calcext:value-type="float">
            <text:p>-1858,75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9360" calcext:value-type="float">
            <text:p>39 36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21" table:formula="of:=[.L71]+([.M71]/20)+([.N71]/240)" office:value-type="float" office:value="3.75" calcext:value-type="float">
            <text:p>3,75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47600" calcext:value-type="float">
            <text:p>147 600,0000</text:p>
          </table:table-cell>
          <table:table-cell table:formula="of:=[.S71]-[.T71]" office:value-type="float" office:value="-147600" calcext:value-type="float">
            <text:p>-147600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bap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72]+([.M72]/20)+([.N72]/240)" office:value-type="float" office:value="9" calcext:value-type="float">
            <text:p>9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486" calcext:value-type="float">
            <text:p>486,0000</text:p>
          </table:table-cell>
          <table:table-cell table:formula="of:=[.S72]-[.T72]" office:value-type="float" office:value="-486" calcext:value-type="float">
            <text:p>-486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73]+([.M73]/20)+([.N73]/240)" office:value-type="float" office:value="2" calcext:value-type="float">
            <text:p>2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20" calcext:value-type="float">
            <text:p>120,0000</text:p>
          </table:table-cell>
          <table:table-cell table:formula="of:=[.S73]-[.T73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iver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74]+([.M74]/20)+([.N74]/240)" office:value-type="float" office:value="2.25" calcext:value-type="float">
            <text:p>2,25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337.5" calcext:value-type="float">
            <text:p>337,5000</text:p>
          </table:table-cell>
          <table:table-cell table:formula="of:=[.S74]-[.T74]" office:value-type="float" office:value="-337.5" calcext:value-type="float">
            <text:p>-337,5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ci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75]+([.M75]/20)+([.N75]/240)" office:value-type="float" office:value="4.5" calcext:value-type="float">
            <text:p>4,5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414" calcext:value-type="float">
            <text:p>414,0000</text:p>
          </table:table-cell>
          <table:table-cell table:formula="of:=[.S75]-[.T75]" office:value-type="float" office:value="-414" calcext:value-type="float">
            <text:p>-414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33" calcext:value-type="float">
            <text:p>33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76]+([.M76]/20)+([.N76]/240)" office:value-type="float" office:value="2.5" calcext:value-type="float">
            <text:p>2,5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832.5" calcext:value-type="float">
            <text:p>832,5000</text:p>
          </table:table-cell>
          <table:table-cell table:formula="of:=[.S76]-[.T76]" office:value-type="float" office:value="-832.5" calcext:value-type="float">
            <text:p>-832,5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cotton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91" calcext:value-type="float">
            <text:p>69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77]+([.M77]/20)+([.N77]/240)" office:value-type="float" office:value="1.5" calcext:value-type="float">
            <text:p>1,5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1036.5" calcext:value-type="float">
            <text:p>1 036,5000</text:p>
          </table:table-cell>
          <table:table-cell table:formula="of:=[.S77]-[.T77]" office:value-type="float" office:value="-1036.5" calcext:value-type="float">
            <text:p>-1036,5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ecr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,00</text:p>
          </table:table-cell>
          <table:table-cell/>
          <table:table-cell table:style-name="ce21" table:formula="of:=[.L78]+([.M78]/20)+([.N78]/240)" office:value-type="float" office:value="0.85" calcext:value-type="float">
            <text:p>0,85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42.5" calcext:value-type="float">
            <text:p>42,5000</text:p>
          </table:table-cell>
          <table:table-cell table:formula="of:=[.S78]-[.T78]" office:value-type="float" office:value="-42.5" calcext:value-type="float">
            <text:p>-42,5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'étoup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style-name="ce21" table:formula="of:=[.L79]+([.M79]/20)+([.N79]/240)" office:value-type="float" office:value="0.15" calcext:value-type="float">
            <text:p>0,15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3" calcext:value-type="float">
            <text:p>3,0000</text:p>
          </table:table-cell>
          <table:table-cell table:formula="of:=[.S79]-[.T79]" office:value-type="float" office:value="-3" calcext:value-type="float">
            <text:p>-3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8420" calcext:value-type="float">
            <text:p>38 4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80]+([.M80]/20)+([.N80]/240)" office:value-type="float" office:value="1.5" calcext:value-type="float">
            <text:p>1,5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57630" calcext:value-type="float">
            <text:p>57 630,0000</text:p>
          </table:table-cell>
          <table:table-cell table:formula="of:=[.S80]-[.T80]" office:value-type="float" office:value="-57630" calcext:value-type="float">
            <text:p>-5763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Lang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230" calcext:value-type="float">
            <text:p>11 2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81]+([.M81]/20)+([.N81]/240)" office:value-type="float" office:value="0.9" calcext:value-type="float">
            <text:p>0,9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10107" calcext:value-type="float">
            <text:p>10 107,0000</text:p>
          </table:table-cell>
          <table:table-cell table:formula="of:=[.S81]-[.T81]" office:value-type="float" office:value="-10107" calcext:value-type="float">
            <text:p>-10107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82]+([.M82]/20)+([.N82]/240)" office:value-type="float" office:value="2.5" calcext:value-type="float">
            <text:p>2,5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45" calcext:value-type="float">
            <text:p>45,0000</text:p>
          </table:table-cell>
          <table:table-cell table:formula="of:=[.S82]-[.T82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me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83]+([.M83]/20)+([.N83]/240)" office:value-type="float" office:value="1.5" calcext:value-type="float">
            <text:p>1,5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47" calcext:value-type="float">
            <text:p>147,0000</text:p>
          </table:table-cell>
          <table:table-cell table:formula="of:=[.S83]-[.T83]" office:value-type="float" office:value="-147" calcext:value-type="float">
            <text:p>-147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908" calcext:value-type="float">
            <text:p>1 90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84]+([.M84]/20)+([.N84]/240)" office:value-type="float" office:value="1.5" calcext:value-type="float">
            <text:p>1,5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2862" calcext:value-type="float">
            <text:p>2 862,0000</text:p>
          </table:table-cell>
          <table:table-cell table:formula="of:=[.S84]-[.T84]" office:value-type="float" office:value="-2862" calcext:value-type="float">
            <text:p>-2862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Pouldavi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463" calcext:value-type="float">
            <text:p>5 46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21" table:formula="of:=[.L85]+([.M85]/20)+([.N85]/240)" office:value-type="float" office:value="1.25" calcext:value-type="float">
            <text:p>1,25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6828.75" calcext:value-type="float">
            <text:p>6 828,7500</text:p>
          </table:table-cell>
          <table:table-cell table:formula="of:=[.S85]-[.T85]" office:value-type="float" office:value="-6828.75" calcext:value-type="float">
            <text:p>-6828,75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rondelet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86]+([.M86]/20)+([.N86]/240)" office:value-type="float" office:value="0.9" calcext:value-type="float">
            <text:p>0,9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00.8" calcext:value-type="float">
            <text:p>100,8000</text:p>
          </table:table-cell>
          <table:table-cell table:formula="of:=[.S86]-[.T86]" office:value-type="float" office:value="-100.8" calcext:value-type="float">
            <text:p>-100,8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930" calcext:value-type="float">
            <text:p>5 9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87]+([.M87]/20)+([.N87]/240)" office:value-type="float" office:value="0.5" calcext:value-type="float">
            <text:p>0,5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2965" calcext:value-type="float">
            <text:p>2 965,0000</text:p>
          </table:table-cell>
          <table:table-cell table:formula="of:=[.S87]-[.T87]" office:value-type="float" office:value="-2965" calcext:value-type="float">
            <text:p>-2965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88]+([.M88]/20)+([.N88]/240)" office:value-type="float" office:value="2.5" calcext:value-type="float">
            <text:p>2,5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700" calcext:value-type="float">
            <text:p>700,0000</text:p>
          </table:table-cell>
          <table:table-cell table:formula="of:=[.S88]-[.T88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89]+([.M89]/20)+([.N89]/240)" office:value-type="float" office:value="90" calcext:value-type="float">
            <text:p>90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1350" calcext:value-type="float">
            <text:p>1 350,0000</text:p>
          </table:table-cell>
          <table:table-cell table:formula="of:=[.S89]-[.T89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90]+([.M90]/20)+([.N90]/240)" office:value-type="float" office:value="20" calcext:value-type="float">
            <text:p>20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1020" calcext:value-type="float">
            <text:p>1 020,0000</text:p>
          </table:table-cell>
          <table:table-cell table:formula="of:=[.S90]-[.T90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.6666666666" calcext:value-type="float">
            <text:p>1,67</text:p>
          </table:table-cell>
          <table:table-cell office:value-type="string" calcext:value-type="string">
            <text:p>tonneau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91]+([.M91]/20)+([.N91]/240)" office:value-type="float" office:value="80" calcext:value-type="float">
            <text:p>80,0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133.333333328" calcext:value-type="float">
            <text:p>133,3333</text:p>
          </table:table-cell>
          <table:table-cell table:formula="of:=[.S91]-[.T91]" office:value-type="float" office:value="-133.333333328" calcext:value-type="float">
            <text:p>-133,33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92]+([.M92]/20)+([.N92]/240)" office:value-type="float" office:value="10" calcext:value-type="float">
            <text:p>10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0" calcext:value-type="float">
            <text:p>10,0000</text:p>
          </table:table-cell>
          <table:table-cell table:formula="of:=[.S92]-[.T92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quart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93]+([.M93]/20)+([.N93]/240)" office:value-type="float" office:value="8" calcext:value-type="float">
            <text:p>8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8" calcext:value-type="float">
            <text:p>8,0000</text:p>
          </table:table-cell>
          <table:table-cell table:formula="of:=[.S93]-[.T93]" office:value-type="float" office:value="-8" calcext:value-type="float">
            <text:p>-8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2470" calcext:value-type="float">
            <text:p>2 4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94]+([.M94]/20)+([.N94]/240)" office:value-type="float" office:value="0.9" calcext:value-type="float">
            <text:p>0,9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223" calcext:value-type="float">
            <text:p>2 223,0000</text:p>
          </table:table-cell>
          <table:table-cell table:formula="of:=[.S94]-[.T94]" office:value-type="float" office:value="-2223" calcext:value-type="float">
            <text:p>-2223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95]+([.M95]/20)+([.N95]/240)" office:value-type="float" office:value="1" calcext:value-type="float">
            <text:p>1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50" calcext:value-type="float">
            <text:p>50,0000</text:p>
          </table:table-cell>
          <table:table-cell table:formula="of:=[.S95]-[.T95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rap de varol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aun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1" table:formula="of:=[.L96]+([.M96]/20)+([.N96]/240)" office:value-type="float" office:value="21" calcext:value-type="float">
            <text:p>21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189" calcext:value-type="float">
            <text:p>189,0000</text:p>
          </table:table-cell>
          <table:table-cell table:formula="of:=[.S96]-[.T96]" office:value-type="float" office:value="-189" calcext:value-type="float">
            <text:p>-189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97]+([.M97]/20)+([.N97]/240)" office:value-type="float" office:value="70" calcext:value-type="float">
            <text:p>70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8820" calcext:value-type="float">
            <text:p>8 820,0000</text:p>
          </table:table-cell>
          <table:table-cell table:formula="of:=[.S97]-[.T97]" office:value-type="float" office:value="-8820" calcext:value-type="float">
            <text:p>-882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e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98]+([.M98]/20)+([.N98]/240)" office:value-type="float" office:value="6" calcext:value-type="float">
            <text:p>6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66" calcext:value-type="float">
            <text:p>66,0000</text:p>
          </table:table-cell>
          <table:table-cell table:formula="of:=[.S98]-[.T98]" office:value-type="float" office:value="-66" calcext:value-type="float">
            <text:p>-66</text:p>
          </table:table-cell>
          <table:table-cell office:value-type="string" calcext:value-type="string">
            <text:p>"6 L l'aune si elle est de soye si elle est de laine 28 S"</text:p>
          </table:table-cell>
          <table:table-cell table:number-columns-repeated="100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eauv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1" table:formula="of:=[.L99]+([.M99]/20)+([.N99]/240)" office:value-type="float" office:value="72" calcext:value-type="float">
            <text:p>72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44" calcext:value-type="float">
            <text:p>144,0000</text:p>
          </table:table-cell>
          <table:table-cell table:formula="of:=[.S99]-[.T99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elo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au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100]+([.M100]/20)+([.N100]/240)" office:value-type="float" office:value="28" calcext:value-type="float">
            <text:p>28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140" calcext:value-type="float">
            <text:p>140,0000</text:p>
          </table:table-cell>
          <table:table-cell table:formula="of:=[.S100]-[.T100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17" calcext:value-type="float">
            <text:p>4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101]+([.M101]/20)+([.N101]/240)" office:value-type="float" office:value="1" calcext:value-type="float">
            <text:p>1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417" calcext:value-type="float">
            <text:p>417,0000</text:p>
          </table:table-cell>
          <table:table-cell table:formula="of:=[.S101]-[.T101]" office:value-type="float" office:value="-417" calcext:value-type="float">
            <text:p>-417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76" calcext:value-type="float">
            <text:p>476,00</text:p>
          </table:table-cell>
          <table:table-cell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02]+([.M102]/20)+([.N102]/240)" office:value-type="float" office:value="12" calcext:value-type="float">
            <text:p>12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5712" calcext:value-type="float">
            <text:p>5 712,0000</text:p>
          </table:table-cell>
          <table:table-cell table:formula="of:=[.S102]-[.T102]" office:value-type="float" office:value="-5712" calcext:value-type="float">
            <text:p>-5712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23" calcext:value-type="float">
            <text:p>32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103]+([.M103]/20)+([.N103]/240)" office:value-type="float" office:value="0.5" calcext:value-type="float">
            <text:p>0,5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161.5" calcext:value-type="float">
            <text:p>161,5000</text:p>
          </table:table-cell>
          <table:table-cell table:formula="of:=[.S103]-[.T103]" office:value-type="float" office:value="-161.5" calcext:value-type="float">
            <text:p>-161,5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104]+([.M104]/20)+([.N104]/240)" office:value-type="float" office:value="2.25" calcext:value-type="float">
            <text:p>2,25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675" calcext:value-type="float">
            <text:p>675,0000</text:p>
          </table:table-cell>
          <table:table-cell table:formula="of:=[.S104]-[.T104]" office:value-type="float" office:value="-675" calcext:value-type="float">
            <text:p>-675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21" table:formula="of:=[.L105]+([.M105]/20)+([.N105]/240)" office:value-type="float" office:value="1.25" calcext:value-type="float">
            <text:p>1,25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750" calcext:value-type="float">
            <text:p>750,0000</text:p>
          </table:table-cell>
          <table:table-cell table:formula="of:=[.S105]-[.T105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53" calcext:value-type="float">
            <text:p>4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106]+([.M106]/20)+([.N106]/240)" office:value-type="float" office:value="0.9" calcext:value-type="float">
            <text:p>0,9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407.7" calcext:value-type="float">
            <text:p>407,7000</text:p>
          </table:table-cell>
          <table:table-cell table:formula="of:=[.S106]-[.T106]" office:value-type="float" office:value="-407.7" calcext:value-type="float">
            <text:p>-407,7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21" table:formula="of:=[.L107]+([.M107]/20)+([.N107]/240)" office:value-type="float" office:value="0.45" calcext:value-type="float">
            <text:p>0,45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720" calcext:value-type="float">
            <text:p>720,0000</text:p>
          </table:table-cell>
          <table:table-cell table:formula="of:=[.S107]-[.T107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peaux casto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08]+([.M108]/20)+([.N108]/240)" office:value-type="float" office:value="18" calcext:value-type="float">
            <text:p>18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2160" calcext:value-type="float">
            <text:p>2 160,0000</text:p>
          </table:table-cell>
          <table:table-cell table:formula="of:=[.S108]-[.T108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44" calcext:value-type="float">
            <text:p>344,00</text:p>
          </table:table-cell>
          <table:table-cell office:value-type="string" calcext:value-type="string">
            <text:p>douzai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09]+([.M109]/20)+([.N109]/240)" office:value-type="float" office:value="20" calcext:value-type="float">
            <text:p>20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6880" calcext:value-type="float">
            <text:p>6 880,0000</text:p>
          </table:table-cell>
          <table:table-cell table:formula="of:=[.S109]-[.T109]" office:value-type="float" office:value="-6880" calcext:value-type="float">
            <text:p>-688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emises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972" calcext:value-type="float">
            <text:p>6 972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110]+([.M110]/20)+([.N110]/240)" office:value-type="float" office:value="5.5" calcext:value-type="float">
            <text:p>5,5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38346" calcext:value-type="float">
            <text:p>38 346,0000</text:p>
          </table:table-cell>
          <table:table-cell table:formula="of:=[.S110]-[.T110]" office:value-type="float" office:value="-38346" calcext:value-type="float">
            <text:p>-38346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emises gro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111]+([.M111]/20)+([.N111]/240)" office:value-type="float" office:value="1.5" calcext:value-type="float">
            <text:p>1,5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2250" calcext:value-type="float">
            <text:p>2 250,0000</text:p>
          </table:table-cell>
          <table:table-cell table:formula="of:=[.S111]-[.T111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llier de ve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1" table:formula="of:=[.L112]+([.M112]/20)+([.N112]/240)" office:value-type="float" office:value="0" calcext:value-type="float">
            <text:p>0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0" calcext:value-type="float">
            <text:p>0,0000</text:p>
          </table:table-cell>
          <table:table-cell table:formula="of:=[.S112]-[.T112]" office:value-type="float" office:value="0" calcext:value-type="float">
            <text:p>0</text:p>
          </table:table-cell>
          <table:table-cell office:value-type="string" calcext:value-type="string">
            <text:p>6 S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22" calcext:value-type="float">
            <text:p>1 0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113]+([.M113]/20)+([.N113]/240)" office:value-type="float" office:value="1" calcext:value-type="float">
            <text:p>1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1022" calcext:value-type="float">
            <text:p>1 022,0000</text:p>
          </table:table-cell>
          <table:table-cell table:formula="of:=[.S113]-[.T113]" office:value-type="float" office:value="-1022" calcext:value-type="float">
            <text:p>-1022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boeuf tann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352" calcext:value-type="float">
            <text:p>2 352,00</text:p>
          </table:table-cell>
          <table:table-cell office:value-type="string" calcext:value-type="string">
            <text:p>en nombre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114]+([.M114]/20)+([.N114]/240)" office:value-type="float" office:value="26" calcext:value-type="float">
            <text:p>26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61152" calcext:value-type="float">
            <text:p>61 152,0000</text:p>
          </table:table-cell>
          <table:table-cell table:formula="of:=[.S114]-[.T114]" office:value-type="float" office:value="-61152" calcext:value-type="float">
            <text:p>-61152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génisses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69" calcext:value-type="float">
            <text:p>369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15]+([.M115]/20)+([.N115]/240)" office:value-type="float" office:value="6" calcext:value-type="float">
            <text:p>6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2214" calcext:value-type="float">
            <text:p>2 214,0000</text:p>
          </table:table-cell>
          <table:table-cell table:formula="of:=[.S115]-[.T115]" office:value-type="float" office:value="-2214" calcext:value-type="float">
            <text:p>-2214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lotte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16]+([.M116]/20)+([.N116]/240)" office:value-type="float" office:value="15" calcext:value-type="float">
            <text:p>15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60" calcext:value-type="float">
            <text:p>60,0000</text:p>
          </table:table-cell>
          <table:table-cell table:formula="of:=[.S116]-[.T116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17]+([.M117]/20)+([.N117]/240)" office:value-type="float" office:value="5" calcext:value-type="float">
            <text:p>5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750" calcext:value-type="float">
            <text:p>750,0000</text:p>
          </table:table-cell>
          <table:table-cell table:formula="of:=[.S117]-[.T117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balles</text:p>
          </table:table-cell>
          <table:table-cell office:value-type="float" office:value="450" calcext:value-type="float">
            <text:p>450,000</text:p>
          </table:table-cell>
          <table:table-cell table:number-columns-repeated="2"/>
          <table:table-cell table:style-name="ce21" table:formula="of:=[.L118]+([.M118]/20)+([.N118]/240)" office:value-type="float" office:value="450" calcext:value-type="float">
            <text:p>450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19800" calcext:value-type="float">
            <text:p>19 800,0000</text:p>
          </table:table-cell>
          <table:table-cell table:formula="of:=[.S118]-[.T118]" office:value-type="float" office:value="-19800" calcext:value-type="float">
            <text:p>-1980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amine de noge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92" calcext:value-type="float">
            <text:p>692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19]+([.M119]/20)+([.N119]/240)" office:value-type="float" office:value="6" calcext:value-type="float">
            <text:p>6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4152" calcext:value-type="float">
            <text:p>4 152,0000</text:p>
          </table:table-cell>
          <table:table-cell table:formula="of:=[.S119]-[.T119]" office:value-type="float" office:value="-4152" calcext:value-type="float">
            <text:p>-4152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tonneaux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20]+([.M120]/20)+([.N120]/240)" office:value-type="float" office:value="100" calcext:value-type="float">
            <text:p>100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2400" calcext:value-type="float">
            <text:p>2 400,0000</text:p>
          </table:table-cell>
          <table:table-cell table:formula="of:=[.S120]-[.T120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l de cout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121]+([.M121]/20)+([.N121]/240)" office:value-type="float" office:value="2.25" calcext:value-type="float">
            <text:p>2,25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234" calcext:value-type="float">
            <text:p>234,0000</text:p>
          </table:table-cell>
          <table:table-cell table:formula="of:=[.S121]-[.T121]" office:value-type="float" office:value="-234" calcext:value-type="float">
            <text:p>-234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urr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122]+([.M122]/20)+([.N122]/240)" office:value-type="float" office:value="0.4" calcext:value-type="float">
            <text:p>0,4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1600" calcext:value-type="float">
            <text:p>1 600,0000</text:p>
          </table:table-cell>
          <table:table-cell table:formula="of:=[.S122]-[.T122]" office:value-type="float" office:value="-1600" calcext:value-type="float">
            <text:p>-160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aze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123]+([.M123]/20)+([.N123]/240)" office:value-type="float" office:value="0.5" calcext:value-type="float">
            <text:p>0,5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200" calcext:value-type="float">
            <text:p>200,0000</text:p>
          </table:table-cell>
          <table:table-cell table:formula="of:=[.S123]-[.T123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aze de soye et d'or en argent f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,00</text:p>
          </table:table-cell>
          <table:table-cell/>
          <table:table-cell table:style-name="ce21" table:formula="of:=[.L124]+([.M124]/20)+([.N124]/240)" office:value-type="float" office:value="1.75" calcext:value-type="float">
            <text:p>1,75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1050" calcext:value-type="float">
            <text:p>1 050,0000</text:p>
          </table:table-cell>
          <table:table-cell table:formula="of:=[.S124]-[.T124]" office:value-type="float" office:value="-1050" calcext:value-type="float">
            <text:p>-105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225" calcext:value-type="float">
            <text:p>1 2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125]+([.M125]/20)+([.N125]/240)" office:value-type="float" office:value="0.3" calcext:value-type="float">
            <text:p>0,3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367.5" calcext:value-type="float">
            <text:p>367,5000</text:p>
          </table:table-cell>
          <table:table-cell table:formula="of:=[.S125]-[.T125]" office:value-type="float" office:value="-367.5" calcext:value-type="float">
            <text:p>-367,5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26]+([.M126]/20)+([.N126]/240)" office:value-type="float" office:value="4" calcext:value-type="float">
            <text:p>4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800" calcext:value-type="float">
            <text:p>800,0000</text:p>
          </table:table-cell>
          <table:table-cell table:formula="of:=[.S126]-[.T126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127]+([.M127]/20)+([.N127]/240)" office:value-type="float" office:value="0.3" calcext:value-type="float">
            <text:p>0,3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360" calcext:value-type="float">
            <text:p>360,0000</text:p>
          </table:table-cell>
          <table:table-cell table:formula="of:=[.S127]-[.T127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toill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28]+([.M128]/20)+([.N128]/240)" office:value-type="float" office:value="12" calcext:value-type="float">
            <text:p>12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7200" calcext:value-type="float">
            <text:p>7 200,0000</text:p>
          </table:table-cell>
          <table:table-cell table:formula="of:=[.S128]-[.T128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82" calcext:value-type="float">
            <text:p>282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29]+([.M129]/20)+([.N129]/240)" office:value-type="float" office:value="12" calcext:value-type="float">
            <text:p>12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3384" calcext:value-type="float">
            <text:p>3 384,0000</text:p>
          </table:table-cell>
          <table:table-cell table:formula="of:=[.S129]-[.T129]" office:value-type="float" office:value="-3384" calcext:value-type="float">
            <text:p>-3384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276" calcext:value-type="float">
            <text:p>3 276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130]+([.M130]/20)+([.N130]/240)" office:value-type="float" office:value="2.5" calcext:value-type="float">
            <text:p>2,5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8190" calcext:value-type="float">
            <text:p>8 190,0000</text:p>
          </table:table-cell>
          <table:table-cell table:formula="of:=[.S130]-[.T130]" office:value-type="float" office:value="-8190" calcext:value-type="float">
            <text:p>-8190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ull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31]+([.M131]/20)+([.N131]/240)" office:value-type="float" office:value="4" calcext:value-type="float">
            <text:p>4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480" calcext:value-type="float">
            <text:p>480,0000</text:p>
          </table:table-cell>
          <table:table-cell table:formula="of:=[.S131]-[.T131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28" calcext:value-type="float">
            <text:p>228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132]+([.M132]/20)+([.N132]/240)" office:value-type="float" office:value="28" calcext:value-type="float">
            <text:p>28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6384" calcext:value-type="float">
            <text:p>6 384,0000</text:p>
          </table:table-cell>
          <table:table-cell table:formula="of:=[.S132]-[.T132]" office:value-type="float" office:value="-6384" calcext:value-type="float">
            <text:p>-6384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ur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33]+([.M133]/20)+([.N133]/240)" office:value-type="float" office:value="30" calcext:value-type="float">
            <text:p>30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90" calcext:value-type="float">
            <text:p>90,0000</text:p>
          </table:table-cell>
          <table:table-cell table:formula="of:=[.S133]-[.T133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rogues de poiss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134]+([.M134]/20)+([.N134]/240)" office:value-type="float" office:value="80" calcext:value-type="float">
            <text:p>80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640" calcext:value-type="float">
            <text:p>640,0000</text:p>
          </table:table-cell>
          <table:table-cell table:formula="of:=[.S134]-[.T134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69" calcext:value-type="float">
            <text:p>169,0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135]+([.M135]/20)+([.N135]/240)" office:value-type="float" office:value="70" calcext:value-type="float">
            <text:p>70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11830" calcext:value-type="float">
            <text:p>11 830,0000</text:p>
          </table:table-cell>
          <table:table-cell table:formula="of:=[.S135]-[.T135]" office:value-type="float" office:value="-11830" calcext:value-type="float">
            <text:p>-1183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7858" calcext:value-type="float">
            <text:p>37 858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1" table:formula="of:=[.L136]+([.M136]/20)+([.N136]/240)" office:value-type="float" office:value="0.35" calcext:value-type="float">
            <text:p>0,35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13250.3" calcext:value-type="float">
            <text:p>13 250,3000</text:p>
          </table:table-cell>
          <table:table-cell table:formula="of:=[.S136]-[.T136]" office:value-type="float" office:value="-13250.3" calcext:value-type="float">
            <text:p>-13250,3</text:p>
          </table:table-cell>
          <table:table-cell office:value-type="string" calcext:value-type="string">
            <text:p>3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50" calcext:value-type="float">
            <text:p>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137]+([.M137]/20)+([.N137]/240)" office:value-type="float" office:value="0.4" calcext:value-type="float">
            <text:p>0,4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340" calcext:value-type="float">
            <text:p>340,0000</text:p>
          </table:table-cell>
          <table:table-cell table:formula="of:=[.S137]-[.T137]" office:value-type="float" office:value="-340" calcext:value-type="float">
            <text:p>-34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abac de la fer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2" calcext:value-type="float">
            <text:p>52,00</text:p>
          </table:table-cell>
          <table:table-cell/>
          <table:table-cell table:style-name="ce21" table:formula="of:=[.L138]+([.M138]/20)+([.N138]/240)" office:value-type="float" office:value="2.6" calcext:value-type="float">
            <text:p>2,6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40.4" calcext:value-type="float">
            <text:p>140,4000</text:p>
          </table:table-cell>
          <table:table-cell table:formula="of:=[.S138]-[.T138]" office:value-type="float" office:value="-140.4" calcext:value-type="float">
            <text:p>-140,4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bas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000" calcext:value-type="float">
            <text:p>9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139]+([.M139]/20)+([.N139]/240)" office:value-type="float" office:value="1" calcext:value-type="float">
            <text:p>1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9000" calcext:value-type="float">
            <text:p>9 000,0000</text:p>
          </table:table-cell>
          <table:table-cell table:formula="of:=[.S139]-[.T139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0850" calcext:value-type="float">
            <text:p>30 8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140]+([.M140]/20)+([.N140]/240)" office:value-type="float" office:value="2.25" calcext:value-type="float">
            <text:p>2,25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69412.5" calcext:value-type="float">
            <text:p>69 412,5000</text:p>
          </table:table-cell>
          <table:table-cell table:formula="of:=[.S140]-[.T140]" office:value-type="float" office:value="-69412.5" calcext:value-type="float">
            <text:p>-69412,5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41]+([.M141]/20)+([.N141]/240)" office:value-type="float" office:value="30" calcext:value-type="float">
            <text:p>30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210" calcext:value-type="float">
            <text:p>210,0000</text:p>
          </table:table-cell>
          <table:table-cell table:formula="of:=[.S141]-[.T141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974" calcext:value-type="float">
            <text:p>8 97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142]+([.M142]/20)+([.N142]/240)" office:value-type="float" office:value="1.5" calcext:value-type="float">
            <text:p>1,5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3461" calcext:value-type="float">
            <text:p>13 461,0000</text:p>
          </table:table-cell>
          <table:table-cell table:formula="of:=[.S142]-[.T142]" office:value-type="float" office:value="-13461" calcext:value-type="float">
            <text:p>-13461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43]+([.M143]/20)+([.N143]/240)" office:value-type="float" office:value="40" calcext:value-type="float">
            <text:p>40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80" calcext:value-type="float">
            <text:p>80,0000</text:p>
          </table:table-cell>
          <table:table-cell table:formula="of:=[.S143]-[.T143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97310" calcext:value-type="float">
            <text:p>597 3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,00</text:p>
          </table:table-cell>
          <table:table-cell/>
          <table:table-cell table:style-name="ce21" table:formula="of:=[.L144]+([.M144]/20)+([.N144]/240)" office:value-type="float" office:value="1.3" calcext:value-type="float">
            <text:p>1,3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776503" calcext:value-type="float">
            <text:p>776 503,0000</text:p>
          </table:table-cell>
          <table:table-cell table:formula="of:=[.S144]-[.T144]" office:value-type="float" office:value="-776503" calcext:value-type="float">
            <text:p>-776503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2306" calcext:value-type="float">
            <text:p>42 30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145]+([.M145]/20)+([.N145]/240)" office:value-type="float" office:value="0.75" calcext:value-type="float">
            <text:p>0,75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31729.5" calcext:value-type="float">
            <text:p>31 729,5000</text:p>
          </table:table-cell>
          <table:table-cell table:formula="of:=[.S145]-[.T145]" office:value-type="float" office:value="-31729.5" calcext:value-type="float">
            <text:p>-31729,5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50280" calcext:value-type="float">
            <text:p>250 28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46]+([.M146]/20)+([.N146]/240)" office:value-type="float" office:value="20" calcext:value-type="float">
            <text:p>20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5005600" calcext:value-type="float">
            <text:p>5 005 600,0000</text:p>
          </table:table-cell>
          <table:table-cell table:formula="of:=[.S146]-[.T146]" office:value-type="float" office:value="-5005600" calcext:value-type="float">
            <text:p>-500560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18495" calcext:value-type="float">
            <text:p>218 49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147]+([.M147]/20)+([.N147]/240)" office:value-type="float" office:value="1.5" calcext:value-type="float">
            <text:p>1,5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327742.5" calcext:value-type="float">
            <text:p>327 742,5000</text:p>
          </table:table-cell>
          <table:table-cell table:formula="of:=[.S147]-[.T147]" office:value-type="float" office:value="-327742.5" calcext:value-type="float">
            <text:p>-327742,5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919966" calcext:value-type="float">
            <text:p>1 919 96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148]+([.M148]/20)+([.N148]/240)" office:value-type="float" office:value="1.5" calcext:value-type="float">
            <text:p>1,5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2879949" calcext:value-type="float">
            <text:p>2 879 949,0000</text:p>
          </table:table-cell>
          <table:table-cell table:formula="of:=[.S148]-[.T148]" office:value-type="float" office:value="-2879949" calcext:value-type="float">
            <text:p>-2879949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6584" calcext:value-type="float">
            <text:p>26 5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149]+([.M149]/20)+([.N149]/240)" office:value-type="float" office:value="1.5" calcext:value-type="float">
            <text:p>1,5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39876" calcext:value-type="float">
            <text:p>39 876,0000</text:p>
          </table:table-cell>
          <table:table-cell table:formula="of:=[.S149]-[.T149]" office:value-type="float" office:value="-39876" calcext:value-type="float">
            <text:p>-39876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haut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150]+([.M150]/20)+([.N150]/240)" office:value-type="float" office:value="1.5" calcext:value-type="float">
            <text:p>1,5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3600" calcext:value-type="float">
            <text:p>3 600,0000</text:p>
          </table:table-cell>
          <table:table-cell table:formula="of:=[.S150]-[.T150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Lang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242" calcext:value-type="float">
            <text:p>8 24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151]+([.M151]/20)+([.N151]/240)" office:value-type="float" office:value="0.9" calcext:value-type="float">
            <text:p>0,9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7417.8" calcext:value-type="float">
            <text:p>7 417,8000</text:p>
          </table:table-cell>
          <table:table-cell table:formula="of:=[.S151]-[.T151]" office:value-type="float" office:value="-7417.8" calcext:value-type="float">
            <text:p>-7417,8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0723" calcext:value-type="float">
            <text:p>50 723,00</text:p>
          </table:table-cell>
          <table:table-cell office:value-type="string" calcext:value-type="string">
            <text:p>pièce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1" table:formula="of:=[.L152]+([.M152]/20)+([.N152]/240)" office:value-type="float" office:value="125" calcext:value-type="float">
            <text:p>125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6340375" calcext:value-type="float">
            <text:p>6 340 375,0000</text:p>
          </table:table-cell>
          <table:table-cell table:formula="of:=[.S152]-[.T152]" office:value-type="float" office:value="-6340375" calcext:value-type="float">
            <text:p>-6340375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0149" calcext:value-type="float">
            <text:p>100 14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153]+([.M153]/20)+([.N153]/240)" office:value-type="float" office:value="2.25" calcext:value-type="float">
            <text:p>2,25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25335.25" calcext:value-type="float">
            <text:p>225 335,2500</text:p>
          </table:table-cell>
          <table:table-cell table:formula="of:=[.S153]-[.T153]" office:value-type="float" office:value="-225335.25" calcext:value-type="float">
            <text:p>-225335,25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1000" calcext:value-type="float">
            <text:p>21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154]+([.M154]/20)+([.N154]/240)" office:value-type="float" office:value="1.5" calcext:value-type="float">
            <text:p>1,5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31500" calcext:value-type="float">
            <text:p>31 500,0000</text:p>
          </table:table-cell>
          <table:table-cell table:formula="of:=[.S154]-[.T154]" office:value-type="float" office:value="-31500" calcext:value-type="float">
            <text:p>-3150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'Ol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155]+([.M155]/20)+([.N155]/240)" office:value-type="float" office:value="0" calcext:value-type="float">
            <text:p>0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0" calcext:value-type="float">
            <text:p>0,0000</text:p>
          </table:table-cell>
          <table:table-cell table:formula="of:=[.S155]-[.T155]" office:value-type="float" office:value="0" calcext:value-type="float">
            <text:p>0</text:p>
          </table:table-cell>
          <table:table-cell office:value-type="string" calcext:value-type="string">
            <text:p>À 18 S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'Ol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100" calcext:value-type="float">
            <text:p>3 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156]+([.M156]/20)+([.N156]/240)" office:value-type="float" office:value="1" calcext:value-type="float">
            <text:p>1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3100" calcext:value-type="float">
            <text:p>3 100,0000</text:p>
          </table:table-cell>
          <table:table-cell table:formula="of:=[.S156]-[.T156]" office:value-type="float" office:value="-3100" calcext:value-type="float">
            <text:p>-310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Pouldav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157]+([.M157]/20)+([.N157]/240)" office:value-type="float" office:value="2" calcext:value-type="float">
            <text:p>2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840" calcext:value-type="float">
            <text:p>840,0000</text:p>
          </table:table-cell>
          <table:table-cell table:formula="of:=[.S157]-[.T157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ray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158]+([.M158]/20)+([.N158]/240)" office:value-type="float" office:value="0.75" calcext:value-type="float">
            <text:p>0,75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600" calcext:value-type="float">
            <text:p>600,0000</text:p>
          </table:table-cell>
          <table:table-cell table:formula="of:=[.S158]-[.T158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89728" calcext:value-type="float">
            <text:p>189 72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159]+([.M159]/20)+([.N159]/240)" office:value-type="float" office:value="0.9" calcext:value-type="float">
            <text:p>0,9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170755.2" calcext:value-type="float">
            <text:p>170 755,2000</text:p>
          </table:table-cell>
          <table:table-cell table:formula="of:=[.S159]-[.T159]" office:value-type="float" office:value="-170755.2" calcext:value-type="float">
            <text:p>-170755,2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vit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079" calcext:value-type="float">
            <text:p>3 07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160]+([.M160]/20)+([.N160]/240)" office:value-type="float" office:value="0.5" calcext:value-type="float">
            <text:p>0,5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1539.5" calcext:value-type="float">
            <text:p>1 539,5000</text:p>
          </table:table-cell>
          <table:table-cell table:formula="of:=[.S160]-[.T160]" office:value-type="float" office:value="-1539.5" calcext:value-type="float">
            <text:p>-1539,5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e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161]+([.M161]/20)+([.N161]/240)" office:value-type="float" office:value="2.5" calcext:value-type="float">
            <text:p>2,5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1275" calcext:value-type="float">
            <text:p>1 275,0000</text:p>
          </table:table-cell>
          <table:table-cell table:formula="of:=[.S161]-[.T161]" office:value-type="float" office:value="-1275" calcext:value-type="float">
            <text:p>-1275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es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93" calcext:value-type="float">
            <text:p>193,00</text:p>
          </table:table-cell>
          <table:table-cell office:value-type="string" calcext:value-type="string">
            <text:p>balles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1" table:formula="of:=[.L162]+([.M162]/20)+([.N162]/240)" office:value-type="float" office:value="700" calcext:value-type="float">
            <text:p>700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135100" calcext:value-type="float">
            <text:p>135 100,0000</text:p>
          </table:table-cell>
          <table:table-cell table:formula="of:=[.S162]-[.T162]" office:value-type="float" office:value="-135100" calcext:value-type="float">
            <text:p>-13510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es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700" calcext:value-type="float">
            <text:p>2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163]+([.M163]/20)+([.N163]/240)" office:value-type="float" office:value="1.5" calcext:value-type="float">
            <text:p>1,5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4050" calcext:value-type="float">
            <text:p>4 050,0000</text:p>
          </table:table-cell>
          <table:table-cell table:formula="of:=[.S163]-[.T163]" office:value-type="float" office:value="-4050" calcext:value-type="float">
            <text:p>-4050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zins de Godelo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64]+([.M164]/20)+([.N164]/240)" office:value-type="float" office:value="30" calcext:value-type="float">
            <text:p>30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750" calcext:value-type="float">
            <text:p>750,0000</text:p>
          </table:table-cell>
          <table:table-cell table:formula="of:=[.S164]-[.T164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029" calcext:value-type="float">
            <text:p>1 0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21" table:formula="of:=[.L165]+([.M165]/20)+([.N165]/240)" office:value-type="float" office:value="1.25" calcext:value-type="float">
            <text:p>1,25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1286.25" calcext:value-type="float">
            <text:p>1 286,2500</text:p>
          </table:table-cell>
          <table:table-cell table:formula="of:=[.S165]-[.T165]" office:value-type="float" office:value="-1286.25" calcext:value-type="float">
            <text:p>-1286,25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170" calcext:value-type="float">
            <text:p>2 1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166]+([.M166]/20)+([.N166]/240)" office:value-type="float" office:value="2.5" calcext:value-type="float">
            <text:p>2,5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5425" calcext:value-type="float">
            <text:p>5 425,0000</text:p>
          </table:table-cell>
          <table:table-cell table:formula="of:=[.S166]-[.T166]" office:value-type="float" office:value="-5425" calcext:value-type="float">
            <text:p>-5425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ircac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167]+([.M167]/20)+([.N167]/240)" office:value-type="float" office:value="70" calcext:value-type="float">
            <text:p>7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280" calcext:value-type="float">
            <text:p>280,0000</text:p>
          </table:table-cell>
          <table:table-cell table:formula="of:=[.S167]-[.T167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tton fi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647" calcext:value-type="float">
            <text:p>647,00</text:p>
          </table:table-cell>
          <table:table-cell office:value-type="string" calcext:value-type="string">
            <text:p>livr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68]+([.M168]/20)+([.N168]/240)" office:value-type="float" office:value="24" calcext:value-type="float">
            <text:p>24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15528" calcext:value-type="float">
            <text:p>15 528,0000</text:p>
          </table:table-cell>
          <table:table-cell table:formula="of:=[.S168]-[.T168]" office:value-type="float" office:value="-15528" calcext:value-type="float">
            <text:p>-15528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omme lacq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style-name="ce21" table:formula="of:=[.L169]+([.M169]/20)+([.N169]/240)" office:value-type="float" office:value="1.2" calcext:value-type="float">
            <text:p>1,2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60" calcext:value-type="float">
            <text:p>60,0000</text:p>
          </table:table-cell>
          <table:table-cell table:formula="of:=[.S169]-[.T169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305" calcext:value-type="float">
            <text:p>2 3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170]+([.M170]/20)+([.N170]/240)" office:value-type="float" office:value="0.75" calcext:value-type="float">
            <text:p>0,75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1728.75" calcext:value-type="float">
            <text:p>1 728,7500</text:p>
          </table:table-cell>
          <table:table-cell table:formula="of:=[.S170]-[.T170]" office:value-type="float" office:value="-1728.75" calcext:value-type="float">
            <text:p>-1728,75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71]+([.M171]/20)+([.N171]/240)" office:value-type="float" office:value="15" calcext:value-type="float">
            <text:p>15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30" calcext:value-type="float">
            <text:p>30,0000</text:p>
          </table:table-cell>
          <table:table-cell table:formula="of:=[.S171]-[.T171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72]+([.M172]/20)+([.N172]/240)" office:value-type="float" office:value="24" calcext:value-type="float">
            <text:p>24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2000" calcext:value-type="float">
            <text:p>12 000,0000</text:p>
          </table:table-cell>
          <table:table-cell table:formula="of:=[.S172]-[.T172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73]+([.M173]/20)+([.N173]/240)" office:value-type="float" office:value="20" calcext:value-type="float">
            <text:p>20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500" calcext:value-type="float">
            <text:p>500,0000</text:p>
          </table:table-cell>
          <table:table-cell table:formula="of:=[.S173]-[.T173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Mazulipat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74]+([.M174]/20)+([.N174]/240)" office:value-type="float" office:value="30" calcext:value-type="float">
            <text:p>30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180" calcext:value-type="float">
            <text:p>180,0000</text:p>
          </table:table-cell>
          <table:table-cell table:formula="of:=[.S174]-[.T174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75]+([.M175]/20)+([.N175]/240)" office:value-type="float" office:value="30" calcext:value-type="float">
            <text:p>30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3000" calcext:value-type="float">
            <text:p>3 000,0000</text:p>
          </table:table-cell>
          <table:table-cell table:formula="of:=[.S175]-[.T175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oie ta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8022" calcext:value-type="float">
            <text:p>8 022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76]+([.M176]/20)+([.N176]/240)" office:value-type="float" office:value="12" calcext:value-type="float">
            <text:p>12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96264" calcext:value-type="float">
            <text:p>96 264,0000</text:p>
          </table:table-cell>
          <table:table-cell table:formula="of:=[.S176]-[.T176]" office:value-type="float" office:value="-96264" calcext:value-type="float">
            <text:p>-96264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hé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39402" calcext:value-type="float">
            <text:p>139 40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21" table:formula="of:=[.L177]+([.M177]/20)+([.N177]/240)" office:value-type="float" office:value="3.75" calcext:value-type="float">
            <text:p>3,75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522757.5" calcext:value-type="float">
            <text:p>522 757,5000</text:p>
          </table:table-cell>
          <table:table-cell table:formula="of:=[.S177]-[.T177]" office:value-type="float" office:value="-522757.5" calcext:value-type="float">
            <text:p>-522757,5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liba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78]+([.M178]/20)+([.N178]/240)" office:value-type="float" office:value="25" calcext:value-type="float">
            <text:p>25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8000" calcext:value-type="float">
            <text:p>8 000,0000</text:p>
          </table:table-cell>
          <table:table-cell table:formula="of:=[.S178]-[.T178]" office:value-type="float" office:value="-8000" calcext:value-type="float">
            <text:p>-800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nab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179]+([.M179]/20)+([.N179]/240)" office:value-type="float" office:value="26" calcext:value-type="float">
            <text:p>26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2080" calcext:value-type="float">
            <text:p>2 080,0000</text:p>
          </table:table-cell>
          <table:table-cell table:formula="of:=[.S179]-[.T179]" office:value-type="float" office:value="-2080" calcext:value-type="float">
            <text:p>-208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rmois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455" calcext:value-type="float">
            <text:p>1 455,00</text:p>
          </table:table-cell>
          <table:table-cell office:value-type="string" calcext:value-type="string">
            <text:p>pièces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1" table:formula="of:=[.L180]+([.M180]/20)+([.N180]/240)" office:value-type="float" office:value="48" calcext:value-type="float">
            <text:p>48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69840" calcext:value-type="float">
            <text:p>69 840,0000</text:p>
          </table:table-cell>
          <table:table-cell table:formula="of:=[.S180]-[.T180]" office:value-type="float" office:value="-69840" calcext:value-type="float">
            <text:p>-6984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ffet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81]+([.M181]/20)+([.N181]/240)" office:value-type="float" office:value="20" calcext:value-type="float">
            <text:p>20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6400" calcext:value-type="float">
            <text:p>6 400,0000</text:p>
          </table:table-cell>
          <table:table-cell table:formula="of:=[.S181]-[.T181]" office:value-type="float" office:value="-6400" calcext:value-type="float">
            <text:p>-6400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ffetas bl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07" calcext:value-type="float">
            <text:p>907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82]+([.M182]/20)+([.N182]/240)" office:value-type="float" office:value="18" calcext:value-type="float">
            <text:p>18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16326" calcext:value-type="float">
            <text:p>16 326,0000</text:p>
          </table:table-cell>
          <table:table-cell table:formula="of:=[.S182]-[.T182]" office:value-type="float" office:value="-16326" calcext:value-type="float">
            <text:p>-16326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z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61" calcext:value-type="float">
            <text:p>1 061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83]+([.M183]/20)+([.N183]/240)" office:value-type="float" office:value="30" calcext:value-type="float">
            <text:p>30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31830" calcext:value-type="float">
            <text:p>31 830,0000</text:p>
          </table:table-cell>
          <table:table-cell table:formula="of:=[.S183]-[.T183]" office:value-type="float" office:value="-31830" calcext:value-type="float">
            <text:p>-31830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87795" calcext:value-type="float">
            <text:p>87 7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184]+([.M184]/20)+([.N184]/240)" office:value-type="float" office:value="0.5" calcext:value-type="float">
            <text:p>0,5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43897.5" calcext:value-type="float">
            <text:p>43 897,5000</text:p>
          </table:table-cell>
          <table:table-cell table:formula="of:=[.S184]-[.T184]" office:value-type="float" office:value="-43897.5" calcext:value-type="float">
            <text:p>-43897,5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el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85]+([.M185]/20)+([.N185]/240)" office:value-type="float" office:value="20" calcext:value-type="float">
            <text:p>20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4000" calcext:value-type="float">
            <text:p>14 000,0000</text:p>
          </table:table-cell>
          <table:table-cell table:formula="of:=[.S185]-[.T185]" office:value-type="float" office:value="-14000" calcext:value-type="float">
            <text:p>-1400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186]+([.M186]/20)+([.N186]/240)" office:value-type="float" office:value="2" calcext:value-type="float">
            <text:p>2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64" calcext:value-type="float">
            <text:p>64,0000</text:p>
          </table:table-cell>
          <table:table-cell table:formula="of:=[.S186]-[.T186]" office:value-type="float" office:value="-64" calcext:value-type="float">
            <text:p>-64</text:p>
          </table:table-cell>
          <table:table-cell office:value-type="string" calcext:value-type="string">
            <text:p>À 40 S le pied</text:p>
          </table:table-cell>
          <table:table-cell table:number-columns-repeated="100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77" calcext:value-type="float">
            <text:p>477,00</text:p>
          </table:table-cell>
          <table:table-cell office:value-type="string" calcext:value-type="string">
            <text:p>merrain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87]+([.M187]/20)+([.N187]/240)" office:value-type="float" office:value="3" calcext:value-type="float">
            <text:p>3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1431" calcext:value-type="float">
            <text:p>1 431,0000</text:p>
          </table:table-cell>
          <table:table-cell table:formula="of:=[.S187]-[.T187]" office:value-type="float" office:value="-1431" calcext:value-type="float">
            <text:p>-1431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7155" calcext:value-type="float">
            <text:p>57 1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188]+([.M188]/20)+([.N188]/240)" office:value-type="float" office:value="0.9" calcext:value-type="float">
            <text:p>0,9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51439.5" calcext:value-type="float">
            <text:p>51 439,5000</text:p>
          </table:table-cell>
          <table:table-cell table:formula="of:=[.S188]-[.T188]" office:value-type="float" office:value="-51439.5" calcext:value-type="float">
            <text:p>-51439,5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854" calcext:value-type="float">
            <text:p>3 8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189]+([.M189]/20)+([.N189]/240)" office:value-type="float" office:value="2.5" calcext:value-type="float">
            <text:p>2,5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9635" calcext:value-type="float">
            <text:p>9 635,0000</text:p>
          </table:table-cell>
          <table:table-cell table:formula="of:=[.S189]-[.T189]" office:value-type="float" office:value="-9635" calcext:value-type="float">
            <text:p>-9635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lada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90]+([.M190]/20)+([.N190]/240)" office:value-type="float" office:value="36" calcext:value-type="float">
            <text:p>36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3564" calcext:value-type="float">
            <text:p>3 564,0000</text:p>
          </table:table-cell>
          <table:table-cell table:formula="of:=[.S190]-[.T190]" office:value-type="float" office:value="-3564" calcext:value-type="float">
            <text:p>-3564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rdamomum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152" calcext:value-type="float">
            <text:p>2 1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191]+([.M191]/20)+([.N191]/240)" office:value-type="float" office:value="2.5" calcext:value-type="float">
            <text:p>2,5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5380" calcext:value-type="float">
            <text:p>5 380,0000</text:p>
          </table:table-cell>
          <table:table-cell table:formula="of:=[.S191]-[.T191]" office:value-type="float" office:value="-5380" calcext:value-type="float">
            <text:p>-538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92]+([.M192]/20)+([.N192]/240)" office:value-type="float" office:value="25" calcext:value-type="float">
            <text:p>25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850" calcext:value-type="float">
            <text:p>850,0000</text:p>
          </table:table-cell>
          <table:table-cell table:formula="of:=[.S192]-[.T192]" office:value-type="float" office:value="-850" calcext:value-type="float">
            <text:p>-85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21" table:formula="of:=[.L193]+([.M193]/20)+([.N193]/240)" office:value-type="float" office:value="0.45" calcext:value-type="float">
            <text:p>0,45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135" calcext:value-type="float">
            <text:p>135,0000</text:p>
          </table:table-cell>
          <table:table-cell table:formula="of:=[.S193]-[.T193]" office:value-type="float" office:value="-135" calcext:value-type="float">
            <text:p>-135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155" calcext:value-type="float">
            <text:p>2 155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94]+([.M194]/20)+([.N194]/240)" office:value-type="float" office:value="15" calcext:value-type="float">
            <text:p>15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32325" calcext:value-type="float">
            <text:p>32 325,0000</text:p>
          </table:table-cell>
          <table:table-cell table:formula="of:=[.S194]-[.T194]" office:value-type="float" office:value="-32325" calcext:value-type="float">
            <text:p>-32325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i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95]+([.M195]/20)+([.N195]/240)" office:value-type="float" office:value="24" calcext:value-type="float">
            <text:p>24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792" calcext:value-type="float">
            <text:p>792,0000</text:p>
          </table:table-cell>
          <table:table-cell table:formula="of:=[.S195]-[.T195]" office:value-type="float" office:value="-792" calcext:value-type="float">
            <text:p>-792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uqu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96]+([.M196]/20)+([.N196]/240)" office:value-type="float" office:value="24" calcext:value-type="float">
            <text:p>24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2400" calcext:value-type="float">
            <text:p>2 400,0000</text:p>
          </table:table-cell>
          <table:table-cell table:formula="of:=[.S196]-[.T196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ircac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65" calcext:value-type="float">
            <text:p>465,00</text:p>
          </table:table-cell>
          <table:table-cell office:value-type="string" calcext:value-type="string">
            <text:p>pièc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197]+([.M197]/20)+([.N197]/240)" office:value-type="float" office:value="70" calcext:value-type="float">
            <text:p>70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32550" calcext:value-type="float">
            <text:p>32 550,0000</text:p>
          </table:table-cell>
          <table:table-cell table:formula="of:=[.S197]-[.T197]" office:value-type="float" office:value="-32550" calcext:value-type="float">
            <text:p>-3255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730" calcext:value-type="float">
            <text:p>730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98]+([.M198]/20)+([.N198]/240)" office:value-type="float" office:value="15" calcext:value-type="float">
            <text:p>15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10950" calcext:value-type="float">
            <text:p>10 950,0000</text:p>
          </table:table-cell>
          <table:table-cell table:formula="of:=[.S198]-[.T198]" office:value-type="float" office:value="-10950" calcext:value-type="float">
            <text:p>-10950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urtes poin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1" calcext:value-type="float">
            <text:p>41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99]+([.M199]/20)+([.N199]/240)" office:value-type="float" office:value="15" calcext:value-type="float">
            <text:p>15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615" calcext:value-type="float">
            <text:p>615,0000</text:p>
          </table:table-cell>
          <table:table-cell table:formula="of:=[.S199]-[.T199]" office:value-type="float" office:value="-615" calcext:value-type="float">
            <text:p>-615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ama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88" calcext:value-type="float">
            <text:p>288,00</text:p>
          </table:table-cell>
          <table:table-cell office:value-type="string" calcext:value-type="string">
            <text:p>pièc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1" table:formula="of:=[.L200]+([.M200]/20)+([.N200]/240)" office:value-type="float" office:value="160" calcext:value-type="float">
            <text:p>160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46080" calcext:value-type="float">
            <text:p>46 080,0000</text:p>
          </table:table-cell>
          <table:table-cell table:formula="of:=[.S200]-[.T200]" office:value-type="float" office:value="-46080" calcext:value-type="float">
            <text:p>-46080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ar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05" calcext:value-type="float">
            <text:p>60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01]+([.M201]/20)+([.N201]/240)" office:value-type="float" office:value="30" calcext:value-type="float">
            <text:p>3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18150" calcext:value-type="float">
            <text:p>18 150,0000</text:p>
          </table:table-cell>
          <table:table-cell table:formula="of:=[.S201]-[.T201]" office:value-type="float" office:value="-18150" calcext:value-type="float">
            <text:p>-1815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issoucha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02]+([.M202]/20)+([.N202]/240)" office:value-type="float" office:value="30" calcext:value-type="float">
            <text:p>30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20" calcext:value-type="float">
            <text:p>120,0000</text:p>
          </table:table-cell>
          <table:table-cell table:formula="of:=[.S202]-[.T202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03]+([.M203]/20)+([.N203]/240)" office:value-type="float" office:value="5" calcext:value-type="float">
            <text:p>5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100" calcext:value-type="float">
            <text:p>100,0000</text:p>
          </table:table-cell>
          <table:table-cell table:formula="of:=[.S203]-[.T203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corce d'arb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04]+([.M204]/20)+([.N204]/240)" office:value-type="float" office:value="30" calcext:value-type="float">
            <text:p>30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15000" calcext:value-type="float">
            <text:p>15 000,0000</text:p>
          </table:table-cell>
          <table:table-cell table:formula="of:=[.S204]-[.T204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alch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05]+([.M205]/20)+([.N205]/240)" office:value-type="float" office:value="30" calcext:value-type="float">
            <text:p>30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2790" calcext:value-type="float">
            <text:p>2 790,0000</text:p>
          </table:table-cell>
          <table:table-cell table:formula="of:=[.S205]-[.T205]" office:value-type="float" office:value="-2790" calcext:value-type="float">
            <text:p>-2790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offe d'her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06]+([.M206]/20)+([.N206]/240)" office:value-type="float" office:value="40" calcext:value-type="float">
            <text:p>40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4000" calcext:value-type="float">
            <text:p>4 000,0000</text:p>
          </table:table-cell>
          <table:table-cell table:formula="of:=[.S206]-[.T206]" office:value-type="float" office:value="-4000" calcext:value-type="float">
            <text:p>-4000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779" calcext:value-type="float">
            <text:p>9 779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07]+([.M207]/20)+([.N207]/240)" office:value-type="float" office:value="20" calcext:value-type="float">
            <text:p>20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195580" calcext:value-type="float">
            <text:p>195 580,0000</text:p>
          </table:table-cell>
          <table:table-cell table:formula="of:=[.S207]-[.T207]" office:value-type="float" office:value="-195580" calcext:value-type="float">
            <text:p>-19558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aras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08]+([.M208]/20)+([.N208]/240)" office:value-type="float" office:value="18" calcext:value-type="float">
            <text:p>18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6480" calcext:value-type="float">
            <text:p>6 480,0000</text:p>
          </table:table-cell>
          <table:table-cell table:formula="of:=[.S208]-[.T208]" office:value-type="float" office:value="-6480" calcext:value-type="float">
            <text:p>-6480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868" calcext:value-type="float">
            <text:p>20 8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209]+([.M209]/20)+([.N209]/240)" office:value-type="float" office:value="0.75" calcext:value-type="float">
            <text:p>0,75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15651" calcext:value-type="float">
            <text:p>15 651,0000</text:p>
          </table:table-cell>
          <table:table-cell table:formula="of:=[.S209]-[.T209]" office:value-type="float" office:value="-15651" calcext:value-type="float">
            <text:p>-15651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210]+([.M210]/20)+([.N210]/240)" office:value-type="float" office:value="120" calcext:value-type="float">
            <text:p>120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13920" calcext:value-type="float">
            <text:p>13 920,0000</text:p>
          </table:table-cell>
          <table:table-cell table:formula="of:=[.S210]-[.T210]" office:value-type="float" office:value="-13920" calcext:value-type="float">
            <text:p>-13920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93" calcext:value-type="float">
            <text:p>2 593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11]+([.M211]/20)+([.N211]/240)" office:value-type="float" office:value="6" calcext:value-type="float">
            <text:p>6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15558" calcext:value-type="float">
            <text:p>15 558,0000</text:p>
          </table:table-cell>
          <table:table-cell table:formula="of:=[.S211]-[.T211]" office:value-type="float" office:value="-15558" calcext:value-type="float">
            <text:p>-15558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né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41" calcext:value-type="float">
            <text:p>2 541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212]+([.M212]/20)+([.N212]/240)" office:value-type="float" office:value="32" calcext:value-type="float">
            <text:p>32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81312" calcext:value-type="float">
            <text:p>81 312,0000</text:p>
          </table:table-cell>
          <table:table-cell table:formula="of:=[.S212]-[.T212]" office:value-type="float" office:value="-81312" calcext:value-type="float">
            <text:p>-81312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15" calcext:value-type="float">
            <text:p>1 21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13]+([.M213]/20)+([.N213]/240)" office:value-type="float" office:value="30" calcext:value-type="float">
            <text:p>30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36450" calcext:value-type="float">
            <text:p>36 450,0000</text:p>
          </table:table-cell>
          <table:table-cell table:formula="of:=[.S213]-[.T213]" office:value-type="float" office:value="-36450" calcext:value-type="float">
            <text:p>-3645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954" calcext:value-type="float">
            <text:p>12 954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14]+([.M214]/20)+([.N214]/240)" office:value-type="float" office:value="15" calcext:value-type="float">
            <text:p>15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94310" calcext:value-type="float">
            <text:p>194 310,0000</text:p>
          </table:table-cell>
          <table:table-cell table:formula="of:=[.S214]-[.T214]" office:value-type="float" office:value="-194310" calcext:value-type="float">
            <text:p>-19431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4021" calcext:value-type="float">
            <text:p>14 021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15]+([.M215]/20)+([.N215]/240)" office:value-type="float" office:value="20" calcext:value-type="float">
            <text:p>20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280420" calcext:value-type="float">
            <text:p>280 420,0000</text:p>
          </table:table-cell>
          <table:table-cell table:formula="of:=[.S215]-[.T215]" office:value-type="float" office:value="-280420" calcext:value-type="float">
            <text:p>-28042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216]+([.M216]/20)+([.N216]/240)" office:value-type="float" office:value="26" calcext:value-type="float">
            <text:p>26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3380" calcext:value-type="float">
            <text:p>3 380,0000</text:p>
          </table:table-cell>
          <table:table-cell table:formula="of:=[.S216]-[.T216]" office:value-type="float" office:value="-3380" calcext:value-type="float">
            <text:p>-3380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217]+([.M217]/20)+([.N217]/240)" office:value-type="float" office:value="300" calcext:value-type="float">
            <text:p>300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27000" calcext:value-type="float">
            <text:p>27 000,0000</text:p>
          </table:table-cell>
          <table:table-cell table:formula="of:=[.S217]-[.T217]" office:value-type="float" office:value="-27000" calcext:value-type="float">
            <text:p>-27000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45" calcext:value-type="float">
            <text:p>2 545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18]+([.M218]/20)+([.N218]/240)" office:value-type="float" office:value="25" calcext:value-type="float">
            <text:p>25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63625" calcext:value-type="float">
            <text:p>63 625,0000</text:p>
          </table:table-cell>
          <table:table-cell table:formula="of:=[.S218]-[.T218]" office:value-type="float" office:value="-63625" calcext:value-type="float">
            <text:p>-63625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72" calcext:value-type="float">
            <text:p>172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219]+([.M219]/20)+([.N219]/240)" office:value-type="float" office:value="50" calcext:value-type="float">
            <text:p>50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8600" calcext:value-type="float">
            <text:p>8 600,0000</text:p>
          </table:table-cell>
          <table:table-cell table:formula="of:=[.S219]-[.T219]" office:value-type="float" office:value="-8600" calcext:value-type="float">
            <text:p>-860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747168" calcext:value-type="float">
            <text:p>747 1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220]+([.M220]/20)+([.N220]/240)" office:value-type="float" office:value="0.4" calcext:value-type="float">
            <text:p>0,4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298867.2" calcext:value-type="float">
            <text:p>298 867,2000</text:p>
          </table:table-cell>
          <table:table-cell table:formula="of:=[.S220]-[.T220]" office:value-type="float" office:value="-298867.2" calcext:value-type="float">
            <text:p>-298867,2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Benga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805" calcext:value-type="float">
            <text:p>5 805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21]+([.M221]/20)+([.N221]/240)" office:value-type="float" office:value="24" calcext:value-type="float">
            <text:p>24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139320" calcext:value-type="float">
            <text:p>139 320,0000</text:p>
          </table:table-cell>
          <table:table-cell table:formula="of:=[.S221]-[.T221]" office:value-type="float" office:value="-139320" calcext:value-type="float">
            <text:p>-139320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757" calcext:value-type="float">
            <text:p>4 757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22]+([.M222]/20)+([.N222]/240)" office:value-type="float" office:value="20" calcext:value-type="float">
            <text:p>20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95140" calcext:value-type="float">
            <text:p>95 140,0000</text:p>
          </table:table-cell>
          <table:table-cell table:formula="of:=[.S222]-[.T222]" office:value-type="float" office:value="-95140" calcext:value-type="float">
            <text:p>-9514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fils organd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38" calcext:value-type="float">
            <text:p>138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23]+([.M223]/20)+([.N223]/240)" office:value-type="float" office:value="30" calcext:value-type="float">
            <text:p>30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4140" calcext:value-type="float">
            <text:p>4 140,0000</text:p>
          </table:table-cell>
          <table:table-cell table:formula="of:=[.S223]-[.T223]" office:value-type="float" office:value="-4140" calcext:value-type="float">
            <text:p>-4140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'ind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24]+([.M224]/20)+([.N224]/240)" office:value-type="float" office:value="30" calcext:value-type="float">
            <text:p>30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750" calcext:value-type="float">
            <text:p>750,0000</text:p>
          </table:table-cell>
          <table:table-cell table:formula="of:=[.S224]-[.T224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Mazulipat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152" calcext:value-type="float">
            <text:p>1 152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25]+([.M225]/20)+([.N225]/240)" office:value-type="float" office:value="40" calcext:value-type="float">
            <text:p>40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46080" calcext:value-type="float">
            <text:p>46 080,0000</text:p>
          </table:table-cell>
          <table:table-cell table:formula="of:=[.S225]-[.T225]" office:value-type="float" office:value="-46080" calcext:value-type="float">
            <text:p>-46080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52" calcext:value-type="float">
            <text:p>552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26]+([.M226]/20)+([.N226]/240)" office:value-type="float" office:value="30" calcext:value-type="float">
            <text:p>30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6560" calcext:value-type="float">
            <text:p>16 560,0000</text:p>
          </table:table-cell>
          <table:table-cell table:formula="of:=[.S226]-[.T226]" office:value-type="float" office:value="-16560" calcext:value-type="float">
            <text:p>-1656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27]+([.M227]/20)+([.N227]/240)" office:value-type="float" office:value="4" calcext:value-type="float">
            <text:p>4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20" calcext:value-type="float">
            <text:p>20,0000</text:p>
          </table:table-cell>
          <table:table-cell table:formula="of:=[.S227]-[.T227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47" calcext:value-type="float">
            <text:p>1 047,00</text:p>
          </table:table-cell>
          <table:table-cell office:value-type="string" calcext:value-type="string">
            <text:p>pair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28]+([.M228]/20)+([.N228]/240)" office:value-type="float" office:value="30" calcext:value-type="float">
            <text:p>30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31410" calcext:value-type="float">
            <text:p>31 410,0000</text:p>
          </table:table-cell>
          <table:table-cell table:formula="of:=[.S228]-[.T228]" office:value-type="float" office:value="-31410" calcext:value-type="float">
            <text:p>-3141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sseline diver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229]+([.M229]/20)+([.N229]/240)" office:value-type="float" office:value="0" calcext:value-type="float">
            <text:p>0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0" calcext:value-type="float">
            <text:p>0,0000</text:p>
          </table:table-cell>
          <table:table-cell table:formula="of:=[.S229]-[.T229]" office:value-type="float" office:value="0" calcext:value-type="float">
            <text:p>0</text:p>
          </table:table-cell>
          <table:table-cell office:value-type="string" calcext:value-type="string">
            <text:p>à depuis 4 L jusqu'à 20 L</text:p>
          </table:table-cell>
          <table:table-cell table:number-columns-repeated="100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egane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30]+([.M230]/20)+([.N230]/240)" office:value-type="float" office:value="25" calcext:value-type="float">
            <text:p>25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12000" calcext:value-type="float">
            <text:p>12 000,0000</text:p>
          </table:table-cell>
          <table:table-cell table:formula="of:=[.S230]-[.T230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72" calcext:value-type="float">
            <text:p>272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31]+([.M231]/20)+([.N231]/240)" office:value-type="float" office:value="20" calcext:value-type="float">
            <text:p>20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5440" calcext:value-type="float">
            <text:p>5 440,0000</text:p>
          </table:table-cell>
          <table:table-cell table:formula="of:=[.S231]-[.T231]" office:value-type="float" office:value="-5440" calcext:value-type="float">
            <text:p>-544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nica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32]+([.M232]/20)+([.N232]/240)" office:value-type="float" office:value="12" calcext:value-type="float">
            <text:p>12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1920" calcext:value-type="float">
            <text:p>1 920,0000</text:p>
          </table:table-cell>
          <table:table-cell table:formula="of:=[.S232]-[.T232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1631" calcext:value-type="float">
            <text:p>11 631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233]+([.M233]/20)+([.N233]/240)" office:value-type="float" office:value="2.5" calcext:value-type="float">
            <text:p>2,5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29077.5" calcext:value-type="float">
            <text:p>29 077,5000</text:p>
          </table:table-cell>
          <table:table-cell table:formula="of:=[.S233]-[.T233]" office:value-type="float" office:value="-29077.5" calcext:value-type="float">
            <text:p>-29077,5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387" calcext:value-type="float">
            <text:p>2 387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34]+([.M234]/20)+([.N234]/240)" office:value-type="float" office:value="12" calcext:value-type="float">
            <text:p>12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28644" calcext:value-type="float">
            <text:p>28 644,0000</text:p>
          </table:table-cell>
          <table:table-cell table:formula="of:=[.S234]-[.T234]" office:value-type="float" office:value="-28644" calcext:value-type="float">
            <text:p>-28644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ull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222" calcext:value-type="float">
            <text:p>4 22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35]+([.M235]/20)+([.N235]/240)" office:value-type="float" office:value="4" calcext:value-type="float">
            <text:p>4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16888" calcext:value-type="float">
            <text:p>16 888,0000</text:p>
          </table:table-cell>
          <table:table-cell table:formula="of:=[.S235]-[.T235]" office:value-type="float" office:value="-16888" calcext:value-type="float">
            <text:p>-16888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à l'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814" calcext:value-type="float">
            <text:p>5 814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36]+([.M236]/20)+([.N236]/240)" office:value-type="float" office:value="10" calcext:value-type="float">
            <text:p>10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58140" calcext:value-type="float">
            <text:p>58 140,0000</text:p>
          </table:table-cell>
          <table:table-cell table:formula="of:=[.S236]-[.T236]" office:value-type="float" office:value="-58140" calcext:value-type="float">
            <text:p>-58140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gru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7612" calcext:value-type="float">
            <text:p>7 612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37]+([.M237]/20)+([.N237]/240)" office:value-type="float" office:value="15" calcext:value-type="float">
            <text:p>15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114180" calcext:value-type="float">
            <text:p>114 180,0000</text:p>
          </table:table-cell>
          <table:table-cell table:formula="of:=[.S237]-[.T237]" office:value-type="float" office:value="-114180" calcext:value-type="float">
            <text:p>-114180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238]+([.M238]/20)+([.N238]/240)" office:value-type="float" office:value="150" calcext:value-type="float">
            <text:p>150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9600" calcext:value-type="float">
            <text:p>9 600,0000</text:p>
          </table:table-cell>
          <table:table-cell table:formula="of:=[.S238]-[.T238]" office:value-type="float" office:value="-9600" calcext:value-type="float">
            <text:p>-9600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48" calcext:value-type="float">
            <text:p>348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39]+([.M239]/20)+([.N239]/240)" office:value-type="float" office:value="28" calcext:value-type="float">
            <text:p>28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9744" calcext:value-type="float">
            <text:p>9 744,0000</text:p>
          </table:table-cell>
          <table:table-cell table:formula="of:=[.S239]-[.T239]" office:value-type="float" office:value="-9744" calcext:value-type="float">
            <text:p>-9744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375" calcext:value-type="float">
            <text:p>1 3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240]+([.M240]/20)+([.N240]/240)" office:value-type="float" office:value="0.5" calcext:value-type="float">
            <text:p>0,5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687.5" calcext:value-type="float">
            <text:p>687,5000</text:p>
          </table:table-cell>
          <table:table-cell table:formula="of:=[.S240]-[.T240]" office:value-type="float" office:value="-687.5" calcext:value-type="float">
            <text:p>-687,5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36" calcext:value-type="float">
            <text:p>336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241]+([.M241]/20)+([.N241]/240)" office:value-type="float" office:value="110" calcext:value-type="float">
            <text:p>110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36960" calcext:value-type="float">
            <text:p>36 960,0000</text:p>
          </table:table-cell>
          <table:table-cell table:formula="of:=[.S241]-[.T241]" office:value-type="float" office:value="-36960" calcext:value-type="float">
            <text:p>-3696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ina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38" calcext:value-type="float">
            <text:p>138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42]+([.M242]/20)+([.N242]/240)" office:value-type="float" office:value="30" calcext:value-type="float">
            <text:p>30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4140" calcext:value-type="float">
            <text:p>4 140,0000</text:p>
          </table:table-cell>
          <table:table-cell table:formula="of:=[.S242]-[.T242]" office:value-type="float" office:value="-4140" calcext:value-type="float">
            <text:p>-414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866" calcext:value-type="float">
            <text:p>1 866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43]+([.M243]/20)+([.N243]/240)" office:value-type="float" office:value="5" calcext:value-type="float">
            <text:p>5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9330" calcext:value-type="float">
            <text:p>9 330,0000</text:p>
          </table:table-cell>
          <table:table-cell table:formula="of:=[.S243]-[.T243]" office:value-type="float" office:value="-9330" calcext:value-type="float">
            <text:p>-933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lempori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44]+([.M244]/20)+([.N244]/240)" office:value-type="float" office:value="30" calcext:value-type="float">
            <text:p>30,0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4950" calcext:value-type="float">
            <text:p>4 950,0000</text:p>
          </table:table-cell>
          <table:table-cell table:formula="of:=[.S244]-[.T244]" office:value-type="float" office:value="-4950" calcext:value-type="float">
            <text:p>-4950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lemporis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pièc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1" table:formula="of:=[.L245]+([.M245]/20)+([.N245]/240)" office:value-type="float" office:value="27" calcext:value-type="float">
            <text:p>27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1836" calcext:value-type="float">
            <text:p>1 836,0000</text:p>
          </table:table-cell>
          <table:table-cell table:formula="of:=[.S245]-[.T245]" office:value-type="float" office:value="-1836" calcext:value-type="float">
            <text:p>-1836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246]+([.M246]/20)+([.N246]/240)" office:value-type="float" office:value="110" calcext:value-type="float">
            <text:p>110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13860" calcext:value-type="float">
            <text:p>13 860,0000</text:p>
          </table:table-cell>
          <table:table-cell table:formula="of:=[.S246]-[.T246]" office:value-type="float" office:value="-13860" calcext:value-type="float">
            <text:p>-1386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27" calcext:value-type="float">
            <text:p>22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247]+([.M247]/20)+([.N247]/240)" office:value-type="float" office:value="2.25" calcext:value-type="float">
            <text:p>2,25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510.75" calcext:value-type="float">
            <text:p>510,7500</text:p>
          </table:table-cell>
          <table:table-cell table:formula="of:=[.S247]-[.T247]" office:value-type="float" office:value="-510.75" calcext:value-type="float">
            <text:p>-510,75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ouc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43" calcext:value-type="float">
            <text:p>443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248]+([.M248]/20)+([.N248]/240)" office:value-type="float" office:value="35" calcext:value-type="float">
            <text:p>35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15505" calcext:value-type="float">
            <text:p>15 505,0000</text:p>
          </table:table-cell>
          <table:table-cell table:formula="of:=[.S248]-[.T248]" office:value-type="float" office:value="-15505" calcext:value-type="float">
            <text:p>-15505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oye ta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588" calcext:value-type="float">
            <text:p>3 588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49]+([.M249]/20)+([.N249]/240)" office:value-type="float" office:value="12" calcext:value-type="float">
            <text:p>12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43056" calcext:value-type="float">
            <text:p>43 056,0000</text:p>
          </table:table-cell>
          <table:table-cell table:formula="of:=[.S249]-[.T249]" office:value-type="float" office:value="-43056" calcext:value-type="float">
            <text:p>-43056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tinker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29" calcext:value-type="float">
            <text:p>229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50]+([.M250]/20)+([.N250]/240)" office:value-type="float" office:value="60" calcext:value-type="float">
            <text:p>60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3740" calcext:value-type="float">
            <text:p>13 740,0000</text:p>
          </table:table-cell>
          <table:table-cell table:formula="of:=[.S250]-[.T250]" office:value-type="float" office:value="-13740" calcext:value-type="float">
            <text:p>-1374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br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7152" calcext:value-type="float">
            <text:p>27 152,00</text:p>
          </table:table-cell>
          <table:table-cell office:value-type="string" calcext:value-type="string">
            <text:p>livr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21" table:formula="of:=[.L251]+([.M251]/20)+([.N251]/240)" office:value-type="float" office:value="0.24" calcext:value-type="float">
            <text:p>0,24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6516.48" calcext:value-type="float">
            <text:p>6 516,4800</text:p>
          </table:table-cell>
          <table:table-cell table:formula="of:=[.S251]-[.T251]" office:value-type="float" office:value="-6516.48" calcext:value-type="float">
            <text:p>-6516,48</text:p>
          </table:table-cell>
          <table:table-cell office:value-type="string" calcext:value-type="string">
            <text:p>24 L %</text:p>
          </table:table-cell>
          <table:table-cell table:number-columns-repeated="100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78068" calcext:value-type="float">
            <text:p>678 068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1" table:formula="of:=[.L252]+([.M252]/20)+([.N252]/240)" office:value-type="float" office:value="0.35" calcext:value-type="float">
            <text:p>0,35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237323.8" calcext:value-type="float">
            <text:p>237 323,8000</text:p>
          </table:table-cell>
          <table:table-cell table:formula="of:=[.S252]-[.T252]" office:value-type="float" office:value="-237323.8" calcext:value-type="float">
            <text:p>-237323,8</text:p>
          </table:table-cell>
          <table:table-cell office:value-type="string" calcext:value-type="string">
            <text:p>35 L %</text:p>
          </table:table-cell>
          <table:table-cell table:number-columns-repeated="100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api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39572" calcext:value-type="float">
            <text:p>139 57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21" table:formula="of:=[.L253]+([.M253]/20)+([.N253]/240)" office:value-type="float" office:value="3.75" calcext:value-type="float">
            <text:p>3,75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523395" calcext:value-type="float">
            <text:p>523 395,0000</text:p>
          </table:table-cell>
          <table:table-cell table:formula="of:=[.S253]-[.T253]" office:value-type="float" office:value="-523395" calcext:value-type="float">
            <text:p>-523395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54]+([.M254]/20)+([.N254]/240)" office:value-type="float" office:value="18" calcext:value-type="float">
            <text:p>18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450" calcext:value-type="float">
            <text:p>450,0000</text:p>
          </table:table-cell>
          <table:table-cell table:formula="of:=[.S254]-[.T254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103" calcext:value-type="float">
            <text:p>1 10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255]+([.M255]/20)+([.N255]/240)" office:value-type="float" office:value="1.5" calcext:value-type="float">
            <text:p>1,5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1654.5" calcext:value-type="float">
            <text:p>1 654,5000</text:p>
          </table:table-cell>
          <table:table-cell table:formula="of:=[.S255]-[.T255]" office:value-type="float" office:value="-1654.5" calcext:value-type="float">
            <text:p>-1654,5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789" calcext:value-type="float">
            <text:p>4 789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56]+([.M256]/20)+([.N256]/240)" office:value-type="float" office:value="28" calcext:value-type="float">
            <text:p>28,0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134092" calcext:value-type="float">
            <text:p>134 092,0000</text:p>
          </table:table-cell>
          <table:table-cell table:formula="of:=[.S256]-[.T256]" office:value-type="float" office:value="-134092" calcext:value-type="float">
            <text:p>-134092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ermill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77" calcext:value-type="float">
            <text:p>177,00</text:p>
          </table:table-cell>
          <table:table-cell/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257]+([.M257]/20)+([.N257]/240)" office:value-type="float" office:value="300" calcext:value-type="float">
            <text:p>300,0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53100" calcext:value-type="float">
            <text:p>53 100,0000</text:p>
          </table:table-cell>
          <table:table-cell table:formula="of:=[.S257]-[.T257]" office:value-type="float" office:value="-53100" calcext:value-type="float">
            <text:p>-53100</text:p>
          </table:table-cell>
          <table:table-cell office:value-type="string" calcext:value-type="string">
            <text:p>À 300 L le baril. 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rmois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1" table:formula="of:=[.L258]+([.M258]/20)+([.N258]/240)" office:value-type="float" office:value="48" calcext:value-type="float">
            <text:p>48,0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48" calcext:value-type="float">
            <text:p>48,0000</text:p>
          </table:table-cell>
          <table:table-cell table:formula="of:=[.S258]-[.T258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ffet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59]+([.M259]/20)+([.N259]/240)" office:value-type="float" office:value="20" calcext:value-type="float">
            <text:p>20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1800" calcext:value-type="float">
            <text:p>1 800,0000</text:p>
          </table:table-cell>
          <table:table-cell table:formula="of:=[.S259]-[.T259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ffetas bl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48" calcext:value-type="float">
            <text:p>548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60]+([.M260]/20)+([.N260]/240)" office:value-type="float" office:value="18" calcext:value-type="float">
            <text:p>18,0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9864" calcext:value-type="float">
            <text:p>9 864,0000</text:p>
          </table:table-cell>
          <table:table-cell table:formula="of:=[.S260]-[.T260]" office:value-type="float" office:value="-9864" calcext:value-type="float">
            <text:p>-9864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el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61]+([.M261]/20)+([.N261]/240)" office:value-type="float" office:value="25" calcext:value-type="float">
            <text:p>25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1100" calcext:value-type="float">
            <text:p>1 100,0000</text:p>
          </table:table-cell>
          <table:table-cell table:formula="of:=[.S261]-[.T261]" office:value-type="float" office:value="-1100" calcext:value-type="float">
            <text:p>-1100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21" table:formula="of:=[.L262]+([.M262]/20)+([.N262]/240)" office:value-type="float" office:value="0.25" calcext:value-type="float">
            <text:p>0,25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125" calcext:value-type="float">
            <text:p>125,0000</text:p>
          </table:table-cell>
          <table:table-cell table:formula="of:=[.S262]-[.T262]" office:value-type="float" office:value="-125" calcext:value-type="float">
            <text:p>-125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merrain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63]+([.M263]/20)+([.N263]/240)" office:value-type="float" office:value="3" calcext:value-type="float">
            <text:p>3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51" calcext:value-type="float">
            <text:p>51,0000</text:p>
          </table:table-cell>
          <table:table-cell table:formula="of:=[.S263]-[.T263]" office:value-type="float" office:value="-51" calcext:value-type="float">
            <text:p>-51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241" calcext:value-type="float">
            <text:p>3 24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264]+([.M264]/20)+([.N264]/240)" office:value-type="float" office:value="0.9" calcext:value-type="float">
            <text:p>0,9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2916.9" calcext:value-type="float">
            <text:p>2 916,9000</text:p>
          </table:table-cell>
          <table:table-cell table:formula="of:=[.S264]-[.T264]" office:value-type="float" office:value="-2916.9" calcext:value-type="float">
            <text:p>-2916,9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5407" calcext:value-type="float">
            <text:p>15 4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265]+([.M265]/20)+([.N265]/240)" office:value-type="float" office:value="2.5" calcext:value-type="float">
            <text:p>2,5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38517.5" calcext:value-type="float">
            <text:p>38 517,5000</text:p>
          </table:table-cell>
          <table:table-cell table:formula="of:=[.S265]-[.T265]" office:value-type="float" office:value="-38517.5" calcext:value-type="float">
            <text:p>-38517,5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lada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92" calcext:value-type="float">
            <text:p>292,00</text:p>
          </table:table-cell>
          <table:table-cell office:value-type="string" calcext:value-type="string">
            <text:p>pair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266]+([.M266]/20)+([.N266]/240)" office:value-type="float" office:value="36" calcext:value-type="float">
            <text:p>36,0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10512" calcext:value-type="float">
            <text:p>10 512,0000</text:p>
          </table:table-cell>
          <table:table-cell table:formula="of:=[.S266]-[.T266]" office:value-type="float" office:value="-10512" calcext:value-type="float">
            <text:p>-10512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rdamomum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970" calcext:value-type="float">
            <text:p>1 97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267]+([.M267]/20)+([.N267]/240)" office:value-type="float" office:value="2.5" calcext:value-type="float">
            <text:p>2,5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4925" calcext:value-type="float">
            <text:p>4 925,0000</text:p>
          </table:table-cell>
          <table:table-cell table:formula="of:=[.S267]-[.T267]" office:value-type="float" office:value="-4925" calcext:value-type="float">
            <text:p>-4925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268]+([.M268]/20)+([.N268]/240)" office:value-type="float" office:value="35" calcext:value-type="float">
            <text:p>35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1015" calcext:value-type="float">
            <text:p>1 015,0000</text:p>
          </table:table-cell>
          <table:table-cell table:formula="of:=[.S268]-[.T268]" office:value-type="float" office:value="-1015" calcext:value-type="float">
            <text:p>-1015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ircac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269]+([.M269]/20)+([.N269]/240)" office:value-type="float" office:value="70" calcext:value-type="float">
            <text:p>70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2800" calcext:value-type="float">
            <text:p>2 800,0000</text:p>
          </table:table-cell>
          <table:table-cell table:formula="of:=[.S269]-[.T269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ama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pièc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1" table:formula="of:=[.L270]+([.M270]/20)+([.N270]/240)" office:value-type="float" office:value="160" calcext:value-type="float">
            <text:p>160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19200" calcext:value-type="float">
            <text:p>19 200,0000</text:p>
          </table:table-cell>
          <table:table-cell table:formula="of:=[.S270]-[.T270]" office:value-type="float" office:value="-19200" calcext:value-type="float">
            <text:p>-19200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orcas brodées en coule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71]+([.M271]/20)+([.N271]/240)" office:value-type="float" office:value="100" calcext:value-type="float">
            <text:p>100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2300" calcext:value-type="float">
            <text:p>2 300,0000</text:p>
          </table:table-cell>
          <table:table-cell table:formula="of:=[.S271]-[.T271]" office:value-type="float" office:value="-2300" calcext:value-type="float">
            <text:p>-2300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60" calcext:value-type="float">
            <text:p>96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72]+([.M272]/20)+([.N272]/240)" office:value-type="float" office:value="18" calcext:value-type="float">
            <text:p>18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17280" calcext:value-type="float">
            <text:p>17 280,0000</text:p>
          </table:table-cell>
          <table:table-cell table:formula="of:=[.S272]-[.T272]" office:value-type="float" office:value="-17280" calcext:value-type="float">
            <text:p>-17280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omme lacq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53" calcext:value-type="float">
            <text:p>2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style-name="ce21" table:formula="of:=[.L273]+([.M273]/20)+([.N273]/240)" office:value-type="float" office:value="1.2" calcext:value-type="float">
            <text:p>1,2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303.6" calcext:value-type="float">
            <text:p>303,6000</text:p>
          </table:table-cell>
          <table:table-cell table:formula="of:=[.S273]-[.T273]" office:value-type="float" office:value="-303.6" calcext:value-type="float">
            <text:p>-303,6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0083" calcext:value-type="float">
            <text:p>40 0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274]+([.M274]/20)+([.N274]/240)" office:value-type="float" office:value="0.75" calcext:value-type="float">
            <text:p>0,75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30062.25" calcext:value-type="float">
            <text:p>30 062,2500</text:p>
          </table:table-cell>
          <table:table-cell table:formula="of:=[.S274]-[.T274]" office:value-type="float" office:value="-30062.25" calcext:value-type="float">
            <text:p>-30062,25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né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809" calcext:value-type="float">
            <text:p>5 809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275]+([.M275]/20)+([.N275]/240)" office:value-type="float" office:value="32" calcext:value-type="float">
            <text:p>32,0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185888" calcext:value-type="float">
            <text:p>185 888,0000</text:p>
          </table:table-cell>
          <table:table-cell table:formula="of:=[.S275]-[.T275]" office:value-type="float" office:value="-185888" calcext:value-type="float">
            <text:p>-185888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67" calcext:value-type="float">
            <text:p>267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76]+([.M276]/20)+([.N276]/240)" office:value-type="float" office:value="30" calcext:value-type="float">
            <text:p>30,0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8010" calcext:value-type="float">
            <text:p>8 010,0000</text:p>
          </table:table-cell>
          <table:table-cell table:formula="of:=[.S276]-[.T276]" office:value-type="float" office:value="-8010" calcext:value-type="float">
            <text:p>-8010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773" calcext:value-type="float">
            <text:p>773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77]+([.M277]/20)+([.N277]/240)" office:value-type="float" office:value="15" calcext:value-type="float">
            <text:p>15,0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11595" calcext:value-type="float">
            <text:p>11 595,0000</text:p>
          </table:table-cell>
          <table:table-cell table:formula="of:=[.S277]-[.T277]" office:value-type="float" office:value="-11595" calcext:value-type="float">
            <text:p>-11595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278]+([.M278]/20)+([.N278]/240)" office:value-type="float" office:value="5.5" calcext:value-type="float">
            <text:p>5,5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2310" calcext:value-type="float">
            <text:p>2 310,0000</text:p>
          </table:table-cell>
          <table:table-cell table:formula="of:=[.S278]-[.T278]" office:value-type="float" office:value="-2310" calcext:value-type="float">
            <text:p>-2310</text:p>
          </table:table-cell>
          <table:table-cell table:number-columns-repeated="1003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279]+([.M279]/20)+([.N279]/240)" office:value-type="float" office:value="300" calcext:value-type="float">
            <text:p>300,0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7200" calcext:value-type="float">
            <text:p>7 200,0000</text:p>
          </table:table-cell>
          <table:table-cell table:formula="of:=[.S279]-[.T279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andar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280]+([.M280]/20)+([.N280]/240)" office:value-type="float" office:value="200" calcext:value-type="float">
            <text:p>200,0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4600" calcext:value-type="float">
            <text:p>4 600,0000</text:p>
          </table:table-cell>
          <table:table-cell table:formula="of:=[.S280]-[.T280]" office:value-type="float" office:value="-4600" calcext:value-type="float">
            <text:p>-4600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36" calcext:value-type="float">
            <text:p>336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81]+([.M281]/20)+([.N281]/240)" office:value-type="float" office:value="20" calcext:value-type="float">
            <text:p>20,0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6720" calcext:value-type="float">
            <text:p>6 720,0000</text:p>
          </table:table-cell>
          <table:table-cell table:formula="of:=[.S281]-[.T281]" office:value-type="float" office:value="-6720" calcext:value-type="float">
            <text:p>-6720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Mazulipat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282]+([.M282]/20)+([.N282]/240)" office:value-type="float" office:value="35" calcext:value-type="float">
            <text:p>35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1260" calcext:value-type="float">
            <text:p>1 260,0000</text:p>
          </table:table-cell>
          <table:table-cell table:formula="of:=[.S282]-[.T282]" office:value-type="float" office:value="-1260" calcext:value-type="float">
            <text:p>-1260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82" calcext:value-type="float">
            <text:p>282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83]+([.M283]/20)+([.N283]/240)" office:value-type="float" office:value="30" calcext:value-type="float">
            <text:p>30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8460" calcext:value-type="float">
            <text:p>8 460,0000</text:p>
          </table:table-cell>
          <table:table-cell table:formula="of:=[.S283]-[.T283]" office:value-type="float" office:value="-8460" calcext:value-type="float">
            <text:p>-846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284]+([.M284]/20)+([.N284]/240)" office:value-type="float" office:value="0" calcext:value-type="float">
            <text:p>0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0" calcext:value-type="float">
            <text:p>0,0000</text:p>
          </table:table-cell>
          <table:table-cell table:formula="of:=[.S284]-[.T284]" office:value-type="float" office:value="0" calcext:value-type="float">
            <text:p>0</text:p>
          </table:table-cell>
          <table:table-cell table:style-name="ce28" office:value-type="string" calcext:value-type="string">
            <text:p>à divers pris depuis 4 L jusqu'à 20 L</text:p>
          </table:table-cell>
          <table:table-cell table:number-columns-repeated="100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285]+([.M285]/20)+([.N285]/240)" office:value-type="float" office:value="150" calcext:value-type="float">
            <text:p>150,0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4500" calcext:value-type="float">
            <text:p>4 500,0000</text:p>
          </table:table-cell>
          <table:table-cell table:formula="of:=[.S285]-[.T285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4631" calcext:value-type="float">
            <text:p>14 63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style-name="ce21" table:formula="of:=[.L286]+([.M286]/20)+([.N286]/240)" office:value-type="float" office:value="2.4" calcext:value-type="float">
            <text:p>2,4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35114.4" calcext:value-type="float">
            <text:p>35 114,4000</text:p>
          </table:table-cell>
          <table:table-cell table:formula="of:=[.S286]-[.T286]" office:value-type="float" office:value="-35114.4" calcext:value-type="float">
            <text:p>-35114,4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74" calcext:value-type="float">
            <text:p>174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287]+([.M287]/20)+([.N287]/240)" office:value-type="float" office:value="110" calcext:value-type="float">
            <text:p>110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19140" calcext:value-type="float">
            <text:p>19 140,0000</text:p>
          </table:table-cell>
          <table:table-cell table:formula="of:=[.S287]-[.T287]" office:value-type="float" office:value="-19140" calcext:value-type="float">
            <text:p>-19140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183" calcext:value-type="float">
            <text:p>4 1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style-name="ce21" table:formula="of:=[.L288]+([.M288]/20)+([.N288]/240)" office:value-type="float" office:value="1.2" calcext:value-type="float">
            <text:p>1,2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5019.6" calcext:value-type="float">
            <text:p>5 019,6000</text:p>
          </table:table-cell>
          <table:table-cell table:formula="of:=[.S288]-[.T288]" office:value-type="float" office:value="-5019.6" calcext:value-type="float">
            <text:p>-5019,6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96" calcext:value-type="float">
            <text:p>396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89]+([.M289]/20)+([.N289]/240)" office:value-type="float" office:value="5" calcext:value-type="float">
            <text:p>5,0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1980" calcext:value-type="float">
            <text:p>1 980,0000</text:p>
          </table:table-cell>
          <table:table-cell table:formula="of:=[.S289]-[.T289]" office:value-type="float" office:value="-1980" calcext:value-type="float">
            <text:p>-1980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n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90]+([.M290]/20)+([.N290]/240)" office:value-type="float" office:value="30" calcext:value-type="float">
            <text:p>30,0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1770" calcext:value-type="float">
            <text:p>1 770,0000</text:p>
          </table:table-cell>
          <table:table-cell table:formula="of:=[.S290]-[.T290]" office:value-type="float" office:value="-1770" calcext:value-type="float">
            <text:p>-1770</text:p>
          </table:table-cell>
          <table:table-cell table:number-columns-repeated="100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291]+([.M291]/20)+([.N291]/240)" office:value-type="float" office:value="110" calcext:value-type="float">
            <text:p>110,0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3960" calcext:value-type="float">
            <text:p>3 960,0000</text:p>
          </table:table-cell>
          <table:table-cell table:formula="of:=[.S291]-[.T291]" office:value-type="float" office:value="-3960" calcext:value-type="float">
            <text:p>-3960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15.5" calcext:value-type="float">
            <text:p>215,5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292]+([.M292]/20)+([.N292]/240)" office:value-type="float" office:value="70" calcext:value-type="float">
            <text:p>70,0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15085" calcext:value-type="float">
            <text:p>15 085,0000</text:p>
          </table:table-cell>
          <table:table-cell table:formula="of:=[.S292]-[.T292]" office:value-type="float" office:value="-15085" calcext:value-type="float">
            <text:p>-15085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ouc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293]+([.M293]/20)+([.N293]/240)" office:value-type="float" office:value="35" calcext:value-type="float">
            <text:p>35,0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3535" calcext:value-type="float">
            <text:p>3 535,0000</text:p>
          </table:table-cell>
          <table:table-cell table:formula="of:=[.S293]-[.T293]" office:value-type="float" office:value="-3535" calcext:value-type="float">
            <text:p>-3535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tinker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94]+([.M294]/20)+([.N294]/240)" office:value-type="float" office:value="60" calcext:value-type="float">
            <text:p>60,0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12300" calcext:value-type="float">
            <text:p>12 300,0000</text:p>
          </table:table-cell>
          <table:table-cell table:formula="of:=[.S294]-[.T294]" office:value-type="float" office:value="-12300" calcext:value-type="float">
            <text:p>-12300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br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55699" calcext:value-type="float">
            <text:p>355 699,00</text:p>
          </table:table-cell>
          <table:table-cell office:value-type="string" calcext:value-type="string">
            <text:p>livr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21" table:formula="of:=[.L295]+([.M295]/20)+([.N295]/240)" office:value-type="float" office:value="0.24" calcext:value-type="float">
            <text:p>0,24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85367.76" calcext:value-type="float">
            <text:p>85 367,7600</text:p>
          </table:table-cell>
          <table:table-cell table:formula="of:=[.S295]-[.T295]" office:value-type="float" office:value="-85367.76" calcext:value-type="float">
            <text:p>-85367,76</text:p>
          </table:table-cell>
          <table:table-cell office:value-type="string" calcext:value-type="string">
            <text:p>24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tê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2090" calcext:value-type="float">
            <text:p>42 09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1" table:formula="of:=[.L296]+([.M296]/20)+([.N296]/240)" office:value-type="float" office:value="0.2" calcext:value-type="float">
            <text:p>0,2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8418" calcext:value-type="float">
            <text:p>8 418,0000</text:p>
          </table:table-cell>
          <table:table-cell table:formula="of:=[.S296]-[.T296]" office:value-type="float" office:value="-8418" calcext:value-type="float">
            <text:p>-8418</text:p>
          </table:table-cell>
          <table:table-cell office:value-type="string" calcext:value-type="string">
            <text:p>2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56841" calcext:value-type="float">
            <text:p>956 841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1" table:formula="of:=[.L297]+([.M297]/20)+([.N297]/240)" office:value-type="float" office:value="0.35" calcext:value-type="float">
            <text:p>0,35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334894.35" calcext:value-type="float">
            <text:p>334 894,3500</text:p>
          </table:table-cell>
          <table:table-cell table:formula="of:=[.S297]-[.T297]" office:value-type="float" office:value="-334894.35" calcext:value-type="float">
            <text:p>-334894,35</text:p>
          </table:table-cell>
          <table:table-cell office:value-type="string" calcext:value-type="string">
            <text:p>35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hé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3027" calcext:value-type="float">
            <text:p>13 02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21" table:formula="of:=[.L298]+([.M298]/20)+([.N298]/240)" office:value-type="float" office:value="3.75" calcext:value-type="float">
            <text:p>3,75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48851.25" calcext:value-type="float">
            <text:p>48 851,2500</text:p>
          </table:table-cell>
          <table:table-cell table:formula="of:=[.S298]-[.T298]" office:value-type="float" office:value="-48851.25" calcext:value-type="float">
            <text:p>-48851,25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05" calcext:value-type="float">
            <text:p>405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99]+([.M299]/20)+([.N299]/240)" office:value-type="float" office:value="28" calcext:value-type="float">
            <text:p>28,00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11340" calcext:value-type="float">
            <text:p>11 340,0000</text:p>
          </table:table-cell>
          <table:table-cell table:formula="of:=[.S299]-[.T299]" office:value-type="float" office:value="-11340" calcext:value-type="float">
            <text:p>-11340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020" calcext:value-type="float">
            <text:p>1 0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300]+([.M300]/20)+([.N300]/240)" office:value-type="float" office:value="0.5" calcext:value-type="float">
            <text:p>0,50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510" calcext:value-type="float">
            <text:p>510,0000</text:p>
          </table:table-cell>
          <table:table-cell table:formula="of:=[.S300]-[.T300]" office:value-type="float" office:value="-510" calcext:value-type="float">
            <text:p>-510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21" table:formula="of:=[.L301]+([.M301]/20)+([.N301]/240)" office:value-type="float" office:value="0.45" calcext:value-type="float">
            <text:p>0,45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2025" calcext:value-type="float">
            <text:p>2 025,0000</text:p>
          </table:table-cell>
          <table:table-cell table:formula="of:=[.S301]-[.T301]" office:value-type="float" office:value="-2025" calcext:value-type="float">
            <text:p>-2025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,00</text:p>
          </table:table-cell>
          <table:table-cell/>
          <table:table-cell table:style-name="ce21" table:formula="of:=[.L302]+([.M302]/20)+([.N302]/240)" office:value-type="float" office:value="0.6" calcext:value-type="float">
            <text:p>0,6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90" calcext:value-type="float">
            <text:p>90,0000</text:p>
          </table:table-cell>
          <table:table-cell table:formula="of:=[.S302]-[.T302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génisses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7659" calcext:value-type="float">
            <text:p>17 659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03]+([.M303]/20)+([.N303]/240)" office:value-type="float" office:value="6" calcext:value-type="float">
            <text:p>6,0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105954" calcext:value-type="float">
            <text:p>105 954,0000</text:p>
          </table:table-cell>
          <table:table-cell table:formula="of:=[.S303]-[.T303]" office:value-type="float" office:value="-105954" calcext:value-type="float">
            <text:p>-105954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304]+([.M304]/20)+([.N304]/240)" office:value-type="float" office:value="5" calcext:value-type="float">
            <text:p>5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270" calcext:value-type="float">
            <text:p>270,0000</text:p>
          </table:table-cell>
          <table:table-cell table:formula="of:=[.S304]-[.T304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305]+([.M305]/20)+([.N305]/240)" office:value-type="float" office:value="2" calcext:value-type="float">
            <text:p>2,0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42" calcext:value-type="float">
            <text:p>42,0000</text:p>
          </table:table-cell>
          <table:table-cell table:formula="of:=[.S305]-[.T305]" office:value-type="float" office:value="-42" calcext:value-type="float">
            <text:p>-42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06]+([.M306]/20)+([.N306]/240)" office:value-type="float" office:value="40" calcext:value-type="float">
            <text:p>40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17200" calcext:value-type="float">
            <text:p>17 200,0000</text:p>
          </table:table-cell>
          <table:table-cell table:formula="of:=[.S306]-[.T306]" office:value-type="float" office:value="-17200" calcext:value-type="float">
            <text:p>-17200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l de cout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45" calcext:value-type="float">
            <text:p>4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307]+([.M307]/20)+([.N307]/240)" office:value-type="float" office:value="2.25" calcext:value-type="float">
            <text:p>2,25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1001.25" calcext:value-type="float">
            <text:p>1 001,2500</text:p>
          </table:table-cell>
          <table:table-cell table:formula="of:=[.S307]-[.T307]" office:value-type="float" office:value="-1001.25" calcext:value-type="float">
            <text:p>-1001,25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3210" calcext:value-type="float">
            <text:p>13 210,00</text:p>
          </table:table-cell>
          <table:table-cell office:value-type="string" calcext:value-type="string">
            <text:p>ram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1" table:formula="of:=[.L308]+([.M308]/20)+([.N308]/240)" office:value-type="float" office:value="21" calcext:value-type="float">
            <text:p>21,00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277410" calcext:value-type="float">
            <text:p>277 410,0000</text:p>
          </table:table-cell>
          <table:table-cell table:formula="of:=[.S308]-[.T308]" office:value-type="float" office:value="-277410" calcext:value-type="float">
            <text:p>-277410</text:p>
          </table:table-cell>
          <table:table-cell table:number-columns-repeated="1003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24" calcext:value-type="float">
            <text:p>624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309]+([.M309]/20)+([.N309]/240)" office:value-type="float" office:value="2.5" calcext:value-type="float">
            <text:p>2,50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1560" calcext:value-type="float">
            <text:p>1 560,0000</text:p>
          </table:table-cell>
          <table:table-cell table:formula="of:=[.S309]-[.T309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bull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7186" calcext:value-type="float">
            <text:p>27 18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10]+([.M310]/20)+([.N310]/240)" office:value-type="float" office:value="4" calcext:value-type="float">
            <text:p>4,00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108744" calcext:value-type="float">
            <text:p>108 744,0000</text:p>
          </table:table-cell>
          <table:table-cell table:formula="of:=[.S310]-[.T310]" office:value-type="float" office:value="-108744" calcext:value-type="float">
            <text:p>-108744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0270" calcext:value-type="float">
            <text:p>10 270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311]+([.M311]/20)+([.N311]/240)" office:value-type="float" office:value="15" calcext:value-type="float">
            <text:p>15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154050" calcext:value-type="float">
            <text:p>154 050,0000</text:p>
          </table:table-cell>
          <table:table-cell table:formula="of:=[.S311]-[.T311]" office:value-type="float" office:value="-154050" calcext:value-type="float">
            <text:p>-154050</text:p>
          </table:table-cell>
          <table:table-cell table:number-columns-repeated="100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7122" calcext:value-type="float">
            <text:p>7 122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312]+([.M312]/20)+([.N312]/240)" office:value-type="float" office:value="28" calcext:value-type="float">
            <text:p>28,0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199416" calcext:value-type="float">
            <text:p>199 416,0000</text:p>
          </table:table-cell>
          <table:table-cell table:formula="of:=[.S312]-[.T312]" office:value-type="float" office:value="-199416" calcext:value-type="float">
            <text:p>-199416</text:p>
          </table:table-cell>
          <table:table-cell table:number-columns-repeated="1003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21" table:formula="of:=[.L313]+([.M313]/20)+([.N313]/240)" office:value-type="float" office:value="3.75" calcext:value-type="float">
            <text:p>3,75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562.5" calcext:value-type="float">
            <text:p>562,5000</text:p>
          </table:table-cell>
          <table:table-cell table:formula="of:=[.S313]-[.T313]" office:value-type="float" office:value="-562.5" calcext:value-type="float">
            <text:p>-562,5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8657" calcext:value-type="float">
            <text:p>18 65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,00</text:p>
          </table:table-cell>
          <table:table-cell/>
          <table:table-cell table:style-name="ce21" table:formula="of:=[.L314]+([.M314]/20)+([.N314]/240)" office:value-type="float" office:value="1.3" calcext:value-type="float">
            <text:p>1,3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24254.1" calcext:value-type="float">
            <text:p>24 254,1000</text:p>
          </table:table-cell>
          <table:table-cell table:formula="of:=[.S314]-[.T314]" office:value-type="float" office:value="-24254.1" calcext:value-type="float">
            <text:p>-24254,1</text:p>
          </table:table-cell>
          <table:table-cell table:number-columns-repeated="100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92" calcext:value-type="float">
            <text:p>39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315]+([.M315]/20)+([.N315]/240)" office:value-type="float" office:value="0.75" calcext:value-type="float">
            <text:p>0,75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294" calcext:value-type="float">
            <text:p>294,0000</text:p>
          </table:table-cell>
          <table:table-cell table:formula="of:=[.S315]-[.T315]" office:value-type="float" office:value="-294" calcext:value-type="float">
            <text:p>-294</text:p>
          </table:table-cell>
          <table:table-cell table:number-columns-repeated="1003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etroit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7299" calcext:value-type="float">
            <text:p>17 29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316]+([.M316]/20)+([.N316]/240)" office:value-type="float" office:value="1.5" calcext:value-type="float">
            <text:p>1,5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25948.5" calcext:value-type="float">
            <text:p>25 948,5000</text:p>
          </table:table-cell>
          <table:table-cell table:formula="of:=[.S316]-[.T316]" office:value-type="float" office:value="-25948.5" calcext:value-type="float">
            <text:p>-25948,5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940" calcext:value-type="float">
            <text:p>2 9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317]+([.M317]/20)+([.N317]/240)" office:value-type="float" office:value="1.5" calcext:value-type="float">
            <text:p>1,50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4410" calcext:value-type="float">
            <text:p>4 410,0000</text:p>
          </table:table-cell>
          <table:table-cell table:formula="of:=[.S317]-[.T317]" office:value-type="float" office:value="-4410" calcext:value-type="float">
            <text:p>-4410</text:p>
          </table:table-cell>
          <table:table-cell table:number-columns-repeated="1003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7725" calcext:value-type="float">
            <text:p>17 72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318]+([.M318]/20)+([.N318]/240)" office:value-type="float" office:value="1.5" calcext:value-type="float">
            <text:p>1,50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26587.5" calcext:value-type="float">
            <text:p>26 587,5000</text:p>
          </table:table-cell>
          <table:table-cell table:formula="of:=[.S318]-[.T318]" office:value-type="float" office:value="-26587.5" calcext:value-type="float">
            <text:p>-26587,5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319]+([.M319]/20)+([.N319]/240)" office:value-type="float" office:value="2.25" calcext:value-type="float">
            <text:p>2,25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11250" calcext:value-type="float">
            <text:p>11 250,0000</text:p>
          </table:table-cell>
          <table:table-cell table:formula="of:=[.S319]-[.T319]" office:value-type="float" office:value="-11250" calcext:value-type="float">
            <text:p>-11250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Pouldavi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120" calcext:value-type="float">
            <text:p>2 1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21" table:formula="of:=[.L320]+([.M320]/20)+([.N320]/240)" office:value-type="float" office:value="1.25" calcext:value-type="float">
            <text:p>1,250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2650" calcext:value-type="float">
            <text:p>2 650,0000</text:p>
          </table:table-cell>
          <table:table-cell table:formula="of:=[.S320]-[.T320]" office:value-type="float" office:value="-2650" calcext:value-type="float">
            <text:p>-2650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170" calcext:value-type="float">
            <text:p>3 1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321]+([.M321]/20)+([.N321]/240)" office:value-type="float" office:value="1.5" calcext:value-type="float">
            <text:p>1,5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4755" calcext:value-type="float">
            <text:p>4 755,0000</text:p>
          </table:table-cell>
          <table:table-cell table:formula="of:=[.S321]-[.T321]" office:value-type="float" office:value="-4755" calcext:value-type="float">
            <text:p>-4755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470" calcext:value-type="float">
            <text:p>1 4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322]+([.M322]/20)+([.N322]/240)" office:value-type="float" office:value="0.9" calcext:value-type="float">
            <text:p>0,9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1323" calcext:value-type="float">
            <text:p>1 323,0000</text:p>
          </table:table-cell>
          <table:table-cell table:formula="of:=[.S322]-[.T322]" office:value-type="float" office:value="-1323" calcext:value-type="float">
            <text:p>-1323</text:p>
          </table:table-cell>
          <table:table-cell table:number-columns-repeated="100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à car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8410" calcext:value-type="float">
            <text:p>8 4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323]+([.M323]/20)+([.N323]/240)" office:value-type="float" office:value="1.5" calcext:value-type="float">
            <text:p>1,50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12615" calcext:value-type="float">
            <text:p>12 615,0000</text:p>
          </table:table-cell>
          <table:table-cell table:formula="of:=[.S323]-[.T323]" office:value-type="float" office:value="-12615" calcext:value-type="float">
            <text:p>-12615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511" calcext:value-type="float">
            <text:p>1 5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,00</text:p>
          </table:table-cell>
          <table:table-cell/>
          <table:table-cell table:style-name="ce21" table:formula="of:=[.L324]+([.M324]/20)+([.N324]/240)" office:value-type="float" office:value="1.4" calcext:value-type="float">
            <text:p>1,4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2115.4" calcext:value-type="float">
            <text:p>2 115,4000</text:p>
          </table:table-cell>
          <table:table-cell table:formula="of:=[.S324]-[.T324]" office:value-type="float" office:value="-2115.4" calcext:value-type="float">
            <text:p>-2115,4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bariques</text:p>
          </table:table-cell>
          <table:table-cell table:number-columns-repeated="3"/>
          <table:table-cell table:style-name="ce21" table:formula="of:=[.L325]+([.M325]/20)+([.N325]/240)" office:value-type="float" office:value="0" calcext:value-type="float">
            <text:p>0,0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0" calcext:value-type="float">
            <text:p>0,0000</text:p>
          </table:table-cell>
          <table:table-cell table:formula="of:=[.S325]-[.T325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326]+([.M326]/20)+([.N326]/240)" office:value-type="float" office:value="0.9" calcext:value-type="float">
            <text:p>0,9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360" calcext:value-type="float">
            <text:p>360,0000</text:p>
          </table:table-cell>
          <table:table-cell table:formula="of:=[.S326]-[.T326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327]+([.M327]/20)+([.N327]/240)" office:value-type="float" office:value="5" calcext:value-type="float">
            <text:p>5,0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310" calcext:value-type="float">
            <text:p>310,0000</text:p>
          </table:table-cell>
          <table:table-cell table:formula="of:=[.S327]-[.T327]" office:value-type="float" office:value="-310" calcext:value-type="float">
            <text:p>-310</text:p>
          </table:table-cell>
          <table:table-cell table:number-columns-repeated="100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13512" calcext:value-type="float">
            <text:p>13 5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328]+([.M328]/20)+([.N328]/240)" office:value-type="float" office:value="0.75" calcext:value-type="float">
            <text:p>0,75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10134" calcext:value-type="float">
            <text:p>10 134,0000</text:p>
          </table:table-cell>
          <table:table-cell table:formula="of:=[.S328]-[.T328]" office:value-type="float" office:value="-10134" calcext:value-type="float">
            <text:p>-10134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185" calcext:value-type="float">
            <text:p>185,00</text:p>
          </table:table-cell>
          <table:table-cell office:value-type="string" calcext:value-type="string">
            <text:p>tonneaux</text:p>
          </table:table-cell>
          <table:table-cell table:number-columns-repeated="3"/>
          <table:table-cell table:style-name="ce21" table:formula="of:=[.L329]+([.M329]/20)+([.N329]/240)" office:value-type="float" office:value="0" calcext:value-type="float">
            <text:p>0,0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0" calcext:value-type="float">
            <text:p>0,0000</text:p>
          </table:table-cell>
          <table:table-cell table:formula="of:=[.S329]-[.T329]" office:value-type="float" office:value="0" calcext:value-type="float">
            <text:p>0</text:p>
          </table:table-cell>
          <table:table-cell office:value-type="string" calcext:value-type="string">
            <text:p>70 L le muid</text:p>
          </table:table-cell>
          <table:table-cell table:number-columns-repeated="1002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br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330]+([.M330]/20)+([.N330]/240)" office:value-type="float" office:value="0.4" calcext:value-type="float">
            <text:p>0,40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40" calcext:value-type="float">
            <text:p>40,0000</text:p>
          </table:table-cell>
          <table:table-cell table:formula="of:=[.S330]-[.T330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331]+([.M331]/20)+([.N331]/240)" office:value-type="float" office:value="90" calcext:value-type="float">
            <text:p>90,00000</text:p>
          </table:table-cell>
          <table:table-cell table:number-columns-repeated="3"/>
          <table:table-cell table:formula="of:=[.P331]+0.05*[.Q331]+[.R331]/240" office:value-type="float" office:value="0" calcext:value-type="float">
            <text:p>0</text:p>
          </table:table-cell>
          <table:table-cell table:formula="of:=[.J331]*[.O331]" office:value-type="float" office:value="180" calcext:value-type="float">
            <text:p>180,0000</text:p>
          </table:table-cell>
          <table:table-cell table:formula="of:=[.S331]-[.T331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nab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15" calcext:value-type="float">
            <text:p>2 015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332]+([.M332]/20)+([.N332]/240)" office:value-type="float" office:value="26" calcext:value-type="float">
            <text:p>26,0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52390" calcext:value-type="float">
            <text:p>52 390,0000</text:p>
          </table:table-cell>
          <table:table-cell table:formula="of:=[.S332]-[.T332]" office:value-type="float" office:value="-52390" calcext:value-type="float">
            <text:p>-52390</text:p>
          </table:table-cell>
          <table:table-cell table:number-columns-repeated="100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ffet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33]+([.M333]/20)+([.N333]/240)" office:value-type="float" office:value="20" calcext:value-type="float">
            <text:p>20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4000" calcext:value-type="float">
            <text:p>4 000,0000</text:p>
          </table:table-cell>
          <table:table-cell table:formula="of:=[.S333]-[.T333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13" calcext:value-type="float">
            <text:p>713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334]+([.M334]/20)+([.N334]/240)" office:value-type="float" office:value="30" calcext:value-type="float">
            <text:p>30,0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21390" calcext:value-type="float">
            <text:p>21 390,0000</text:p>
          </table:table-cell>
          <table:table-cell table:formula="of:=[.S334]-[.T334]" office:value-type="float" office:value="-21390" calcext:value-type="float">
            <text:p>-21390</text:p>
          </table:table-cell>
          <table:table-cell office:value-type="string" calcext:value-type="string">
            <text:p>À 30 LS</text:p>
          </table:table-cell>
          <table:table-cell table:number-columns-repeated="1002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335]+([.M335]/20)+([.N335]/240)" office:value-type="float" office:value="35" calcext:value-type="float">
            <text:p>35,0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2450" calcext:value-type="float">
            <text:p>2 450,0000</text:p>
          </table:table-cell>
          <table:table-cell table:formula="of:=[.S335]-[.T335]" office:value-type="float" office:value="-2450" calcext:value-type="float">
            <text:p>-2450</text:p>
          </table:table-cell>
          <table:table-cell table:number-columns-repeated="100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nnets brodes en arge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36]+([.M336]/20)+([.N336]/240)" office:value-type="float" office:value="6" calcext:value-type="float">
            <text:p>6,00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84" calcext:value-type="float">
            <text:p>84,0000</text:p>
          </table:table-cell>
          <table:table-cell table:formula="of:=[.S336]-[.T336]" office:value-type="float" office:value="-84" calcext:value-type="float">
            <text:p>-84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ulan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337]+([.M337]/20)+([.N337]/240)" office:value-type="float" office:value="8" calcext:value-type="float">
            <text:p>8,0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424" calcext:value-type="float">
            <text:p>424,0000</text:p>
          </table:table-cell>
          <table:table-cell table:formula="of:=[.S337]-[.T337]" office:value-type="float" office:value="-424" calcext:value-type="float">
            <text:p>-424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338]+([.M338]/20)+([.N338]/240)" office:value-type="float" office:value="45" calcext:value-type="float">
            <text:p>45,0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2700" calcext:value-type="float">
            <text:p>2 700,0000</text:p>
          </table:table-cell>
          <table:table-cell table:formula="of:=[.S338]-[.T338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nnettes de grez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12" calcext:value-type="float">
            <text:p>1 2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21" table:formula="of:=[.L339]+([.M339]/20)+([.N339]/240)" office:value-type="float" office:value="1.25" calcext:value-type="float">
            <text:p>1,25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1515" calcext:value-type="float">
            <text:p>1 515,0000</text:p>
          </table:table-cell>
          <table:table-cell table:formula="of:=[.S339]-[.T339]" office:value-type="float" office:value="-1515" calcext:value-type="float">
            <text:p>-1515</text:p>
          </table:table-cell>
          <table:table-cell table:number-columns-repeated="1003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ves garnies de 9 flac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95" calcext:value-type="float">
            <text:p>195,00</text:p>
          </table:table-cell>
          <table:table-cell office:value-type="string" calcext:value-type="string">
            <text:p>en nombre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340]+([.M340]/20)+([.N340]/240)" office:value-type="float" office:value="9" calcext:value-type="float">
            <text:p>9,00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1755" calcext:value-type="float">
            <text:p>1 755,0000</text:p>
          </table:table-cell>
          <table:table-cell table:formula="of:=[.S340]-[.T340]" office:value-type="float" office:value="-1755" calcext:value-type="float">
            <text:p>-1755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ves garnies de 6 flac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340" calcext:value-type="float">
            <text:p>2 34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41]+([.M341]/20)+([.N341]/240)" office:value-type="float" office:value="6" calcext:value-type="float">
            <text:p>6,0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14040" calcext:value-type="float">
            <text:p>14 040,0000</text:p>
          </table:table-cell>
          <table:table-cell table:formula="of:=[.S341]-[.T341]" office:value-type="float" office:value="-14040" calcext:value-type="float">
            <text:p>-14040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35.75" calcext:value-type="float">
            <text:p>1 235,75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,00</text:p>
          </table:table-cell>
          <table:table-cell/>
          <table:table-cell table:style-name="ce21" table:formula="of:=[.L342]+([.M342]/20)+([.N342]/240)" office:value-type="float" office:value="0.7" calcext:value-type="float">
            <text:p>0,7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865.025" calcext:value-type="float">
            <text:p>865,0250</text:p>
          </table:table-cell>
          <table:table-cell table:formula="of:=[.S342]-[.T342]" office:value-type="float" office:value="-865.025" calcext:value-type="float">
            <text:p>-865,03</text:p>
          </table:table-cell>
          <table:table-cell table:number-columns-repeated="100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87" calcext:value-type="float">
            <text:p>68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343]+([.M343]/20)+([.N343]/240)" office:value-type="float" office:value="0.5" calcext:value-type="float">
            <text:p>0,50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343.5" calcext:value-type="float">
            <text:p>343,5000</text:p>
          </table:table-cell>
          <table:table-cell table:formula="of:=[.S343]-[.T343]" office:value-type="float" office:value="-343.5" calcext:value-type="float">
            <text:p>-343,5</text:p>
          </table:table-cell>
          <table:table-cell table:number-columns-repeated="100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peaux gar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44]+([.M344]/20)+([.N344]/240)" office:value-type="float" office:value="25" calcext:value-type="float">
            <text:p>25,00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350" calcext:value-type="float">
            <text:p>350,0000</text:p>
          </table:table-cell>
          <table:table-cell table:formula="of:=[.S344]-[.T344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peaux à nèg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21" table:formula="of:=[.L345]+([.M345]/20)+([.N345]/240)" office:value-type="float" office:value="1.25" calcext:value-type="float">
            <text:p>1,25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50" calcext:value-type="float">
            <text:p>50,0000</text:p>
          </table:table-cell>
          <table:table-cell table:formula="of:=[.S345]-[.T345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46]+([.M346]/20)+([.N346]/240)" office:value-type="float" office:value="25" calcext:value-type="float">
            <text:p>25,0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5750" calcext:value-type="float">
            <text:p>5 750,0000</text:p>
          </table:table-cell>
          <table:table-cell table:formula="of:=[.S346]-[.T346]" office:value-type="float" office:value="-5750" calcext:value-type="float">
            <text:p>-5750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emises commu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47]+([.M347]/20)+([.N347]/240)" office:value-type="float" office:value="3" calcext:value-type="float">
            <text:p>3,0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120" calcext:value-type="float">
            <text:p>120,0000</text:p>
          </table:table-cell>
          <table:table-cell table:formula="of:=[.S347]-[.T347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rail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5.25" calcext:value-type="float">
            <text:p>35,25</text:p>
          </table:table-cell>
          <table:table-cell office:value-type="string" calcext:value-type="string">
            <text:p>livr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348]+([.M348]/20)+([.N348]/240)" office:value-type="float" office:value="150" calcext:value-type="float">
            <text:p>150,00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5287.5" calcext:value-type="float">
            <text:p>5 287,5000</text:p>
          </table:table-cell>
          <table:table-cell table:formula="of:=[.S348]-[.T348]" office:value-type="float" office:value="-5287.5" calcext:value-type="float">
            <text:p>-5287,5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rail f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32" calcext:value-type="float">
            <text:p>33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349]+([.M349]/20)+([.N349]/240)" office:value-type="float" office:value="0.75" calcext:value-type="float">
            <text:p>0,750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249" calcext:value-type="float">
            <text:p>249,0000</text:p>
          </table:table-cell>
          <table:table-cell table:formula="of:=[.S349]-[.T349]" office:value-type="float" office:value="-249" calcext:value-type="float">
            <text:p>-249</text:p>
          </table:table-cell>
          <table:table-cell table:number-columns-repeated="1003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520" calcext:value-type="float">
            <text:p>1 520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350]+([.M350]/20)+([.N350]/240)" office:value-type="float" office:value="4.5" calcext:value-type="float">
            <text:p>4,5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6840" calcext:value-type="float">
            <text:p>6 840,0000</text:p>
          </table:table-cell>
          <table:table-cell table:formula="of:=[.S350]-[.T350]" office:value-type="float" office:value="-6840" calcext:value-type="float">
            <text:p>-6840</text:p>
          </table:table-cell>
          <table:table-cell table:number-columns-repeated="100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95" calcext:value-type="float">
            <text:p>695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351]+([.M351]/20)+([.N351]/240)" office:value-type="float" office:value="15" calcext:value-type="float">
            <text:p>15,00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10425" calcext:value-type="float">
            <text:p>10 425,0000</text:p>
          </table:table-cell>
          <table:table-cell table:formula="of:=[.S351]-[.T351]" office:value-type="float" office:value="-10425" calcext:value-type="float">
            <text:p>-10425</text:p>
          </table:table-cell>
          <table:table-cell table:number-columns-repeated="1003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uteaux flam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172" calcext:value-type="float">
            <text:p>5 172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352]+([.M352]/20)+([.N352]/240)" office:value-type="float" office:value="1.5" calcext:value-type="float">
            <text:p>1,50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7758" calcext:value-type="float">
            <text:p>7 758,0000</text:p>
          </table:table-cell>
          <table:table-cell table:formula="of:=[.S352]-[.T352]" office:value-type="float" office:value="-7758" calcext:value-type="float">
            <text:p>-7758</text:p>
          </table:table-cell>
          <table:table-cell table:number-columns-repeated="100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uteaux à manche de for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53]+([.M353]/20)+([.N353]/240)" office:value-type="float" office:value="6" calcext:value-type="float">
            <text:p>6,00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210" calcext:value-type="float">
            <text:p>210,0000</text:p>
          </table:table-cell>
          <table:table-cell table:formula="of:=[.S353]-[.T353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outeaux à manche de gaya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douzain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354]+([.M354]/20)+([.N354]/240)" office:value-type="float" office:value="10" calcext:value-type="float">
            <text:p>10,0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3500" calcext:value-type="float">
            <text:p>3 500,0000</text:p>
          </table:table-cell>
          <table:table-cell table:formula="of:=[.S354]-[.T354]" office:value-type="float" office:value="-3500" calcext:value-type="float">
            <text:p>-3500</text:p>
          </table:table-cell>
          <table:table-cell table:number-columns-repeated="1003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vre en bass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355]+([.M355]/20)+([.N355]/240)" office:value-type="float" office:value="2" calcext:value-type="float">
            <text:p>2,0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500" calcext:value-type="float">
            <text:p>500,0000</text:p>
          </table:table-cell>
          <table:table-cell table:formula="of:=[.S355]-[.T355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vre en chaudr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,00</text:p>
          </table:table-cell>
          <table:table-cell/>
          <table:table-cell table:style-name="ce21" table:formula="of:=[.L356]+([.M356]/20)+([.N356]/240)" office:value-type="float" office:value="1.75" calcext:value-type="float">
            <text:p>1,75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131.25" calcext:value-type="float">
            <text:p>131,2500</text:p>
          </table:table-cell>
          <table:table-cell table:formula="of:=[.S356]-[.T356]" office:value-type="float" office:value="-131.25" calcext:value-type="float">
            <text:p>-131,25</text:p>
          </table:table-cell>
          <table:table-cell table:number-columns-repeated="1003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786" calcext:value-type="float">
            <text:p>3 7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,00</text:p>
          </table:table-cell>
          <table:table-cell/>
          <table:table-cell table:style-name="ce21" table:formula="of:=[.L357]+([.M357]/20)+([.N357]/240)" office:value-type="float" office:value="1.75" calcext:value-type="float">
            <text:p>1,75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6625.5" calcext:value-type="float">
            <text:p>6 625,5000</text:p>
          </table:table-cell>
          <table:table-cell table:formula="of:=[.S357]-[.T357]" office:value-type="float" office:value="-6625.5" calcext:value-type="float">
            <text:p>-6625,5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2.5" calcext:value-type="float">
            <text:p>62,5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358]+([.M358]/20)+([.N358]/240)" office:value-type="float" office:value="12" calcext:value-type="float">
            <text:p>12,0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750" calcext:value-type="float">
            <text:p>750,0000</text:p>
          </table:table-cell>
          <table:table-cell table:formula="of:=[.S358]-[.T358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ot</text:p>
          </table:table-cell>
          <table:table-cell office:value-type="float" office:value="800" calcext:value-type="float">
            <text:p>800,000</text:p>
          </table:table-cell>
          <table:table-cell table:number-columns-repeated="2"/>
          <table:table-cell table:style-name="ce21" table:formula="of:=[.L359]+([.M359]/20)+([.N359]/240)" office:value-type="float" office:value="800" calcext:value-type="float">
            <text:p>800,0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800" calcext:value-type="float">
            <text:p>800,0000</text:p>
          </table:table-cell>
          <table:table-cell table:formula="of:=[.S359]-[.T359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3" calcext:value-type="float">
            <text:p>203,00</text:p>
          </table:table-cell>
          <table:table-cell office:value-type="string" calcext:value-type="string">
            <text:p>au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60]+([.M360]/20)+([.N360]/240)" office:value-type="float" office:value="20" calcext:value-type="float">
            <text:p>20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4060" calcext:value-type="float">
            <text:p>4 060,0000</text:p>
          </table:table-cell>
          <table:table-cell table:formula="of:=[.S360]-[.T360]" office:value-type="float" office:value="-4060" calcext:value-type="float">
            <text:p>-4060</text:p>
          </table:table-cell>
          <table:table-cell table:number-columns-repeated="1003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rap ecarlat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aun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61]+([.M361]/20)+([.N361]/240)" office:value-type="float" office:value="25" calcext:value-type="float">
            <text:p>25,0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625" calcext:value-type="float">
            <text:p>625,0000</text:p>
          </table:table-cell>
          <table:table-cell table:formula="of:=[.S361]-[.T361]" office:value-type="float" office:value="-625" calcext:value-type="float">
            <text:p>-625</text:p>
          </table:table-cell>
          <table:table-cell table:number-columns-repeated="100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rap de toil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362]+([.M362]/20)+([.N362]/240)" office:value-type="float" office:value="2" calcext:value-type="float">
            <text:p>2,00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38" calcext:value-type="float">
            <text:p>38,0000</text:p>
          </table:table-cell>
          <table:table-cell table:formula="of:=[.S362]-[.T362]" office:value-type="float" office:value="-38" calcext:value-type="float">
            <text:p>-38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3503" calcext:value-type="float">
            <text:p>33 503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363]+([.M363]/20)+([.N363]/240)" office:value-type="float" office:value="5" calcext:value-type="float">
            <text:p>5,00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167515" calcext:value-type="float">
            <text:p>167 515,0000</text:p>
          </table:table-cell>
          <table:table-cell table:formula="of:=[.S363]-[.T363]" office:value-type="float" office:value="-167515" calcext:value-type="float">
            <text:p>-167515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ain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plat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364]+([.M364]/20)+([.N364]/240)" office:value-type="float" office:value="2" calcext:value-type="float">
            <text:p>2,0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150" calcext:value-type="float">
            <text:p>150,0000</text:p>
          </table:table-cell>
          <table:table-cell table:formula="of:=[.S364]-[.T364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ain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75" calcext:value-type="float">
            <text:p>3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21" table:formula="of:=[.L365]+([.M365]/20)+([.N365]/240)" office:value-type="float" office:value="1.25" calcext:value-type="float">
            <text:p>1,25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468.75" calcext:value-type="float">
            <text:p>468,7500</text:p>
          </table:table-cell>
          <table:table-cell table:formula="of:=[.S365]-[.T365]" office:value-type="float" office:value="-468.75" calcext:value-type="float">
            <text:p>-468,75</text:p>
          </table:table-cell>
          <table:table-cell table:number-columns-repeated="1003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aunes</text:p>
          </table:table-cell>
          <table:table-cell office:value-type="float" office:value="82" calcext:value-type="float">
            <text:p>82,000</text:p>
          </table:table-cell>
          <table:table-cell table:number-columns-repeated="2"/>
          <table:table-cell table:style-name="ce21" table:formula="of:=[.L366]+([.M366]/20)+([.N366]/240)" office:value-type="float" office:value="82" calcext:value-type="float">
            <text:p>82,00000</text:p>
          </table:table-cell>
          <table:table-cell table:number-columns-repeated="3"/>
          <table:table-cell table:formula="of:=[.P366]+0.05*[.Q366]+[.R366]/240" office:value-type="float" office:value="0" calcext:value-type="float">
            <text:p>0</text:p>
          </table:table-cell>
          <table:table-cell table:formula="of:=[.J366]*[.O366]" office:value-type="float" office:value="7216" calcext:value-type="float">
            <text:p>7 216,0000</text:p>
          </table:table-cell>
          <table:table-cell table:formula="of:=[.S366]-[.T366]" office:value-type="float" office:value="-7216" calcext:value-type="float">
            <text:p>-7216</text:p>
          </table:table-cell>
          <table:table-cell table:number-columns-repeated="100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13" calcext:value-type="float">
            <text:p>113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367]+([.M367]/20)+([.N367]/240)" office:value-type="float" office:value="35" calcext:value-type="float">
            <text:p>35,0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3955" calcext:value-type="float">
            <text:p>3 955,0000</text:p>
          </table:table-cell>
          <table:table-cell table:formula="of:=[.S367]-[.T367]" office:value-type="float" office:value="-3955" calcext:value-type="float">
            <text:p>-3955</text:p>
          </table:table-cell>
          <table:table-cell table:number-columns-repeated="100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8268" calcext:value-type="float">
            <text:p>38 268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21" table:formula="of:=[.L368]+([.M368]/20)+([.N368]/240)" office:value-type="float" office:value="0.14" calcext:value-type="float">
            <text:p>0,14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5357.52" calcext:value-type="float">
            <text:p>5 357,5200</text:p>
          </table:table-cell>
          <table:table-cell table:formula="of:=[.S368]-[.T368]" office:value-type="float" office:value="-5357.52" calcext:value-type="float">
            <text:p>-5357,52</text:p>
          </table:table-cell>
          <table:table-cell office:value-type="string" calcext:value-type="string">
            <text:p>14 L %</text:p>
          </table:table-cell>
          <table:table-cell table:number-columns-repeated="1002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r en marmi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369]+([.M369]/20)+([.N369]/240)" office:value-type="float" office:value="1.5" calcext:value-type="float">
            <text:p>1,5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150" calcext:value-type="float">
            <text:p>150,0000</text:p>
          </table:table-cell>
          <table:table-cell table:formula="of:=[.S369]-[.T369]" office:value-type="float" office:value="-150" calcext:value-type="float">
            <text:p>-150</text:p>
          </table:table-cell>
          <table:table-cell office:value-type="string" calcext:value-type="string">
            <text:p>À 30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tonneaux</text:p>
          </table:table-cell>
          <table:table-cell office:value-type="float" office:value="225" calcext:value-type="float">
            <text:p>225,000</text:p>
          </table:table-cell>
          <table:table-cell table:number-columns-repeated="2"/>
          <table:table-cell table:style-name="ce21" table:formula="of:=[.L370]+([.M370]/20)+([.N370]/240)" office:value-type="float" office:value="225" calcext:value-type="float">
            <text:p>225,00000</text:p>
          </table:table-cell>
          <table:table-cell table:number-columns-repeated="3"/>
          <table:table-cell table:formula="of:=[.P370]+0.05*[.Q370]+[.R370]/240" office:value-type="float" office:value="0" calcext:value-type="float">
            <text:p>0</text:p>
          </table:table-cell>
          <table:table-cell table:formula="of:=[.J370]*[.O370]" office:value-type="float" office:value="9000" calcext:value-type="float">
            <text:p>9 000,0000</text:p>
          </table:table-cell>
          <table:table-cell table:formula="of:=[.S370]-[.T370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leth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1" table:formula="of:=[.L371]+([.M371]/20)+([.N371]/240)" office:value-type="float" office:value="72" calcext:value-type="float">
            <text:p>72,00000</text:p>
          </table:table-cell>
          <table:table-cell table:number-columns-repeated="3"/>
          <table:table-cell table:formula="of:=[.P371]+0.05*[.Q371]+[.R371]/240" office:value-type="float" office:value="0" calcext:value-type="float">
            <text:p>0</text:p>
          </table:table-cell>
          <table:table-cell table:formula="of:=[.J371]*[.O371]" office:value-type="float" office:value="3528" calcext:value-type="float">
            <text:p>3 528,0000</text:p>
          </table:table-cell>
          <table:table-cell table:formula="of:=[.S371]-[.T371]" office:value-type="float" office:value="-3528" calcext:value-type="float">
            <text:p>-3528</text:p>
          </table:table-cell>
          <table:table-cell table:number-columns-repeated="1003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92" calcext:value-type="float">
            <text:p>192,00</text:p>
          </table:table-cell>
          <table:table-cell office:value-type="string" calcext:value-type="string">
            <text:p>sac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72]+([.M372]/20)+([.N372]/240)" office:value-type="float" office:value="20" calcext:value-type="float">
            <text:p>20,00000</text:p>
          </table:table-cell>
          <table:table-cell table:number-columns-repeated="3"/>
          <table:table-cell table:formula="of:=[.P372]+0.05*[.Q372]+[.R372]/240" office:value-type="float" office:value="0" calcext:value-type="float">
            <text:p>0</text:p>
          </table:table-cell>
          <table:table-cell table:formula="of:=[.J372]*[.O372]" office:value-type="float" office:value="3840" calcext:value-type="float">
            <text:p>3 840,0000</text:p>
          </table:table-cell>
          <table:table-cell table:formula="of:=[.S372]-[.T372]" office:value-type="float" office:value="-3840" calcext:value-type="float">
            <text:p>-3840</text:p>
          </table:table-cell>
          <table:table-cell table:number-columns-repeated="1003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520" calcext:value-type="float">
            <text:p>1 520,00</text:p>
          </table:table-cell>
          <table:table-cell office:value-type="string" calcext:value-type="string">
            <text:p>boisseaux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73]+([.M373]/20)+([.N373]/240)" office:value-type="float" office:value="6" calcext:value-type="float">
            <text:p>6,00000</text:p>
          </table:table-cell>
          <table:table-cell table:number-columns-repeated="3"/>
          <table:table-cell table:formula="of:=[.P373]+0.05*[.Q373]+[.R373]/240" office:value-type="float" office:value="0" calcext:value-type="float">
            <text:p>0</text:p>
          </table:table-cell>
          <table:table-cell table:formula="of:=[.J373]*[.O373]" office:value-type="float" office:value="9120" calcext:value-type="float">
            <text:p>9 120,0000</text:p>
          </table:table-cell>
          <table:table-cell table:formula="of:=[.S373]-[.T373]" office:value-type="float" office:value="-9120" calcext:value-type="float">
            <text:p>-9120</text:p>
          </table:table-cell>
          <table:table-cell table:number-columns-repeated="1003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lac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374]+([.M374]/20)+([.N374]/240)" office:value-type="float" office:value="0.5" calcext:value-type="float">
            <text:p>0,50000</text:p>
          </table:table-cell>
          <table:table-cell table:number-columns-repeated="3"/>
          <table:table-cell table:formula="of:=[.P374]+0.05*[.Q374]+[.R374]/240" office:value-type="float" office:value="0" calcext:value-type="float">
            <text:p>0</text:p>
          </table:table-cell>
          <table:table-cell table:formula="of:=[.J374]*[.O374]" office:value-type="float" office:value="30" calcext:value-type="float">
            <text:p>30,0000</text:p>
          </table:table-cell>
          <table:table-cell table:formula="of:=[.S374]-[.T374]" office:value-type="float" office:value="-30" calcext:value-type="float">
            <text:p>-30</text:p>
          </table:table-cell>
          <table:table-cell office:value-type="string" calcext:value-type="string">
            <text:p>doute sur l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ot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83" calcext:value-type="float">
            <text:p>483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375]+([.M375]/20)+([.N375]/240)" office:value-type="float" office:value="12" calcext:value-type="float">
            <text:p>12,00000</text:p>
          </table:table-cell>
          <table:table-cell table:number-columns-repeated="3"/>
          <table:table-cell table:formula="of:=[.P375]+0.05*[.Q375]+[.R375]/240" office:value-type="float" office:value="0" calcext:value-type="float">
            <text:p>0</text:p>
          </table:table-cell>
          <table:table-cell table:formula="of:=[.J375]*[.O375]" office:value-type="float" office:value="5796" calcext:value-type="float">
            <text:p>5 796,0000</text:p>
          </table:table-cell>
          <table:table-cell table:formula="of:=[.S375]-[.T375]" office:value-type="float" office:value="-5796" calcext:value-type="float">
            <text:p>-5796</text:p>
          </table:table-cell>
          <table:table-cell table:number-columns-repeated="1003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us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73" calcext:value-type="float">
            <text:p>1 273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376]+([.M376]/20)+([.N376]/240)" office:value-type="float" office:value="8.5" calcext:value-type="float">
            <text:p>8,50000</text:p>
          </table:table-cell>
          <table:table-cell table:number-columns-repeated="3"/>
          <table:table-cell table:formula="of:=[.P376]+0.05*[.Q376]+[.R376]/240" office:value-type="float" office:value="0" calcext:value-type="float">
            <text:p>0</text:p>
          </table:table-cell>
          <table:table-cell table:formula="of:=[.J376]*[.O376]" office:value-type="float" office:value="10820.5" calcext:value-type="float">
            <text:p>10 820,5000</text:p>
          </table:table-cell>
          <table:table-cell table:formula="of:=[.S376]-[.T376]" office:value-type="float" office:value="-10820.5" calcext:value-type="float">
            <text:p>-10820,5</text:p>
          </table:table-cell>
          <table:table-cell table:number-columns-repeated="100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a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77]+([.M377]/20)+([.N377]/240)" office:value-type="float" office:value="18" calcext:value-type="float">
            <text:p>18,00000</text:p>
          </table:table-cell>
          <table:table-cell table:number-columns-repeated="3"/>
          <table:table-cell table:formula="of:=[.P377]+0.05*[.Q377]+[.R377]/240" office:value-type="float" office:value="0" calcext:value-type="float">
            <text:p>0</text:p>
          </table:table-cell>
          <table:table-cell table:formula="of:=[.J377]*[.O377]" office:value-type="float" office:value="8640" calcext:value-type="float">
            <text:p>8 640,0000</text:p>
          </table:table-cell>
          <table:table-cell table:formula="of:=[.S377]-[.T377]" office:value-type="float" office:value="-8640" calcext:value-type="float">
            <text:p>-8640</text:p>
          </table:table-cell>
          <table:table-cell table:number-columns-repeated="100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rello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378]+([.M378]/20)+([.N378]/240)" office:value-type="float" office:value="2.5" calcext:value-type="float">
            <text:p>2,50000</text:p>
          </table:table-cell>
          <table:table-cell table:number-columns-repeated="3"/>
          <table:table-cell table:formula="of:=[.P378]+0.05*[.Q378]+[.R378]/240" office:value-type="float" office:value="0" calcext:value-type="float">
            <text:p>0</text:p>
          </table:table-cell>
          <table:table-cell table:formula="of:=[.J378]*[.O378]" office:value-type="float" office:value="87.5" calcext:value-type="float">
            <text:p>87,5000</text:p>
          </table:table-cell>
          <table:table-cell table:formula="of:=[.S378]-[.T378]" office:value-type="float" office:value="-87.5" calcext:value-type="float">
            <text:p>-87,5</text:p>
          </table:table-cell>
          <table:table-cell table:number-columns-repeated="100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ottes</text:p>
          </table:table-cell>
          <table:table-cell office:value-type="float" office:value="170" calcext:value-type="float">
            <text:p>170,000</text:p>
          </table:table-cell>
          <table:table-cell table:number-columns-repeated="2"/>
          <table:table-cell table:style-name="ce21" table:formula="of:=[.L379]+([.M379]/20)+([.N379]/240)" office:value-type="float" office:value="170" calcext:value-type="float">
            <text:p>170,00000</text:p>
          </table:table-cell>
          <table:table-cell table:number-columns-repeated="3"/>
          <table:table-cell table:formula="of:=[.P379]+0.05*[.Q379]+[.R379]/240" office:value-type="float" office:value="0" calcext:value-type="float">
            <text:p>0</text:p>
          </table:table-cell>
          <table:table-cell table:formula="of:=[.J379]*[.O379]" office:value-type="float" office:value="680" calcext:value-type="float">
            <text:p>680,0000</text:p>
          </table:table-cell>
          <table:table-cell table:formula="of:=[.S379]-[.T379]" office:value-type="float" office:value="-680" calcext:value-type="float">
            <text:p>-680</text:p>
          </table:table-cell>
          <table:table-cell table:number-columns-repeated="1003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047" calcext:value-type="float">
            <text:p>10 047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1" table:formula="of:=[.L380]+([.M380]/20)+([.N380]/240)" office:value-type="float" office:value="0" calcext:value-type="float">
            <text:p>0,00000</text:p>
          </table:table-cell>
          <table:table-cell table:number-columns-repeated="3"/>
          <table:table-cell table:formula="of:=[.P380]+0.05*[.Q380]+[.R380]/240" office:value-type="float" office:value="0" calcext:value-type="float">
            <text:p>0</text:p>
          </table:table-cell>
          <table:table-cell table:formula="of:=[.J380]*[.O380]" office:value-type="float" office:value="0" calcext:value-type="float">
            <text:p>0,0000</text:p>
          </table:table-cell>
          <table:table-cell table:formula="of:=[.S380]-[.T380]" office:value-type="float" office:value="0" calcext:value-type="float">
            <text:p>0</text:p>
          </table:table-cell>
          <table:table-cell office:value-type="string" calcext:value-type="string">
            <text:p>À 20 S le boisseau</text:p>
          </table:table-cell>
          <table:table-cell table:number-columns-repeated="1002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ldi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934" calcext:value-type="float">
            <text:p>2 934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81]+([.M381]/20)+([.N381]/240)" office:value-type="float" office:value="4" calcext:value-type="float">
            <text:p>4,00000</text:p>
          </table:table-cell>
          <table:table-cell table:number-columns-repeated="3"/>
          <table:table-cell table:formula="of:=[.P381]+0.05*[.Q381]+[.R381]/240" office:value-type="float" office:value="0" calcext:value-type="float">
            <text:p>0</text:p>
          </table:table-cell>
          <table:table-cell table:formula="of:=[.J381]*[.O381]" office:value-type="float" office:value="11736" calcext:value-type="float">
            <text:p>11 736,0000</text:p>
          </table:table-cell>
          <table:table-cell table:formula="of:=[.S381]-[.T381]" office:value-type="float" office:value="-11736" calcext:value-type="float">
            <text:p>-11736</text:p>
          </table:table-cell>
          <table:table-cell table:number-columns-repeated="1003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512" calcext:value-type="float">
            <text:p>3 512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382]+([.M382]/20)+([.N382]/240)" office:value-type="float" office:value="32" calcext:value-type="float">
            <text:p>32,00000</text:p>
          </table:table-cell>
          <table:table-cell table:number-columns-repeated="3"/>
          <table:table-cell table:formula="of:=[.P382]+0.05*[.Q382]+[.R382]/240" office:value-type="float" office:value="0" calcext:value-type="float">
            <text:p>0</text:p>
          </table:table-cell>
          <table:table-cell table:formula="of:=[.J382]*[.O382]" office:value-type="float" office:value="112384" calcext:value-type="float">
            <text:p>112 384,0000</text:p>
          </table:table-cell>
          <table:table-cell table:formula="of:=[.S382]-[.T382]" office:value-type="float" office:value="-112384" calcext:value-type="float">
            <text:p>-112384</text:p>
          </table:table-cell>
          <table:table-cell table:number-columns-repeated="1003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jets de grez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2" calcext:value-type="float">
            <text:p>22,00</text:p>
          </table:table-cell>
          <table:table-cell office:value-type="float" office:value="6" calcext:value-type="float">
            <text:p>6</text:p>
          </table:table-cell>
          <table:table-cell table:style-name="ce21" table:formula="of:=[.L383]+([.M383]/20)+([.N383]/240)" office:value-type="float" office:value="1.125" calcext:value-type="float">
            <text:p>1,12500</text:p>
          </table:table-cell>
          <table:table-cell table:number-columns-repeated="3"/>
          <table:table-cell table:formula="of:=[.P383]+0.05*[.Q383]+[.R383]/240" office:value-type="float" office:value="0" calcext:value-type="float">
            <text:p>0</text:p>
          </table:table-cell>
          <table:table-cell table:formula="of:=[.J383]*[.O383]" office:value-type="float" office:value="506.25" calcext:value-type="float">
            <text:p>506,2500</text:p>
          </table:table-cell>
          <table:table-cell table:formula="of:=[.S383]-[.T383]" office:value-type="float" office:value="-506.25" calcext:value-type="float">
            <text:p>-506,25</text:p>
          </table:table-cell>
          <table:table-cell table:number-columns-repeated="100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31" calcext:value-type="float">
            <text:p>731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384]+([.M384]/20)+([.N384]/240)" office:value-type="float" office:value="26" calcext:value-type="float">
            <text:p>26,00000</text:p>
          </table:table-cell>
          <table:table-cell table:number-columns-repeated="3"/>
          <table:table-cell table:formula="of:=[.P384]+0.05*[.Q384]+[.R384]/240" office:value-type="float" office:value="0" calcext:value-type="float">
            <text:p>0</text:p>
          </table:table-cell>
          <table:table-cell table:formula="of:=[.J384]*[.O384]" office:value-type="float" office:value="19006" calcext:value-type="float">
            <text:p>19 006,0000</text:p>
          </table:table-cell>
          <table:table-cell table:formula="of:=[.S384]-[.T384]" office:value-type="float" office:value="-19006" calcext:value-type="float">
            <text:p>-19006</text:p>
          </table:table-cell>
          <table:table-cell table:number-columns-repeated="100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85]+([.M385]/20)+([.N385]/240)" office:value-type="float" office:value="25" calcext:value-type="float">
            <text:p>25,00000</text:p>
          </table:table-cell>
          <table:table-cell table:number-columns-repeated="3"/>
          <table:table-cell table:formula="of:=[.P385]+0.05*[.Q385]+[.R385]/240" office:value-type="float" office:value="0" calcext:value-type="float">
            <text:p>0</text:p>
          </table:table-cell>
          <table:table-cell table:formula="of:=[.J385]*[.O385]" office:value-type="float" office:value="11250" calcext:value-type="float">
            <text:p>11 250,0000</text:p>
          </table:table-cell>
          <table:table-cell table:formula="of:=[.S385]-[.T385]" office:value-type="float" office:value="-11250" calcext:value-type="float">
            <text:p>-11250</text:p>
          </table:table-cell>
          <table:table-cell table:number-columns-repeated="100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aniers</text:p>
          </table:table-cell>
          <table:table-cell table:number-columns-repeated="3"/>
          <table:table-cell table:style-name="ce21" table:formula="of:=[.L386]+([.M386]/20)+([.N386]/240)" office:value-type="float" office:value="0" calcext:value-type="float">
            <text:p>0,00000</text:p>
          </table:table-cell>
          <table:table-cell table:number-columns-repeated="3"/>
          <table:table-cell table:formula="of:=[.P386]+0.05*[.Q386]+[.R386]/240" office:value-type="float" office:value="0" calcext:value-type="float">
            <text:p>0</text:p>
          </table:table-cell>
          <table:table-cell table:formula="of:=[.J386]*[.O386]" office:value-type="float" office:value="0" calcext:value-type="float">
            <text:p>0,0000</text:p>
          </table:table-cell>
          <table:table-cell table:formula="of:=[.S386]-[.T386]" office:value-type="float" office:value="0" calcext:value-type="float">
            <text:p>0</text:p>
          </table:table-cell>
          <table:table-cell office:value-type="string" calcext:value-type="string">
            <text:p>à 4L le pot</text:p>
          </table:table-cell>
          <table:table-cell table:number-columns-repeated="100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anteaux d'ecarlatte brodés d'or et d'argen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170" calcext:value-type="float">
            <text:p>170,000</text:p>
          </table:table-cell>
          <table:table-cell table:number-columns-repeated="2"/>
          <table:table-cell table:style-name="ce21" table:formula="of:=[.L387]+([.M387]/20)+([.N387]/240)" office:value-type="float" office:value="170" calcext:value-type="float">
            <text:p>170,00000</text:p>
          </table:table-cell>
          <table:table-cell table:number-columns-repeated="3"/>
          <table:table-cell table:formula="of:=[.P387]+0.05*[.Q387]+[.R387]/240" office:value-type="float" office:value="0" calcext:value-type="float">
            <text:p>0</text:p>
          </table:table-cell>
          <table:table-cell table:formula="of:=[.J387]*[.O387]" office:value-type="float" office:value="1020" calcext:value-type="float">
            <text:p>1 020,0000</text:p>
          </table:table-cell>
          <table:table-cell table:formula="of:=[.S387]-[.T387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388]+([.M388]/20)+([.N388]/240)" office:value-type="float" office:value="0" calcext:value-type="float">
            <text:p>0,00000</text:p>
          </table:table-cell>
          <table:table-cell office:value-type="float" office:value="7651" calcext:value-type="float">
            <text:p>7651</text:p>
          </table:table-cell>
          <table:table-cell table:number-columns-repeated="2"/>
          <table:table-cell table:formula="of:=[.P388]+0.05*[.Q388]+[.R388]/240" office:value-type="float" office:value="7651" calcext:value-type="float">
            <text:p>7651</text:p>
          </table:table-cell>
          <table:table-cell table:formula="of:=[.J388]*[.O388]" office:value-type="float" office:value="0" calcext:value-type="float">
            <text:p>0,0000</text:p>
          </table:table-cell>
          <table:table-cell table:formula="of:=[.S388]-[.T388]" office:value-type="float" office:value="7651" calcext:value-type="float">
            <text:p>7651</text:p>
          </table:table-cell>
          <table:table-cell office:value-type="string" calcext:value-type="string">
            <text:p>valeur de 765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pair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389]+([.M389]/20)+([.N389]/240)" office:value-type="float" office:value="24" calcext:value-type="float">
            <text:p>24,00000</text:p>
          </table:table-cell>
          <table:table-cell table:number-columns-repeated="3"/>
          <table:table-cell table:formula="of:=[.P389]+0.05*[.Q389]+[.R389]/240" office:value-type="float" office:value="0" calcext:value-type="float">
            <text:p>0</text:p>
          </table:table-cell>
          <table:table-cell table:formula="of:=[.J389]*[.O389]" office:value-type="float" office:value="2736" calcext:value-type="float">
            <text:p>2 736,0000</text:p>
          </table:table-cell>
          <table:table-cell table:formula="of:=[.S389]-[.T389]" office:value-type="float" office:value="-2736" calcext:value-type="float">
            <text:p>-2736</text:p>
          </table:table-cell>
          <table:table-cell table:number-columns-repeated="1003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59" calcext:value-type="float">
            <text:p>159,00</text:p>
          </table:table-cell>
          <table:table-cell office:value-type="string" calcext:value-type="string">
            <text:p>douzain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390]+([.M390]/20)+([.N390]/240)" office:value-type="float" office:value="14" calcext:value-type="float">
            <text:p>14,00000</text:p>
          </table:table-cell>
          <table:table-cell table:number-columns-repeated="3"/>
          <table:table-cell table:formula="of:=[.P390]+0.05*[.Q390]+[.R390]/240" office:value-type="float" office:value="0" calcext:value-type="float">
            <text:p>0</text:p>
          </table:table-cell>
          <table:table-cell table:formula="of:=[.J390]*[.O390]" office:value-type="float" office:value="2226" calcext:value-type="float">
            <text:p>2 226,0000</text:p>
          </table:table-cell>
          <table:table-cell table:formula="of:=[.S390]-[.T390]" office:value-type="float" office:value="-2226" calcext:value-type="float">
            <text:p>-2226</text:p>
          </table:table-cell>
          <table:table-cell table:number-columns-repeated="1003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nicaneas gran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512" calcext:value-type="float">
            <text:p>1 512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391]+([.M391]/20)+([.N391]/240)" office:value-type="float" office:value="12" calcext:value-type="float">
            <text:p>12,00000</text:p>
          </table:table-cell>
          <table:table-cell table:number-columns-repeated="3"/>
          <table:table-cell table:formula="of:=[.P391]+0.05*[.Q391]+[.R391]/240" office:value-type="float" office:value="0" calcext:value-type="float">
            <text:p>0</text:p>
          </table:table-cell>
          <table:table-cell table:formula="of:=[.J391]*[.O391]" office:value-type="float" office:value="18144" calcext:value-type="float">
            <text:p>18 144,0000</text:p>
          </table:table-cell>
          <table:table-cell table:formula="of:=[.S391]-[.T391]" office:value-type="float" office:value="-18144" calcext:value-type="float">
            <text:p>-18144</text:p>
          </table:table-cell>
          <table:table-cell table:number-columns-repeated="1003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nicaneas peti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46" calcext:value-type="float">
            <text:p>646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392]+([.M392]/20)+([.N392]/240)" office:value-type="float" office:value="10" calcext:value-type="float">
            <text:p>10,00000</text:p>
          </table:table-cell>
          <table:table-cell table:number-columns-repeated="3"/>
          <table:table-cell table:formula="of:=[.P392]+0.05*[.Q392]+[.R392]/240" office:value-type="float" office:value="0" calcext:value-type="float">
            <text:p>0</text:p>
          </table:table-cell>
          <table:table-cell table:formula="of:=[.J392]*[.O392]" office:value-type="float" office:value="6460" calcext:value-type="float">
            <text:p>6 460,0000</text:p>
          </table:table-cell>
          <table:table-cell table:formula="of:=[.S392]-[.T392]" office:value-type="float" office:value="-6460" calcext:value-type="float">
            <text:p>-6460</text:p>
          </table:table-cell>
          <table:table-cell table:number-columns-repeated="1003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negane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09" calcext:value-type="float">
            <text:p>609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93]+([.M393]/20)+([.N393]/240)" office:value-type="float" office:value="25" calcext:value-type="float">
            <text:p>25,00000</text:p>
          </table:table-cell>
          <table:table-cell table:number-columns-repeated="3"/>
          <table:table-cell table:formula="of:=[.P393]+0.05*[.Q393]+[.R393]/240" office:value-type="float" office:value="0" calcext:value-type="float">
            <text:p>0</text:p>
          </table:table-cell>
          <table:table-cell table:formula="of:=[.J393]*[.O393]" office:value-type="float" office:value="15225" calcext:value-type="float">
            <text:p>15 225,0000</text:p>
          </table:table-cell>
          <table:table-cell table:formula="of:=[.S393]-[.T393]" office:value-type="float" office:value="-15225" calcext:value-type="float">
            <text:p>-15225</text:p>
          </table:table-cell>
          <table:table-cell table:number-columns-repeated="1003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enie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table:number-columns-repeated="3"/>
          <table:table-cell table:style-name="ce21" table:formula="of:=[.L394]+([.M394]/20)+([.N394]/240)" office:value-type="float" office:value="0" calcext:value-type="float">
            <text:p>0,00000</text:p>
          </table:table-cell>
          <table:table-cell table:number-columns-repeated="3"/>
          <table:table-cell table:formula="of:=[.P394]+0.05*[.Q394]+[.R394]/240" office:value-type="float" office:value="0" calcext:value-type="float">
            <text:p>0</text:p>
          </table:table-cell>
          <table:table-cell table:formula="of:=[.J394]*[.O394]" office:value-type="float" office:value="0" calcext:value-type="float">
            <text:p>0,0000</text:p>
          </table:table-cell>
          <table:table-cell table:formula="of:=[.S394]-[.T394]" office:value-type="float" office:value="0" calcext:value-type="float">
            <text:p>0</text:p>
          </table:table-cell>
          <table:table-cell office:value-type="string" calcext:value-type="string">
            <text:p>Marchandise non identifiée. <text:s/>Baril de 10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395]+([.M395]/20)+([.N395]/240)" office:value-type="float" office:value="2.25" calcext:value-type="float">
            <text:p>2,25000</text:p>
          </table:table-cell>
          <table:table-cell table:number-columns-repeated="3"/>
          <table:table-cell table:formula="of:=[.P395]+0.05*[.Q395]+[.R395]/240" office:value-type="float" office:value="0" calcext:value-type="float">
            <text:p>0</text:p>
          </table:table-cell>
          <table:table-cell table:formula="of:=[.J395]*[.O395]" office:value-type="float" office:value="67.5" calcext:value-type="float">
            <text:p>67,5000</text:p>
          </table:table-cell>
          <table:table-cell table:formula="of:=[.S395]-[.T395]" office:value-type="float" office:value="-67.5" calcext:value-type="float">
            <text:p>-67,5</text:p>
          </table:table-cell>
          <table:table-cell table:number-columns-repeated="1003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11" calcext:value-type="float">
            <text:p>7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,00</text:p>
          </table:table-cell>
          <table:table-cell/>
          <table:table-cell table:style-name="ce21" table:formula="of:=[.L396]+([.M396]/20)+([.N396]/240)" office:value-type="float" office:value="0.35" calcext:value-type="float">
            <text:p>0,35000</text:p>
          </table:table-cell>
          <table:table-cell table:number-columns-repeated="3"/>
          <table:table-cell table:formula="of:=[.P396]+0.05*[.Q396]+[.R396]/240" office:value-type="float" office:value="0" calcext:value-type="float">
            <text:p>0</text:p>
          </table:table-cell>
          <table:table-cell table:formula="of:=[.J396]*[.O396]" office:value-type="float" office:value="248.85" calcext:value-type="float">
            <text:p>248,8500</text:p>
          </table:table-cell>
          <table:table-cell table:formula="of:=[.S396]-[.T396]" office:value-type="float" office:value="-248.85" calcext:value-type="float">
            <text:p>-248,85</text:p>
          </table:table-cell>
          <table:table-cell table:number-columns-repeated="1003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5570" calcext:value-type="float">
            <text:p>55 5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397]+([.M397]/20)+([.N397]/240)" office:value-type="float" office:value="1" calcext:value-type="float">
            <text:p>1,00000</text:p>
          </table:table-cell>
          <table:table-cell table:number-columns-repeated="3"/>
          <table:table-cell table:formula="of:=[.P397]+0.05*[.Q397]+[.R397]/240" office:value-type="float" office:value="0" calcext:value-type="float">
            <text:p>0</text:p>
          </table:table-cell>
          <table:table-cell table:formula="of:=[.J397]*[.O397]" office:value-type="float" office:value="55570" calcext:value-type="float">
            <text:p>55 570,0000</text:p>
          </table:table-cell>
          <table:table-cell table:formula="of:=[.S397]-[.T397]" office:value-type="float" office:value="-55570" calcext:value-type="float">
            <text:p>-55570</text:p>
          </table:table-cell>
          <table:table-cell table:number-columns-repeated="1003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ma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98]+([.M398]/20)+([.N398]/240)" office:value-type="float" office:value="20" calcext:value-type="float">
            <text:p>20,00000</text:p>
          </table:table-cell>
          <table:table-cell table:number-columns-repeated="3"/>
          <table:table-cell table:formula="of:=[.P398]+0.05*[.Q398]+[.R398]/240" office:value-type="float" office:value="0" calcext:value-type="float">
            <text:p>0</text:p>
          </table:table-cell>
          <table:table-cell table:formula="of:=[.J398]*[.O398]" office:value-type="float" office:value="2080" calcext:value-type="float">
            <text:p>2 080,0000</text:p>
          </table:table-cell>
          <table:table-cell table:formula="of:=[.S398]-[.T398]" office:value-type="float" office:value="-2080" calcext:value-type="float">
            <text:p>-2080</text:p>
          </table:table-cell>
          <table:table-cell table:number-columns-repeated="1003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727" calcext:value-type="float">
            <text:p>2 72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,00</text:p>
          </table:table-cell>
          <table:table-cell/>
          <table:table-cell table:style-name="ce21" table:formula="of:=[.L399]+([.M399]/20)+([.N399]/240)" office:value-type="float" office:value="0.8" calcext:value-type="float">
            <text:p>0,80000</text:p>
          </table:table-cell>
          <table:table-cell table:number-columns-repeated="3"/>
          <table:table-cell table:formula="of:=[.P399]+0.05*[.Q399]+[.R399]/240" office:value-type="float" office:value="0" calcext:value-type="float">
            <text:p>0</text:p>
          </table:table-cell>
          <table:table-cell table:formula="of:=[.J399]*[.O399]" office:value-type="float" office:value="2181.6" calcext:value-type="float">
            <text:p>2 181,6000</text:p>
          </table:table-cell>
          <table:table-cell table:formula="of:=[.S399]-[.T399]" office:value-type="float" office:value="-2181.6" calcext:value-type="float">
            <text:p>-2181,6</text:p>
          </table:table-cell>
          <table:table-cell table:number-columns-repeated="1003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241" calcext:value-type="float">
            <text:p>4 24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21" table:formula="of:=[.L400]+([.M400]/20)+([.N400]/240)" office:value-type="float" office:value="0.25" calcext:value-type="float">
            <text:p>0,25000</text:p>
          </table:table-cell>
          <table:table-cell table:number-columns-repeated="3"/>
          <table:table-cell table:formula="of:=[.P400]+0.05*[.Q400]+[.R400]/240" office:value-type="float" office:value="0" calcext:value-type="float">
            <text:p>0</text:p>
          </table:table-cell>
          <table:table-cell table:formula="of:=[.J400]*[.O400]" office:value-type="float" office:value="1060.25" calcext:value-type="float">
            <text:p>1 060,2500</text:p>
          </table:table-cell>
          <table:table-cell table:formula="of:=[.S400]-[.T400]" office:value-type="float" office:value="-1060.25" calcext:value-type="float">
            <text:p>-1060,25</text:p>
          </table:table-cell>
          <table:table-cell table:number-columns-repeated="100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35" calcext:value-type="float">
            <text:p>735,00</text:p>
          </table:table-cell>
          <table:table-cell office:value-type="string" calcext:value-type="string">
            <text:p>pièc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1" table:formula="of:=[.L401]+([.M401]/20)+([.N401]/240)" office:value-type="float" office:value="27" calcext:value-type="float">
            <text:p>27,00000</text:p>
          </table:table-cell>
          <table:table-cell table:number-columns-repeated="3"/>
          <table:table-cell table:formula="of:=[.P401]+0.05*[.Q401]+[.R401]/240" office:value-type="float" office:value="0" calcext:value-type="float">
            <text:p>0</text:p>
          </table:table-cell>
          <table:table-cell table:formula="of:=[.J401]*[.O401]" office:value-type="float" office:value="19845" calcext:value-type="float">
            <text:p>19 845,0000</text:p>
          </table:table-cell>
          <table:table-cell table:formula="of:=[.S401]-[.T401]" office:value-type="float" office:value="-19845" calcext:value-type="float">
            <text:p>-19845</text:p>
          </table:table-cell>
          <table:table-cell table:number-columns-repeated="1003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onneaux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402]+([.M402]/20)+([.N402]/240)" office:value-type="float" office:value="50" calcext:value-type="float">
            <text:p>50,00000</text:p>
          </table:table-cell>
          <table:table-cell table:number-columns-repeated="3"/>
          <table:table-cell table:formula="of:=[.P402]+0.05*[.Q402]+[.R402]/240" office:value-type="float" office:value="0" calcext:value-type="float">
            <text:p>0</text:p>
          </table:table-cell>
          <table:table-cell table:formula="of:=[.J402]*[.O402]" office:value-type="float" office:value="100" calcext:value-type="float">
            <text:p>100,0000</text:p>
          </table:table-cell>
          <table:table-cell table:formula="of:=[.S402]-[.T402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78" calcext:value-type="float">
            <text:p>87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403]+([.M403]/20)+([.N403]/240)" office:value-type="float" office:value="2" calcext:value-type="float">
            <text:p>2,00000</text:p>
          </table:table-cell>
          <table:table-cell table:number-columns-repeated="3"/>
          <table:table-cell table:formula="of:=[.P403]+0.05*[.Q403]+[.R403]/240" office:value-type="float" office:value="0" calcext:value-type="float">
            <text:p>0</text:p>
          </table:table-cell>
          <table:table-cell table:formula="of:=[.J403]*[.O403]" office:value-type="float" office:value="1756" calcext:value-type="float">
            <text:p>1 756,0000</text:p>
          </table:table-cell>
          <table:table-cell table:formula="of:=[.S403]-[.T403]" office:value-type="float" office:value="-1756" calcext:value-type="float">
            <text:p>-1756</text:p>
          </table:table-cell>
          <table:table-cell table:number-columns-repeated="1003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200" calcext:value-type="float">
            <text:p>2 20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1" table:formula="of:=[.L404]+([.M404]/20)+([.N404]/240)" office:value-type="float" office:value="0.35" calcext:value-type="float">
            <text:p>0,35000</text:p>
          </table:table-cell>
          <table:table-cell table:number-columns-repeated="3"/>
          <table:table-cell table:formula="of:=[.P404]+0.05*[.Q404]+[.R404]/240" office:value-type="float" office:value="0" calcext:value-type="float">
            <text:p>0</text:p>
          </table:table-cell>
          <table:table-cell table:formula="of:=[.J404]*[.O404]" office:value-type="float" office:value="770" calcext:value-type="float">
            <text:p>770,0000</text:p>
          </table:table-cell>
          <table:table-cell table:formula="of:=[.S404]-[.T404]" office:value-type="float" office:value="-770" calcext:value-type="float">
            <text:p>-770</text:p>
          </table:table-cell>
          <table:table-cell office:value-type="string" calcext:value-type="string">
            <text:p>35 L %</text:p>
          </table:table-cell>
          <table:table-cell table:number-columns-repeated="100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405]+([.M405]/20)+([.N405]/240)" office:value-type="float" office:value="0.4" calcext:value-type="float">
            <text:p>0,40000</text:p>
          </table:table-cell>
          <table:table-cell table:number-columns-repeated="3"/>
          <table:table-cell table:formula="of:=[.P405]+0.05*[.Q405]+[.R405]/240" office:value-type="float" office:value="0" calcext:value-type="float">
            <text:p>0</text:p>
          </table:table-cell>
          <table:table-cell table:formula="of:=[.J405]*[.O405]" office:value-type="float" office:value="120" calcext:value-type="float">
            <text:p>120,0000</text:p>
          </table:table-cell>
          <table:table-cell table:formula="of:=[.S405]-[.T405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2" calcext:value-type="float">
            <text:p>52,00</text:p>
          </table:table-cell>
          <table:table-cell/>
          <table:table-cell table:style-name="ce21" table:formula="of:=[.L406]+([.M406]/20)+([.N406]/240)" office:value-type="float" office:value="2.6" calcext:value-type="float">
            <text:p>2,60000</text:p>
          </table:table-cell>
          <table:table-cell table:number-columns-repeated="3"/>
          <table:table-cell table:formula="of:=[.P406]+0.05*[.Q406]+[.R406]/240" office:value-type="float" office:value="0" calcext:value-type="float">
            <text:p>0</text:p>
          </table:table-cell>
          <table:table-cell table:formula="of:=[.J406]*[.O406]" office:value-type="float" office:value="130" calcext:value-type="float">
            <text:p>130,0000</text:p>
          </table:table-cell>
          <table:table-cell table:formula="of:=[.S406]-[.T406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317" calcext:value-type="float">
            <text:p>2 317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407]+([.M407]/20)+([.N407]/240)" office:value-type="float" office:value="22" calcext:value-type="float">
            <text:p>22,00000</text:p>
          </table:table-cell>
          <table:table-cell table:number-columns-repeated="3"/>
          <table:table-cell table:formula="of:=[.P407]+0.05*[.Q407]+[.R407]/240" office:value-type="float" office:value="0" calcext:value-type="float">
            <text:p>0</text:p>
          </table:table-cell>
          <table:table-cell table:formula="of:=[.J407]*[.O407]" office:value-type="float" office:value="50974" calcext:value-type="float">
            <text:p>50 974,0000</text:p>
          </table:table-cell>
          <table:table-cell table:formula="of:=[.S407]-[.T407]" office:value-type="float" office:value="-50974" calcext:value-type="float">
            <text:p>-50974</text:p>
          </table:table-cell>
          <table:table-cell table:number-columns-repeated="1003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408]+([.M408]/20)+([.N408]/240)" office:value-type="float" office:value="28" calcext:value-type="float">
            <text:p>28,00000</text:p>
          </table:table-cell>
          <table:table-cell table:number-columns-repeated="3"/>
          <table:table-cell table:formula="of:=[.P408]+0.05*[.Q408]+[.R408]/240" office:value-type="float" office:value="0" calcext:value-type="float">
            <text:p>0</text:p>
          </table:table-cell>
          <table:table-cell table:formula="of:=[.J408]*[.O408]" office:value-type="float" office:value="10080" calcext:value-type="float">
            <text:p>10 080,0000</text:p>
          </table:table-cell>
          <table:table-cell table:formula="of:=[.S408]-[.T408]" office:value-type="float" office:value="-10080" calcext:value-type="float">
            <text:p>-10080</text:p>
          </table:table-cell>
          <table:table-cell table:number-columns-repeated="1003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plat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131" calcext:value-type="float">
            <text:p>2 131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409]+([.M409]/20)+([.N409]/240)" office:value-type="float" office:value="5" calcext:value-type="float">
            <text:p>5,00000</text:p>
          </table:table-cell>
          <table:table-cell table:number-columns-repeated="3"/>
          <table:table-cell table:formula="of:=[.P409]+0.05*[.Q409]+[.R409]/240" office:value-type="float" office:value="0" calcext:value-type="float">
            <text:p>0</text:p>
          </table:table-cell>
          <table:table-cell table:formula="of:=[.J409]*[.O409]" office:value-type="float" office:value="10655" calcext:value-type="float">
            <text:p>10 655,0000</text:p>
          </table:table-cell>
          <table:table-cell table:formula="of:=[.S409]-[.T409]" office:value-type="float" office:value="-10655" calcext:value-type="float">
            <text:p>-10655</text:p>
          </table:table-cell>
          <table:table-cell table:number-columns-repeated="1003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elo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u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410]+([.M410]/20)+([.N410]/240)" office:value-type="float" office:value="24" calcext:value-type="float">
            <text:p>24,00000</text:p>
          </table:table-cell>
          <table:table-cell table:number-columns-repeated="3"/>
          <table:table-cell table:formula="of:=[.P410]+0.05*[.Q410]+[.R410]/240" office:value-type="float" office:value="0" calcext:value-type="float">
            <text:p>0</text:p>
          </table:table-cell>
          <table:table-cell table:formula="of:=[.J410]*[.O410]" office:value-type="float" office:value="480" calcext:value-type="float">
            <text:p>480,0000</text:p>
          </table:table-cell>
          <table:table-cell table:formula="of:=[.S410]-[.T410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88" calcext:value-type="float">
            <text:p>38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,00</text:p>
          </table:table-cell>
          <table:table-cell/>
          <table:table-cell table:style-name="ce21" table:formula="of:=[.L411]+([.M411]/20)+([.N411]/240)" office:value-type="float" office:value="0.1" calcext:value-type="float">
            <text:p>0,10000</text:p>
          </table:table-cell>
          <table:table-cell table:number-columns-repeated="3"/>
          <table:table-cell table:formula="of:=[.P411]+0.05*[.Q411]+[.R411]/240" office:value-type="float" office:value="0" calcext:value-type="float">
            <text:p>0</text:p>
          </table:table-cell>
          <table:table-cell table:formula="of:=[.J411]*[.O411]" office:value-type="float" office:value="38.8" calcext:value-type="float">
            <text:p>38,8000</text:p>
          </table:table-cell>
          <table:table-cell table:formula="of:=[.S411]-[.T411]" office:value-type="float" office:value="-38.8" calcext:value-type="float">
            <text:p>-38,8</text:p>
          </table:table-cell>
          <table:table-cell table:number-columns-repeated="1003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estes de drap brodées en or et en arge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412]+([.M412]/20)+([.N412]/240)" office:value-type="float" office:value="100" calcext:value-type="float">
            <text:p>100,00000</text:p>
          </table:table-cell>
          <table:table-cell table:number-columns-repeated="3"/>
          <table:table-cell table:formula="of:=[.P412]+0.05*[.Q412]+[.R412]/240" office:value-type="float" office:value="0" calcext:value-type="float">
            <text:p>0</text:p>
          </table:table-cell>
          <table:table-cell table:formula="of:=[.J412]*[.O412]" office:value-type="float" office:value="500" calcext:value-type="float">
            <text:p>500,0000</text:p>
          </table:table-cell>
          <table:table-cell table:formula="of:=[.S412]-[.T412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1" calcext:value-type="float">
            <text:p>121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413]+([.M413]/20)+([.N413]/240)" office:value-type="float" office:value="40" calcext:value-type="float">
            <text:p>40,00000</text:p>
          </table:table-cell>
          <table:table-cell table:number-columns-repeated="3"/>
          <table:table-cell table:formula="of:=[.P413]+0.05*[.Q413]+[.R413]/240" office:value-type="float" office:value="0" calcext:value-type="float">
            <text:p>0</text:p>
          </table:table-cell>
          <table:table-cell table:formula="of:=[.J413]*[.O413]" office:value-type="float" office:value="4840" calcext:value-type="float">
            <text:p>4 840,0000</text:p>
          </table:table-cell>
          <table:table-cell table:formula="of:=[.S413]-[.T413]" office:value-type="float" office:value="-4840" calcext:value-type="float">
            <text:p>-4840</text:p>
          </table:table-cell>
          <table:table-cell table:number-columns-repeated="1003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s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414]+([.M414]/20)+([.N414]/240)" office:value-type="float" office:value="90" calcext:value-type="float">
            <text:p>90,00000</text:p>
          </table:table-cell>
          <table:table-cell table:number-columns-repeated="3"/>
          <table:table-cell table:formula="of:=[.P414]+0.05*[.Q414]+[.R414]/240" office:value-type="float" office:value="0" calcext:value-type="float">
            <text:p>0</text:p>
          </table:table-cell>
          <table:table-cell table:formula="of:=[.J414]*[.O414]" office:value-type="float" office:value="11340" calcext:value-type="float">
            <text:p>11 340,0000</text:p>
          </table:table-cell>
          <table:table-cell table:formula="of:=[.S414]-[.T414]" office:value-type="float" office:value="-11340" calcext:value-type="float">
            <text:p>-11340</text:p>
          </table:table-cell>
          <table:table-cell table:number-columns-repeated="1003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s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con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415]+([.M415]/20)+([.N415]/240)" office:value-type="float" office:value="40" calcext:value-type="float">
            <text:p>40,00000</text:p>
          </table:table-cell>
          <table:table-cell table:number-columns-repeated="3"/>
          <table:table-cell table:formula="of:=[.P415]+0.05*[.Q415]+[.R415]/240" office:value-type="float" office:value="0" calcext:value-type="float">
            <text:p>0</text:p>
          </table:table-cell>
          <table:table-cell table:formula="of:=[.J415]*[.O415]" office:value-type="float" office:value="80" calcext:value-type="float">
            <text:p>80,0000</text:p>
          </table:table-cell>
          <table:table-cell table:formula="of:=[.S415]-[.T415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nant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16]+([.M416]/20)+([.N416]/240)" office:value-type="float" office:value="20" calcext:value-type="float">
            <text:p>20,00000</text:p>
          </table:table-cell>
          <table:table-cell table:number-columns-repeated="3"/>
          <table:table-cell table:formula="of:=[.P416]+0.05*[.Q416]+[.R416]/240" office:value-type="float" office:value="0" calcext:value-type="float">
            <text:p>0</text:p>
          </table:table-cell>
          <table:table-cell table:formula="of:=[.J416]*[.O416]" office:value-type="float" office:value="120" calcext:value-type="float">
            <text:p>120,0000</text:p>
          </table:table-cell>
          <table:table-cell table:formula="of:=[.S416]-[.T416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417]+([.M417]/20)+([.N417]/240)" office:value-type="float" office:value="200" calcext:value-type="float">
            <text:p>200,00000</text:p>
          </table:table-cell>
          <table:table-cell table:number-columns-repeated="3"/>
          <table:table-cell table:formula="of:=[.P417]+0.05*[.Q417]+[.R417]/240" office:value-type="float" office:value="0" calcext:value-type="float">
            <text:p>0</text:p>
          </table:table-cell>
          <table:table-cell table:formula="of:=[.J417]*[.O417]" office:value-type="float" office:value="200" calcext:value-type="float">
            <text:p>200,0000</text:p>
          </table:table-cell>
          <table:table-cell table:formula="of:=[.S417]-[.T417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21" table:formula="of:=[.L418]+([.M418]/20)+([.N418]/240)" office:value-type="float" office:value="0.2" calcext:value-type="float">
            <text:p>0,20000</text:p>
          </table:table-cell>
          <table:table-cell table:number-columns-repeated="3"/>
          <table:table-cell table:formula="of:=[.P418]+0.05*[.Q418]+[.R418]/240" office:value-type="float" office:value="0" calcext:value-type="float">
            <text:p>0</text:p>
          </table:table-cell>
          <table:table-cell table:formula="of:=[.J418]*[.O418]" office:value-type="float" office:value="20" calcext:value-type="float">
            <text:p>20,0000</text:p>
          </table:table-cell>
          <table:table-cell table:formula="of:=[.S418]-[.T418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90" calcext:value-type="float">
            <text:p>390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19]+([.M419]/20)+([.N419]/240)" office:value-type="float" office:value="4" calcext:value-type="float">
            <text:p>4,00000</text:p>
          </table:table-cell>
          <table:table-cell table:number-columns-repeated="3"/>
          <table:table-cell table:formula="of:=[.P419]+0.05*[.Q419]+[.R419]/240" office:value-type="float" office:value="0" calcext:value-type="float">
            <text:p>0</text:p>
          </table:table-cell>
          <table:table-cell table:formula="of:=[.J419]*[.O419]" office:value-type="float" office:value="1560" calcext:value-type="float">
            <text:p>1 560,0000</text:p>
          </table:table-cell>
          <table:table-cell table:formula="of:=[.S419]-[.T419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05" calcext:value-type="float">
            <text:p>905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20]+([.M420]/20)+([.N420]/240)" office:value-type="float" office:value="3" calcext:value-type="float">
            <text:p>3,00000</text:p>
          </table:table-cell>
          <table:table-cell table:number-columns-repeated="3"/>
          <table:table-cell table:formula="of:=[.P420]+0.05*[.Q420]+[.R420]/240" office:value-type="float" office:value="0" calcext:value-type="float">
            <text:p>0</text:p>
          </table:table-cell>
          <table:table-cell table:formula="of:=[.J420]*[.O420]" office:value-type="float" office:value="2715" calcext:value-type="float">
            <text:p>2 715,0000</text:p>
          </table:table-cell>
          <table:table-cell table:formula="of:=[.S420]-[.T420]" office:value-type="float" office:value="-2715" calcext:value-type="float">
            <text:p>-2715</text:p>
          </table:table-cell>
          <table:table-cell table:number-columns-repeated="1003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421]+([.M421]/20)+([.N421]/240)" office:value-type="float" office:value="35" calcext:value-type="float">
            <text:p>35,00000</text:p>
          </table:table-cell>
          <table:table-cell table:number-columns-repeated="3"/>
          <table:table-cell table:formula="of:=[.P421]+0.05*[.Q421]+[.R421]/240" office:value-type="float" office:value="0" calcext:value-type="float">
            <text:p>0</text:p>
          </table:table-cell>
          <table:table-cell table:formula="of:=[.J421]*[.O421]" office:value-type="float" office:value="1610" calcext:value-type="float">
            <text:p>1 610,0000</text:p>
          </table:table-cell>
          <table:table-cell table:formula="of:=[.S421]-[.T421]" office:value-type="float" office:value="-1610" calcext:value-type="float">
            <text:p>-1610</text:p>
          </table:table-cell>
          <table:table-cell table:number-columns-repeated="1003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eure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1349" calcext:value-type="float">
            <text:p>31 34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422]+([.M422]/20)+([.N422]/240)" office:value-type="float" office:value="0.5" calcext:value-type="float">
            <text:p>0,50000</text:p>
          </table:table-cell>
          <table:table-cell table:number-columns-repeated="3"/>
          <table:table-cell table:formula="of:=[.P422]+0.05*[.Q422]+[.R422]/240" office:value-type="float" office:value="0" calcext:value-type="float">
            <text:p>0</text:p>
          </table:table-cell>
          <table:table-cell table:formula="of:=[.J422]*[.O422]" office:value-type="float" office:value="15674.5" calcext:value-type="float">
            <text:p>15 674,5000</text:p>
          </table:table-cell>
          <table:table-cell table:formula="of:=[.S422]-[.T422]" office:value-type="float" office:value="-15674.5" calcext:value-type="float">
            <text:p>-15674,5</text:p>
          </table:table-cell>
          <table:table-cell table:number-columns-repeated="1003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iscuit de 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900" calcext:value-type="float">
            <text:p>120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21" table:formula="of:=[.L423]+([.M423]/20)+([.N423]/240)" office:value-type="float" office:value="0.2" calcext:value-type="float">
            <text:p>0,20000</text:p>
          </table:table-cell>
          <table:table-cell table:number-columns-repeated="3"/>
          <table:table-cell table:formula="of:=[.P423]+0.05*[.Q423]+[.R423]/240" office:value-type="float" office:value="0" calcext:value-type="float">
            <text:p>0</text:p>
          </table:table-cell>
          <table:table-cell table:formula="of:=[.J423]*[.O423]" office:value-type="float" office:value="24180" calcext:value-type="float">
            <text:p>24 180,0000</text:p>
          </table:table-cell>
          <table:table-cell table:formula="of:=[.S423]-[.T423]" office:value-type="float" office:value="-24180" calcext:value-type="float">
            <text:p>-24180</text:p>
          </table:table-cell>
          <table:table-cell table:number-columns-repeated="1003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onnett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ot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1" table:formula="of:=[.L424]+([.M424]/20)+([.N424]/240)" office:value-type="float" office:value="1000" calcext:value-type="float">
            <text:p>1000,00000</text:p>
          </table:table-cell>
          <table:table-cell table:number-columns-repeated="3"/>
          <table:table-cell table:formula="of:=[.P424]+0.05*[.Q424]+[.R424]/240" office:value-type="float" office:value="0" calcext:value-type="float">
            <text:p>0</text:p>
          </table:table-cell>
          <table:table-cell table:formula="of:=[.J424]*[.O424]" office:value-type="float" office:value="2000" calcext:value-type="float">
            <text:p>2 000,0000</text:p>
          </table:table-cell>
          <table:table-cell table:formula="of:=[.S424]-[.T424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boisseaux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1" table:formula="of:=[.L425]+([.M425]/20)+([.N425]/240)" office:value-type="float" office:value="1" calcext:value-type="float">
            <text:p>1,00000</text:p>
          </table:table-cell>
          <table:table-cell table:number-columns-repeated="3"/>
          <table:table-cell table:formula="of:=[.P425]+0.05*[.Q425]+[.R425]/240" office:value-type="float" office:value="0" calcext:value-type="float">
            <text:p>0</text:p>
          </table:table-cell>
          <table:table-cell table:formula="of:=[.J425]*[.O425]" office:value-type="float" office:value="1000" calcext:value-type="float">
            <text:p>1 000,0000</text:p>
          </table:table-cell>
          <table:table-cell table:formula="of:=[.S425]-[.T425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qu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426]+([.M426]/20)+([.N426]/240)" office:value-type="float" office:value="36" calcext:value-type="float">
            <text:p>36,00000</text:p>
          </table:table-cell>
          <table:table-cell table:number-columns-repeated="3"/>
          <table:table-cell table:formula="of:=[.P426]+0.05*[.Q426]+[.R426]/240" office:value-type="float" office:value="0" calcext:value-type="float">
            <text:p>0</text:p>
          </table:table-cell>
          <table:table-cell table:formula="of:=[.J426]*[.O426]" office:value-type="float" office:value="360" calcext:value-type="float">
            <text:p>360,0000</text:p>
          </table:table-cell>
          <table:table-cell table:formula="of:=[.S426]-[.T426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427]+([.M427]/20)+([.N427]/240)" office:value-type="float" office:value="25" calcext:value-type="float">
            <text:p>25,00000</text:p>
          </table:table-cell>
          <table:table-cell table:number-columns-repeated="3"/>
          <table:table-cell table:formula="of:=[.P427]+0.05*[.Q427]+[.R427]/240" office:value-type="float" office:value="0" calcext:value-type="float">
            <text:p>0</text:p>
          </table:table-cell>
          <table:table-cell table:formula="of:=[.J427]*[.O427]" office:value-type="float" office:value="75" calcext:value-type="float">
            <text:p>75,0000</text:p>
          </table:table-cell>
          <table:table-cell table:formula="of:=[.S427]-[.T427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lem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28]+([.M428]/20)+([.N428]/240)" office:value-type="float" office:value="3" calcext:value-type="float">
            <text:p>3,00000</text:p>
          </table:table-cell>
          <table:table-cell table:number-columns-repeated="3"/>
          <table:table-cell table:formula="of:=[.P428]+0.05*[.Q428]+[.R428]/240" office:value-type="float" office:value="0" calcext:value-type="float">
            <text:p>0</text:p>
          </table:table-cell>
          <table:table-cell table:formula="of:=[.J428]*[.O428]" office:value-type="float" office:value="396" calcext:value-type="float">
            <text:p>396,0000</text:p>
          </table:table-cell>
          <table:table-cell table:formula="of:=[.S428]-[.T428]" office:value-type="float" office:value="-396" calcext:value-type="float">
            <text:p>-396</text:p>
          </table:table-cell>
          <table:table-cell table:number-columns-repeated="1003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429]+([.M429]/20)+([.N429]/240)" office:value-type="float" office:value="4.5" calcext:value-type="float">
            <text:p>4,50000</text:p>
          </table:table-cell>
          <table:table-cell table:number-columns-repeated="3"/>
          <table:table-cell table:formula="of:=[.P429]+0.05*[.Q429]+[.R429]/240" office:value-type="float" office:value="0" calcext:value-type="float">
            <text:p>0</text:p>
          </table:table-cell>
          <table:table-cell table:formula="of:=[.J429]*[.O429]" office:value-type="float" office:value="396" calcext:value-type="float">
            <text:p>396,0000</text:p>
          </table:table-cell>
          <table:table-cell table:formula="of:=[.S429]-[.T429]" office:value-type="float" office:value="-396" calcext:value-type="float">
            <text:p>-396</text:p>
          </table:table-cell>
          <table:table-cell table:number-columns-repeated="1003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430]+([.M430]/20)+([.N430]/240)" office:value-type="float" office:value="10" calcext:value-type="float">
            <text:p>10,00000</text:p>
          </table:table-cell>
          <table:table-cell table:number-columns-repeated="3"/>
          <table:table-cell table:formula="of:=[.P430]+0.05*[.Q430]+[.R430]/240" office:value-type="float" office:value="0" calcext:value-type="float">
            <text:p>0</text:p>
          </table:table-cell>
          <table:table-cell table:formula="of:=[.J430]*[.O430]" office:value-type="float" office:value="600" calcext:value-type="float">
            <text:p>600,0000</text:p>
          </table:table-cell>
          <table:table-cell table:formula="of:=[.S430]-[.T430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ercles à tonn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49" calcext:value-type="float">
            <text:p>549,00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431]+([.M431]/20)+([.N431]/240)" office:value-type="float" office:value="2.5" calcext:value-type="float">
            <text:p>2,50000</text:p>
          </table:table-cell>
          <table:table-cell table:number-columns-repeated="3"/>
          <table:table-cell table:formula="of:=[.P431]+0.05*[.Q431]+[.R431]/240" office:value-type="float" office:value="0" calcext:value-type="float">
            <text:p>0</text:p>
          </table:table-cell>
          <table:table-cell table:formula="of:=[.J431]*[.O431]" office:value-type="float" office:value="1372.5" calcext:value-type="float">
            <text:p>1 372,5000</text:p>
          </table:table-cell>
          <table:table-cell table:formula="of:=[.S431]-[.T431]" office:value-type="float" office:value="-1372.5" calcext:value-type="float">
            <text:p>-1372,5</text:p>
          </table:table-cell>
          <table:table-cell table:number-columns-repeated="1003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3173" calcext:value-type="float">
            <text:p>23 17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21" table:formula="of:=[.L432]+([.M432]/20)+([.N432]/240)" office:value-type="float" office:value="0.45" calcext:value-type="float">
            <text:p>0,45000</text:p>
          </table:table-cell>
          <table:table-cell table:number-columns-repeated="3"/>
          <table:table-cell table:formula="of:=[.P432]+0.05*[.Q432]+[.R432]/240" office:value-type="float" office:value="0" calcext:value-type="float">
            <text:p>0</text:p>
          </table:table-cell>
          <table:table-cell table:formula="of:=[.J432]*[.O432]" office:value-type="float" office:value="10427.85" calcext:value-type="float">
            <text:p>10 427,8500</text:p>
          </table:table-cell>
          <table:table-cell table:formula="of:=[.S432]-[.T432]" office:value-type="float" office:value="-10427.85" calcext:value-type="float">
            <text:p>-10427,85</text:p>
          </table:table-cell>
          <table:table-cell table:number-columns-repeated="1003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peaux casto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en nombre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433]+([.M433]/20)+([.N433]/240)" office:value-type="float" office:value="16" calcext:value-type="float">
            <text:p>16,00000</text:p>
          </table:table-cell>
          <table:table-cell table:number-columns-repeated="3"/>
          <table:table-cell table:formula="of:=[.P433]+0.05*[.Q433]+[.R433]/240" office:value-type="float" office:value="0" calcext:value-type="float">
            <text:p>0</text:p>
          </table:table-cell>
          <table:table-cell table:formula="of:=[.J433]*[.O433]" office:value-type="float" office:value="11200" calcext:value-type="float">
            <text:p>11 200,0000</text:p>
          </table:table-cell>
          <table:table-cell table:formula="of:=[.S433]-[.T433]" office:value-type="float" office:value="-11200" calcext:value-type="float">
            <text:p>-11200</text:p>
          </table:table-cell>
          <table:table-cell table:number-columns-repeated="1003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peaux mi-casto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434]+([.M434]/20)+([.N434]/240)" office:value-type="float" office:value="10" calcext:value-type="float">
            <text:p>10,00000</text:p>
          </table:table-cell>
          <table:table-cell table:number-columns-repeated="3"/>
          <table:table-cell table:formula="of:=[.P434]+0.05*[.Q434]+[.R434]/240" office:value-type="float" office:value="0" calcext:value-type="float">
            <text:p>0</text:p>
          </table:table-cell>
          <table:table-cell table:formula="of:=[.J434]*[.O434]" office:value-type="float" office:value="860" calcext:value-type="float">
            <text:p>860,0000</text:p>
          </table:table-cell>
          <table:table-cell table:formula="of:=[.S434]-[.T434]" office:value-type="float" office:value="-860" calcext:value-type="float">
            <text:p>-860</text:p>
          </table:table-cell>
          <table:table-cell table:number-columns-repeated="1003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peaux commu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ot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1" table:formula="of:=[.L435]+([.M435]/20)+([.N435]/240)" office:value-type="float" office:value="140" calcext:value-type="float">
            <text:p>140,00000</text:p>
          </table:table-cell>
          <table:table-cell table:number-columns-repeated="3"/>
          <table:table-cell table:formula="of:=[.P435]+0.05*[.Q435]+[.R435]/240" office:value-type="float" office:value="0" calcext:value-type="float">
            <text:p>0</text:p>
          </table:table-cell>
          <table:table-cell table:formula="of:=[.J435]*[.O435]" office:value-type="float" office:value="560" calcext:value-type="float">
            <text:p>560,0000</text:p>
          </table:table-cell>
          <table:table-cell table:formula="of:=[.S435]-[.T435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peaux commu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7" calcext:value-type="float">
            <text:p>207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36]+([.M436]/20)+([.N436]/240)" office:value-type="float" office:value="4" calcext:value-type="float">
            <text:p>4,00000</text:p>
          </table:table-cell>
          <table:table-cell table:number-columns-repeated="3"/>
          <table:table-cell table:formula="of:=[.P436]+0.05*[.Q436]+[.R436]/240" office:value-type="float" office:value="0" calcext:value-type="float">
            <text:p>0</text:p>
          </table:table-cell>
          <table:table-cell table:formula="of:=[.J436]*[.O436]" office:value-type="float" office:value="828" calcext:value-type="float">
            <text:p>828,0000</text:p>
          </table:table-cell>
          <table:table-cell table:formula="of:=[.S436]-[.T436]" office:value-type="float" office:value="-828" calcext:value-type="float">
            <text:p>-828</text:p>
          </table:table-cell>
          <table:table-cell table:number-columns-repeated="1003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437]+([.M437]/20)+([.N437]/240)" office:value-type="float" office:value="0.75" calcext:value-type="float">
            <text:p>0,75000</text:p>
          </table:table-cell>
          <table:table-cell table:number-columns-repeated="3"/>
          <table:table-cell table:formula="of:=[.P437]+0.05*[.Q437]+[.R437]/240" office:value-type="float" office:value="0" calcext:value-type="float">
            <text:p>0</text:p>
          </table:table-cell>
          <table:table-cell table:formula="of:=[.J437]*[.O437]" office:value-type="float" office:value="36" calcext:value-type="float">
            <text:p>36,0000</text:p>
          </table:table-cell>
          <table:table-cell table:formula="of:=[.S437]-[.T437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96" calcext:value-type="float">
            <text:p>896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38]+([.M438]/20)+([.N438]/240)" office:value-type="float" office:value="4" calcext:value-type="float">
            <text:p>4,00000</text:p>
          </table:table-cell>
          <table:table-cell table:number-columns-repeated="3"/>
          <table:table-cell table:formula="of:=[.P438]+0.05*[.Q438]+[.R438]/240" office:value-type="float" office:value="0" calcext:value-type="float">
            <text:p>0</text:p>
          </table:table-cell>
          <table:table-cell table:formula="of:=[.J438]*[.O438]" office:value-type="float" office:value="3584" calcext:value-type="float">
            <text:p>3 584,0000</text:p>
          </table:table-cell>
          <table:table-cell table:formula="of:=[.S438]-[.T438]" office:value-type="float" office:value="-3584" calcext:value-type="float">
            <text:p>-3584</text:p>
          </table:table-cell>
          <table:table-cell table:number-columns-repeated="1003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285" calcext:value-type="float">
            <text:p>3 285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439]+([.M439]/20)+([.N439]/240)" office:value-type="float" office:value="5" calcext:value-type="float">
            <text:p>5,00000</text:p>
          </table:table-cell>
          <table:table-cell table:number-columns-repeated="3"/>
          <table:table-cell table:formula="of:=[.P439]+0.05*[.Q439]+[.R439]/240" office:value-type="float" office:value="0" calcext:value-type="float">
            <text:p>0</text:p>
          </table:table-cell>
          <table:table-cell table:formula="of:=[.J439]*[.O439]" office:value-type="float" office:value="16425" calcext:value-type="float">
            <text:p>16 425,0000</text:p>
          </table:table-cell>
          <table:table-cell table:formula="of:=[.S439]-[.T439]" office:value-type="float" office:value="-16425" calcext:value-type="float">
            <text:p>-16425</text:p>
          </table:table-cell>
          <table:table-cell table:number-columns-repeated="1003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40]+([.M440]/20)+([.N440]/240)" office:value-type="float" office:value="20" calcext:value-type="float">
            <text:p>20,00000</text:p>
          </table:table-cell>
          <table:table-cell table:number-columns-repeated="3"/>
          <table:table-cell table:formula="of:=[.P440]+0.05*[.Q440]+[.R440]/240" office:value-type="float" office:value="0" calcext:value-type="float">
            <text:p>0</text:p>
          </table:table-cell>
          <table:table-cell table:formula="of:=[.J440]*[.O440]" office:value-type="float" office:value="1960" calcext:value-type="float">
            <text:p>1 960,0000</text:p>
          </table:table-cell>
          <table:table-cell table:formula="of:=[.S440]-[.T440]" office:value-type="float" office:value="-1960" calcext:value-type="float">
            <text:p>-1960</text:p>
          </table:table-cell>
          <table:table-cell table:number-columns-repeated="1003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loux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131" calcext:value-type="float">
            <text:p>6 1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441]+([.M441]/20)+([.N441]/240)" office:value-type="float" office:value="0.3" calcext:value-type="float">
            <text:p>0,30000</text:p>
          </table:table-cell>
          <table:table-cell table:number-columns-repeated="3"/>
          <table:table-cell table:formula="of:=[.P441]+0.05*[.Q441]+[.R441]/240" office:value-type="float" office:value="0" calcext:value-type="float">
            <text:p>0</text:p>
          </table:table-cell>
          <table:table-cell table:formula="of:=[.J441]*[.O441]" office:value-type="float" office:value="1839.3" calcext:value-type="float">
            <text:p>1 839,3000</text:p>
          </table:table-cell>
          <table:table-cell table:formula="of:=[.S441]-[.T441]" office:value-type="float" office:value="-1839.3" calcext:value-type="float">
            <text:p>-1839,3</text:p>
          </table:table-cell>
          <table:table-cell table:number-columns-repeated="1003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irs de boeuf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3" calcext:value-type="float">
            <text:p>113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442]+([.M442]/20)+([.N442]/240)" office:value-type="float" office:value="30" calcext:value-type="float">
            <text:p>30,00000</text:p>
          </table:table-cell>
          <table:table-cell table:number-columns-repeated="3"/>
          <table:table-cell table:formula="of:=[.P442]+0.05*[.Q442]+[.R442]/240" office:value-type="float" office:value="0" calcext:value-type="float">
            <text:p>0</text:p>
          </table:table-cell>
          <table:table-cell table:formula="of:=[.J442]*[.O442]" office:value-type="float" office:value="3390" calcext:value-type="float">
            <text:p>3 390,0000</text:p>
          </table:table-cell>
          <table:table-cell table:formula="of:=[.S442]-[.T442]" office:value-type="float" office:value="-3390" calcext:value-type="float">
            <text:p>-3390</text:p>
          </table:table-cell>
          <table:table-cell table:number-columns-repeated="1003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culottes de peaux de d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443]+([.M443]/20)+([.N443]/240)" office:value-type="float" office:value="8" calcext:value-type="float">
            <text:p>8,00000</text:p>
          </table:table-cell>
          <table:table-cell table:number-columns-repeated="3"/>
          <table:table-cell table:formula="of:=[.P443]+0.05*[.Q443]+[.R443]/240" office:value-type="float" office:value="0" calcext:value-type="float">
            <text:p>0</text:p>
          </table:table-cell>
          <table:table-cell table:formula="of:=[.J443]*[.O443]" office:value-type="float" office:value="96" calcext:value-type="float">
            <text:p>96,0000</text:p>
          </table:table-cell>
          <table:table-cell table:formula="of:=[.S443]-[.T443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ent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ot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1" table:formula="of:=[.L444]+([.M444]/20)+([.N444]/240)" office:value-type="float" office:value="1000" calcext:value-type="float">
            <text:p>1000,00000</text:p>
          </table:table-cell>
          <table:table-cell table:number-columns-repeated="3"/>
          <table:table-cell table:formula="of:=[.P444]+0.05*[.Q444]+[.R444]/240" office:value-type="float" office:value="0" calcext:value-type="float">
            <text:p>0</text:p>
          </table:table-cell>
          <table:table-cell table:formula="of:=[.J444]*[.O444]" office:value-type="float" office:value="1000" calcext:value-type="float">
            <text:p>1 000,0000</text:p>
          </table:table-cell>
          <table:table-cell table:formula="of:=[.S444]-[.T444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rap d'Elbeu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au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445]+([.M445]/20)+([.N445]/240)" office:value-type="float" office:value="15" calcext:value-type="float">
            <text:p>15,00000</text:p>
          </table:table-cell>
          <table:table-cell table:number-columns-repeated="3"/>
          <table:table-cell table:formula="of:=[.P445]+0.05*[.Q445]+[.R445]/240" office:value-type="float" office:value="0" calcext:value-type="float">
            <text:p>0</text:p>
          </table:table-cell>
          <table:table-cell table:formula="of:=[.J445]*[.O445]" office:value-type="float" office:value="2550" calcext:value-type="float">
            <text:p>2 550,0000</text:p>
          </table:table-cell>
          <table:table-cell table:formula="of:=[.S445]-[.T445]" office:value-type="float" office:value="-2550" calcext:value-type="float">
            <text:p>-2550</text:p>
          </table:table-cell>
          <table:table-cell table:number-columns-repeated="1003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drap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ot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1" table:formula="of:=[.L446]+([.M446]/20)+([.N446]/240)" office:value-type="float" office:value="500" calcext:value-type="float">
            <text:p>500,00000</text:p>
          </table:table-cell>
          <table:table-cell table:number-columns-repeated="3"/>
          <table:table-cell table:formula="of:=[.P446]+0.05*[.Q446]+[.R446]/240" office:value-type="float" office:value="0" calcext:value-type="float">
            <text:p>0</text:p>
          </table:table-cell>
          <table:table-cell table:formula="of:=[.J446]*[.O446]" office:value-type="float" office:value="1000" calcext:value-type="float">
            <text:p>1 000,0000</text:p>
          </table:table-cell>
          <table:table-cell table:formula="of:=[.S446]-[.T446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73" calcext:value-type="float">
            <text:p>573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447]+([.M447]/20)+([.N447]/240)" office:value-type="float" office:value="5" calcext:value-type="float">
            <text:p>5,00000</text:p>
          </table:table-cell>
          <table:table-cell table:number-columns-repeated="3"/>
          <table:table-cell table:formula="of:=[.P447]+0.05*[.Q447]+[.R447]/240" office:value-type="float" office:value="0" calcext:value-type="float">
            <text:p>0</text:p>
          </table:table-cell>
          <table:table-cell table:formula="of:=[.J447]*[.O447]" office:value-type="float" office:value="2865" calcext:value-type="float">
            <text:p>2 865,0000</text:p>
          </table:table-cell>
          <table:table-cell table:formula="of:=[.S447]-[.T447]" office:value-type="float" office:value="-2865" calcext:value-type="float">
            <text:p>-2865</text:p>
          </table:table-cell>
          <table:table-cell table:number-columns-repeated="1003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448]+([.M448]/20)+([.N448]/240)" office:value-type="float" office:value="100" calcext:value-type="float">
            <text:p>100,00000</text:p>
          </table:table-cell>
          <table:table-cell table:number-columns-repeated="3"/>
          <table:table-cell table:formula="of:=[.P448]+0.05*[.Q448]+[.R448]/240" office:value-type="float" office:value="0" calcext:value-type="float">
            <text:p>0</text:p>
          </table:table-cell>
          <table:table-cell table:formula="of:=[.J448]*[.O448]" office:value-type="float" office:value="100" calcext:value-type="float">
            <text:p>100,0000</text:p>
          </table:table-cell>
          <table:table-cell table:formula="of:=[.S448]-[.T448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28.5" calcext:value-type="float">
            <text:p>1 028,5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449]+([.M449]/20)+([.N449]/240)" office:value-type="float" office:value="2.5" calcext:value-type="float">
            <text:p>2,50000</text:p>
          </table:table-cell>
          <table:table-cell table:number-columns-repeated="3"/>
          <table:table-cell table:formula="of:=[.P449]+0.05*[.Q449]+[.R449]/240" office:value-type="float" office:value="0" calcext:value-type="float">
            <text:p>0</text:p>
          </table:table-cell>
          <table:table-cell table:formula="of:=[.J449]*[.O449]" office:value-type="float" office:value="2571.25" calcext:value-type="float">
            <text:p>2 571,2500</text:p>
          </table:table-cell>
          <table:table-cell table:formula="of:=[.S449]-[.T449]" office:value-type="float" office:value="-2571.25" calcext:value-type="float">
            <text:p>-2571,25</text:p>
          </table:table-cell>
          <table:table-cell table:number-columns-repeated="1003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off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ot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1" table:formula="of:=[.L450]+([.M450]/20)+([.N450]/240)" office:value-type="float" office:value="500" calcext:value-type="float">
            <text:p>500,00000</text:p>
          </table:table-cell>
          <table:table-cell table:number-columns-repeated="3"/>
          <table:table-cell table:formula="of:=[.P450]+0.05*[.Q450]+[.R450]/240" office:value-type="float" office:value="0" calcext:value-type="float">
            <text:p>0</text:p>
          </table:table-cell>
          <table:table-cell table:formula="of:=[.J450]*[.O450]" office:value-type="float" office:value="1000" calcext:value-type="float">
            <text:p>1 000,0000</text:p>
          </table:table-cell>
          <table:table-cell table:formula="of:=[.S450]-[.T450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451]+([.M451]/20)+([.N451]/240)" office:value-type="float" office:value="40" calcext:value-type="float">
            <text:p>40,00000</text:p>
          </table:table-cell>
          <table:table-cell table:number-columns-repeated="3"/>
          <table:table-cell table:formula="of:=[.P451]+0.05*[.Q451]+[.R451]/240" office:value-type="float" office:value="0" calcext:value-type="float">
            <text:p>0</text:p>
          </table:table-cell>
          <table:table-cell table:formula="of:=[.J451]*[.O451]" office:value-type="float" office:value="2880" calcext:value-type="float">
            <text:p>2 880,0000</text:p>
          </table:table-cell>
          <table:table-cell table:formula="of:=[.S451]-[.T451]" office:value-type="float" office:value="-2880" calcext:value-type="float">
            <text:p>-2880</text:p>
          </table:table-cell>
          <table:table-cell table:number-columns-repeated="1003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5800" calcext:value-type="float">
            <text:p>65 8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table:formula="of:=[.L452]+([.M452]/20)+([.N452]/240)" office:value-type="float" office:value="0.0416666666666667" calcext:value-type="float">
            <text:p>0,04167</text:p>
          </table:table-cell>
          <table:table-cell table:number-columns-repeated="3"/>
          <table:table-cell table:formula="of:=[.P452]+0.05*[.Q452]+[.R452]/240" office:value-type="float" office:value="0" calcext:value-type="float">
            <text:p>0</text:p>
          </table:table-cell>
          <table:table-cell table:formula="of:=[.J452]*[.O452]" office:value-type="float" office:value="2741.66666666667" calcext:value-type="float">
            <text:p>2 741,6667</text:p>
          </table:table-cell>
          <table:table-cell table:formula="of:=[.S452]-[.T452]" office:value-type="float" office:value="-2741.66666666667" calcext:value-type="float">
            <text:p>-2741,67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quart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453]+([.M453]/20)+([.N453]/240)" office:value-type="float" office:value="30" calcext:value-type="float">
            <text:p>30,00000</text:p>
          </table:table-cell>
          <table:table-cell table:number-columns-repeated="3"/>
          <table:table-cell table:formula="of:=[.P453]+0.05*[.Q453]+[.R453]/240" office:value-type="float" office:value="0" calcext:value-type="float">
            <text:p>0</text:p>
          </table:table-cell>
          <table:table-cell table:formula="of:=[.J453]*[.O453]" office:value-type="float" office:value="540" calcext:value-type="float">
            <text:p>540,0000</text:p>
          </table:table-cell>
          <table:table-cell table:formula="of:=[.S453]-[.T453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454]+([.M454]/20)+([.N454]/240)" office:value-type="float" office:value="30" calcext:value-type="float">
            <text:p>30,00000</text:p>
          </table:table-cell>
          <table:table-cell table:number-columns-repeated="3"/>
          <table:table-cell table:formula="of:=[.P454]+0.05*[.Q454]+[.R454]/240" office:value-type="float" office:value="0" calcext:value-type="float">
            <text:p>0</text:p>
          </table:table-cell>
          <table:table-cell table:formula="of:=[.J454]*[.O454]" office:value-type="float" office:value="750" calcext:value-type="float">
            <text:p>750,0000</text:p>
          </table:table-cell>
          <table:table-cell table:formula="of:=[.S454]-[.T454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21" table:formula="of:=[.L455]+([.M455]/20)+([.N455]/240)" office:value-type="float" office:value="0.14" calcext:value-type="float">
            <text:p>0,14000</text:p>
          </table:table-cell>
          <table:table-cell table:number-columns-repeated="3"/>
          <table:table-cell table:formula="of:=[.P455]+0.05*[.Q455]+[.R455]/240" office:value-type="float" office:value="0" calcext:value-type="float">
            <text:p>0</text:p>
          </table:table-cell>
          <table:table-cell table:formula="of:=[.J455]*[.O455]" office:value-type="float" office:value="280" calcext:value-type="float">
            <text:p>280,0000</text:p>
          </table:table-cell>
          <table:table-cell table:formula="of:=[.S455]-[.T455]" office:value-type="float" office:value="-280" calcext:value-type="float">
            <text:p>-280</text:p>
          </table:table-cell>
          <table:table-cell office:value-type="string" calcext:value-type="string">
            <text:p>14 L %</text:p>
          </table:table-cell>
          <table:table-cell table:number-columns-repeated="1002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456]+([.M456]/20)+([.N456]/240)" office:value-type="float" office:value="110" calcext:value-type="float">
            <text:p>110,00000</text:p>
          </table:table-cell>
          <table:table-cell table:number-columns-repeated="3"/>
          <table:table-cell table:formula="of:=[.P456]+0.05*[.Q456]+[.R456]/240" office:value-type="float" office:value="0" calcext:value-type="float">
            <text:p>0</text:p>
          </table:table-cell>
          <table:table-cell table:formula="of:=[.J456]*[.O456]" office:value-type="float" office:value="440" calcext:value-type="float">
            <text:p>440,0000</text:p>
          </table:table-cell>
          <table:table-cell table:formula="of:=[.S456]-[.T456]" office:value-type="float" office:value="-440" calcext:value-type="float">
            <text:p>-440</text:p>
          </table:table-cell>
          <table:table-cell table:number-columns-repeated="1003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57]+([.M457]/20)+([.N457]/240)" office:value-type="float" office:value="3" calcext:value-type="float">
            <text:p>3,00000</text:p>
          </table:table-cell>
          <table:table-cell table:number-columns-repeated="3"/>
          <table:table-cell table:formula="of:=[.P457]+0.05*[.Q457]+[.R457]/240" office:value-type="float" office:value="0" calcext:value-type="float">
            <text:p>0</text:p>
          </table:table-cell>
          <table:table-cell table:formula="of:=[.J457]*[.O457]" office:value-type="float" office:value="375" calcext:value-type="float">
            <text:p>375,0000</text:p>
          </table:table-cell>
          <table:table-cell table:formula="of:=[.S457]-[.T457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711" calcext:value-type="float">
            <text:p>17 7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458]+([.M458]/20)+([.N458]/240)" office:value-type="float" office:value="0.5" calcext:value-type="float">
            <text:p>0,50000</text:p>
          </table:table-cell>
          <table:table-cell table:number-columns-repeated="3"/>
          <table:table-cell table:formula="of:=[.P458]+0.05*[.Q458]+[.R458]/240" office:value-type="float" office:value="0" calcext:value-type="float">
            <text:p>0</text:p>
          </table:table-cell>
          <table:table-cell table:formula="of:=[.J458]*[.O458]" office:value-type="float" office:value="8855.5" calcext:value-type="float">
            <text:p>8 855,5000</text:p>
          </table:table-cell>
          <table:table-cell table:formula="of:=[.S458]-[.T458]" office:value-type="float" office:value="-8855.5" calcext:value-type="float">
            <text:p>-8855,5</text:p>
          </table:table-cell>
          <table:table-cell table:number-columns-repeated="1003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 de 50L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459]+([.M459]/20)+([.N459]/240)" office:value-type="float" office:value="15" calcext:value-type="float">
            <text:p>15,00000</text:p>
          </table:table-cell>
          <table:table-cell table:number-columns-repeated="3"/>
          <table:table-cell table:formula="of:=[.P459]+0.05*[.Q459]+[.R459]/240" office:value-type="float" office:value="0" calcext:value-type="float">
            <text:p>0</text:p>
          </table:table-cell>
          <table:table-cell table:formula="of:=[.J459]*[.O459]" office:value-type="float" office:value="900" calcext:value-type="float">
            <text:p>900,0000</text:p>
          </table:table-cell>
          <table:table-cell table:formula="of:=[.S459]-[.T459]" office:value-type="float" office:value="-900" calcext:value-type="float">
            <text:p>-900</text:p>
          </table:table-cell>
          <table:table-cell office:value-type="string" calcext:value-type="string">
            <text:p>60 pièces à 15 L pesant 50 livre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95" calcext:value-type="float">
            <text:p>1 0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460]+([.M460]/20)+([.N460]/240)" office:value-type="float" office:value="0.5" calcext:value-type="float">
            <text:p>0,50000</text:p>
          </table:table-cell>
          <table:table-cell table:number-columns-repeated="3"/>
          <table:table-cell table:formula="of:=[.P460]+0.05*[.Q460]+[.R460]/240" office:value-type="float" office:value="0" calcext:value-type="float">
            <text:p>0</text:p>
          </table:table-cell>
          <table:table-cell table:formula="of:=[.J460]*[.O460]" office:value-type="float" office:value="547.5" calcext:value-type="float">
            <text:p>547,5000</text:p>
          </table:table-cell>
          <table:table-cell table:formula="of:=[.S460]-[.T460]" office:value-type="float" office:value="-547.5" calcext:value-type="float">
            <text:p>-547,5</text:p>
          </table:table-cell>
          <table:table-cell table:number-columns-repeated="1003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rui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21" table:formula="of:=[.L461]+([.M461]/20)+([.N461]/240)" office:value-type="float" office:value="0.25" calcext:value-type="float">
            <text:p>0,25000</text:p>
          </table:table-cell>
          <table:table-cell table:number-columns-repeated="3"/>
          <table:table-cell table:formula="of:=[.P461]+0.05*[.Q461]+[.R461]/240" office:value-type="float" office:value="0" calcext:value-type="float">
            <text:p>0</text:p>
          </table:table-cell>
          <table:table-cell table:formula="of:=[.J461]*[.O461]" office:value-type="float" office:value="150" calcext:value-type="float">
            <text:p>150,0000</text:p>
          </table:table-cell>
          <table:table-cell table:formula="of:=[.S461]-[.T461]" office:value-type="float" office:value="-150" calcext:value-type="float">
            <text:p>-150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unain ou foue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462]+([.M462]/20)+([.N462]/240)" office:value-type="float" office:value="0.5" calcext:value-type="float">
            <text:p>0,50000</text:p>
          </table:table-cell>
          <table:table-cell table:number-columns-repeated="3"/>
          <table:table-cell table:formula="of:=[.P462]+0.05*[.Q462]+[.R462]/240" office:value-type="float" office:value="0" calcext:value-type="float">
            <text:p>0</text:p>
          </table:table-cell>
          <table:table-cell table:formula="of:=[.J462]*[.O462]" office:value-type="float" office:value="300" calcext:value-type="float">
            <text:p>300,0000</text:p>
          </table:table-cell>
          <table:table-cell table:formula="of:=[.S462]-[.T462]" office:value-type="float" office:value="-300" calcext:value-type="float">
            <text:p>-300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fruits commu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8" calcext:value-type="float">
            <text:p>8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463]+([.M463]/20)+([.N463]/240)" office:value-type="float" office:value="8.5" calcext:value-type="float">
            <text:p>8,50000</text:p>
          </table:table-cell>
          <table:table-cell table:number-columns-repeated="3"/>
          <table:table-cell table:formula="of:=[.P463]+0.05*[.Q463]+[.R463]/240" office:value-type="float" office:value="0" calcext:value-type="float">
            <text:p>0</text:p>
          </table:table-cell>
          <table:table-cell table:formula="of:=[.J463]*[.O463]" office:value-type="float" office:value="212.5" calcext:value-type="float">
            <text:p>212,5000</text:p>
          </table:table-cell>
          <table:table-cell table:formula="of:=[.S463]-[.T463]" office:value-type="float" office:value="-212.5" calcext:value-type="float">
            <text:p>-212,5</text:p>
          </table:table-cell>
          <table:table-cell table:number-columns-repeated="1003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huill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ariqu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1" table:formula="of:=[.L464]+([.M464]/20)+([.N464]/240)" office:value-type="float" office:value="140" calcext:value-type="float">
            <text:p>140,00000</text:p>
          </table:table-cell>
          <table:table-cell table:number-columns-repeated="3"/>
          <table:table-cell table:formula="of:=[.P464]+0.05*[.Q464]+[.R464]/240" office:value-type="float" office:value="0" calcext:value-type="float">
            <text:p>0</text:p>
          </table:table-cell>
          <table:table-cell table:formula="of:=[.J464]*[.O464]" office:value-type="float" office:value="1960" calcext:value-type="float">
            <text:p>1 960,0000</text:p>
          </table:table-cell>
          <table:table-cell table:formula="of:=[.S464]-[.T464]" office:value-type="float" office:value="-1960" calcext:value-type="float">
            <text:p>-1960</text:p>
          </table:table-cell>
          <table:table-cell table:number-columns-repeated="1003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huil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14" calcext:value-type="float">
            <text:p>14,00</text:p>
          </table:table-cell>
          <table:table-cell/>
          <table:table-cell table:style-name="ce21" table:formula="of:=[.L465]+([.M465]/20)+([.N465]/240)" office:value-type="float" office:value="0.7" calcext:value-type="float">
            <text:p>0,70000</text:p>
          </table:table-cell>
          <table:table-cell table:number-columns-repeated="3"/>
          <table:table-cell table:formula="of:=[.P465]+0.05*[.Q465]+[.R465]/240" office:value-type="float" office:value="0" calcext:value-type="float">
            <text:p>0</text:p>
          </table:table-cell>
          <table:table-cell table:formula="of:=[.J465]*[.O465]" office:value-type="float" office:value="210" calcext:value-type="float">
            <text:p>210,0000</text:p>
          </table:table-cell>
          <table:table-cell table:formula="of:=[.S465]-[.T465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/>
          <table:table-cell office:value-type="float" office:value="5000" calcext:value-type="float">
            <text:p>5 000,00</text:p>
          </table:table-cell>
          <table:table-cell/>
          <table:table-cell table:style-name="ce21" table:formula="of:=[.L466]+([.M466]/20)+([.N466]/240)" office:value-type="float" office:value="250" calcext:value-type="float">
            <text:p>250,00000</text:p>
          </table:table-cell>
          <table:table-cell table:number-columns-repeated="3"/>
          <table:table-cell table:formula="of:=[.P466]+0.05*[.Q466]+[.R466]/240" office:value-type="float" office:value="0" calcext:value-type="float">
            <text:p>0</text:p>
          </table:table-cell>
          <table:table-cell table:formula="of:=[.J466]*[.O466]" office:value-type="float" office:value="500" calcext:value-type="float">
            <text:p>500,0000</text:p>
          </table:table-cell>
          <table:table-cell table:formula="of:=[.S466]-[.T466]" office:value-type="float" office:value="-500" calcext:value-type="float">
            <text:p>-500</text:p>
          </table:table-cell>
          <table:table-cell office:value-type="string" calcext:value-type="string">
            <text:p>2 bariques à 1000 L L à 5 S</text:p>
          </table:table-cell>
          <table:table-cell table:number-columns-repeated="1002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5" calcext:value-type="float">
            <text:p>2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21" table:formula="of:=[.L467]+([.M467]/20)+([.N467]/240)" office:value-type="float" office:value="0.5" calcext:value-type="float">
            <text:p>0,50000</text:p>
          </table:table-cell>
          <table:table-cell table:number-columns-repeated="3"/>
          <table:table-cell table:formula="of:=[.P467]+0.05*[.Q467]+[.R467]/240" office:value-type="float" office:value="0" calcext:value-type="float">
            <text:p>0</text:p>
          </table:table-cell>
          <table:table-cell table:formula="of:=[.J467]*[.O467]" office:value-type="float" office:value="107.5" calcext:value-type="float">
            <text:p>107,5000</text:p>
          </table:table-cell>
          <table:table-cell table:formula="of:=[.S467]-[.T467]" office:value-type="float" office:value="-107.5" calcext:value-type="float">
            <text:p>-107,5</text:p>
          </table:table-cell>
          <table:table-cell table:number-columns-repeated="1003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ard gril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600" calcext:value-type="float">
            <text:p>5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468]+([.M468]/20)+([.N468]/240)" office:value-type="float" office:value="0.3" calcext:value-type="float">
            <text:p>0,30000</text:p>
          </table:table-cell>
          <table:table-cell table:number-columns-repeated="3"/>
          <table:table-cell table:formula="of:=[.P468]+0.05*[.Q468]+[.R468]/240" office:value-type="float" office:value="0" calcext:value-type="float">
            <text:p>0</text:p>
          </table:table-cell>
          <table:table-cell table:formula="of:=[.J468]*[.O468]" office:value-type="float" office:value="1680" calcext:value-type="float">
            <text:p>1 680,0000</text:p>
          </table:table-cell>
          <table:table-cell table:formula="of:=[.S468]-[.T468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ard ordinai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ncr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469]+([.M469]/20)+([.N469]/240)" office:value-type="float" office:value="18" calcext:value-type="float">
            <text:p>18,00000</text:p>
          </table:table-cell>
          <table:table-cell table:number-columns-repeated="3"/>
          <table:table-cell table:formula="of:=[.P469]+0.05*[.Q469]+[.R469]/240" office:value-type="float" office:value="0" calcext:value-type="float">
            <text:p>0</text:p>
          </table:table-cell>
          <table:table-cell table:formula="of:=[.J469]*[.O469]" office:value-type="float" office:value="900" calcext:value-type="float">
            <text:p>900,0000</text:p>
          </table:table-cell>
          <table:table-cell table:formula="of:=[.S469]-[.T469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ard ordinai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700" calcext:value-type="float">
            <text:p>10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470]+([.M470]/20)+([.N470]/240)" office:value-type="float" office:value="0.3" calcext:value-type="float">
            <text:p>0,30000</text:p>
          </table:table-cell>
          <table:table-cell table:number-columns-repeated="3"/>
          <table:table-cell table:formula="of:=[.P470]+0.05*[.Q470]+[.R470]/240" office:value-type="float" office:value="0" calcext:value-type="float">
            <text:p>0</text:p>
          </table:table-cell>
          <table:table-cell table:formula="of:=[.J470]*[.O470]" office:value-type="float" office:value="3210" calcext:value-type="float">
            <text:p>3 210,0000</text:p>
          </table:table-cell>
          <table:table-cell table:formula="of:=[.S470]-[.T470]" office:value-type="float" office:value="-3210" calcext:value-type="float">
            <text:p>-3210</text:p>
          </table:table-cell>
          <table:table-cell table:number-columns-repeated="1003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ignes à pesch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471]+([.M471]/20)+([.N471]/240)" office:value-type="float" office:value="3.5" calcext:value-type="float">
            <text:p>3,50000</text:p>
          </table:table-cell>
          <table:table-cell table:number-columns-repeated="3"/>
          <table:table-cell table:formula="of:=[.P471]+0.05*[.Q471]+[.R471]/240" office:value-type="float" office:value="0" calcext:value-type="float">
            <text:p>0</text:p>
          </table:table-cell>
          <table:table-cell table:formula="of:=[.J471]*[.O471]" office:value-type="float" office:value="700" calcext:value-type="float">
            <text:p>700,0000</text:p>
          </table:table-cell>
          <table:table-cell table:formula="of:=[.S471]-[.T471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inge de table ; servie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douzai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72]+([.M472]/20)+([.N472]/240)" office:value-type="float" office:value="20" calcext:value-type="float">
            <text:p>20,00000</text:p>
          </table:table-cell>
          <table:table-cell table:number-columns-repeated="3"/>
          <table:table-cell table:formula="of:=[.P472]+0.05*[.Q472]+[.R472]/240" office:value-type="float" office:value="0" calcext:value-type="float">
            <text:p>0</text:p>
          </table:table-cell>
          <table:table-cell table:formula="of:=[.J472]*[.O472]" office:value-type="float" office:value="140" calcext:value-type="float">
            <text:p>140,0000</text:p>
          </table:table-cell>
          <table:table-cell table:formula="of:=[.S472]-[.T472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473]+([.M473]/20)+([.N473]/240)" office:value-type="float" office:value="50" calcext:value-type="float">
            <text:p>50,00000</text:p>
          </table:table-cell>
          <table:table-cell table:number-columns-repeated="3"/>
          <table:table-cell table:formula="of:=[.P473]+0.05*[.Q473]+[.R473]/240" office:value-type="float" office:value="0" calcext:value-type="float">
            <text:p>0</text:p>
          </table:table-cell>
          <table:table-cell table:formula="of:=[.J473]*[.O473]" office:value-type="float" office:value="400" calcext:value-type="float">
            <text:p>400,0000</text:p>
          </table:table-cell>
          <table:table-cell table:formula="of:=[.S473]-[.T473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litar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474]+([.M474]/20)+([.N474]/240)" office:value-type="float" office:value="0.3" calcext:value-type="float">
            <text:p>0,30000</text:p>
          </table:table-cell>
          <table:table-cell table:number-columns-repeated="3"/>
          <table:table-cell table:formula="of:=[.P474]+0.05*[.Q474]+[.R474]/240" office:value-type="float" office:value="0" calcext:value-type="float">
            <text:p>0</text:p>
          </table:table-cell>
          <table:table-cell table:formula="of:=[.J474]*[.O474]" office:value-type="float" office:value="15" calcext:value-type="float">
            <text:p>15,0000</text:p>
          </table:table-cell>
          <table:table-cell table:formula="of:=[.S474]-[.T474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75]+([.M475]/20)+([.N475]/240)" office:value-type="float" office:value="0" calcext:value-type="float">
            <text:p>0,00000</text:p>
          </table:table-cell>
          <table:table-cell office:value-type="float" office:value="7620" calcext:value-type="float">
            <text:p>7620</text:p>
          </table:table-cell>
          <table:table-cell table:number-columns-repeated="2"/>
          <table:table-cell table:formula="of:=[.P475]+0.05*[.Q475]+[.R475]/240" office:value-type="float" office:value="7620" calcext:value-type="float">
            <text:p>7620</text:p>
          </table:table-cell>
          <table:table-cell table:formula="of:=[.J475]*[.O475]" office:value-type="float" office:value="0" calcext:value-type="float">
            <text:p>0,0000</text:p>
          </table:table-cell>
          <table:table-cell table:formula="of:=[.S475]-[.T475]" office:value-type="float" office:value="7620" calcext:value-type="float">
            <text:p>7620</text:p>
          </table:table-cell>
          <table:table-cell office:value-type="string" calcext:value-type="string">
            <text:p>valeur de 76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76]+([.M476]/20)+([.N476]/240)" office:value-type="float" office:value="0" calcext:value-type="float">
            <text:p>0,00000</text:p>
          </table:table-cell>
          <table:table-cell office:value-type="float" office:value="18310" calcext:value-type="float">
            <text:p>18310</text:p>
          </table:table-cell>
          <table:table-cell table:number-columns-repeated="2"/>
          <table:table-cell table:formula="of:=[.P476]+0.05*[.Q476]+[.R476]/240" office:value-type="float" office:value="18310" calcext:value-type="float">
            <text:p>18310</text:p>
          </table:table-cell>
          <table:table-cell table:formula="of:=[.J476]*[.O476]" office:value-type="float" office:value="0" calcext:value-type="float">
            <text:p>0,0000</text:p>
          </table:table-cell>
          <table:table-cell table:formula="of:=[.S476]-[.T476]" office:value-type="float" office:value="18310" calcext:value-type="float">
            <text:p>18310</text:p>
          </table:table-cell>
          <table:table-cell office:value-type="string" calcext:value-type="string">
            <text:p>18311 L en valeur cy</text:p>
          </table:table-cell>
          <table:table-cell table:number-columns-repeated="1002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rue sè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699" calcext:value-type="float">
            <text:p>11 69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21" table:formula="of:=[.L477]+([.M477]/20)+([.N477]/240)" office:value-type="float" office:value="0.2" calcext:value-type="float">
            <text:p>0,20000</text:p>
          </table:table-cell>
          <table:table-cell table:number-columns-repeated="3"/>
          <table:table-cell table:formula="of:=[.P477]+0.05*[.Q477]+[.R477]/240" office:value-type="float" office:value="0" calcext:value-type="float">
            <text:p>0</text:p>
          </table:table-cell>
          <table:table-cell table:formula="of:=[.J477]*[.O477]" office:value-type="float" office:value="2339.8" calcext:value-type="float">
            <text:p>2 339,8000</text:p>
          </table:table-cell>
          <table:table-cell table:formula="of:=[.S477]-[.T477]" office:value-type="float" office:value="-2339.8" calcext:value-type="float">
            <text:p>-2339,8</text:p>
          </table:table-cell>
          <table:table-cell table:number-columns-repeated="1003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table:style-name="ce8"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478]+([.M478]/20)+([.N478]/240)" office:value-type="float" office:value="24" calcext:value-type="float">
            <text:p>24,00000</text:p>
          </table:table-cell>
          <table:table-cell table:number-columns-repeated="3"/>
          <table:table-cell table:formula="of:=[.P478]+0.05*[.Q478]+[.R478]/240" office:value-type="float" office:value="0" calcext:value-type="float">
            <text:p>0</text:p>
          </table:table-cell>
          <table:table-cell table:formula="of:=[.J478]*[.O478]" office:value-type="float" office:value="456" calcext:value-type="float">
            <text:p>456,0000</text:p>
          </table:table-cell>
          <table:table-cell table:formula="of:=[.S478]-[.T478]" office:value-type="float" office:value="-456" calcext:value-type="float">
            <text:p>-456</text:p>
          </table:table-cell>
          <table:table-cell table:number-columns-repeated="1003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es</text:p>
          </table:table-cell>
          <table:table-cell office:value-type="float" office:value="755" calcext:value-type="float">
            <text:p>755,000</text:p>
          </table:table-cell>
          <table:table-cell table:number-columns-repeated="2"/>
          <table:table-cell table:style-name="ce21" table:formula="of:=[.L479]+([.M479]/20)+([.N479]/240)" office:value-type="float" office:value="755" calcext:value-type="float">
            <text:p>755,00000</text:p>
          </table:table-cell>
          <table:table-cell table:number-columns-repeated="3"/>
          <table:table-cell table:formula="of:=[.P479]+0.05*[.Q479]+[.R479]/240" office:value-type="float" office:value="0" calcext:value-type="float">
            <text:p>0</text:p>
          </table:table-cell>
          <table:table-cell table:formula="of:=[.J479]*[.O479]" office:value-type="float" office:value="1510" calcext:value-type="float">
            <text:p>1 510,0000</text:p>
          </table:table-cell>
          <table:table-cell table:formula="of:=[.S479]-[.T479]" office:value-type="float" office:value="-1510" calcext:value-type="float">
            <text:p>-1510</text:p>
          </table:table-cell>
          <table:table-cell table:number-columns-repeated="1003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80]+([.M480]/20)+([.N480]/240)" office:value-type="float" office:value="20" calcext:value-type="float">
            <text:p>20,00000</text:p>
          </table:table-cell>
          <table:table-cell table:number-columns-repeated="3"/>
          <table:table-cell table:formula="of:=[.P480]+0.05*[.Q480]+[.R480]/240" office:value-type="float" office:value="0" calcext:value-type="float">
            <text:p>0</text:p>
          </table:table-cell>
          <table:table-cell table:formula="of:=[.J480]*[.O480]" office:value-type="float" office:value="400" calcext:value-type="float">
            <text:p>400,0000</text:p>
          </table:table-cell>
          <table:table-cell table:formula="of:=[.S480]-[.T480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Mazulipat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1" table:formula="of:=[.L481]+([.M481]/20)+([.N481]/240)" office:value-type="float" office:value="42" calcext:value-type="float">
            <text:p>42,00000</text:p>
          </table:table-cell>
          <table:table-cell table:number-columns-repeated="3"/>
          <table:table-cell table:formula="of:=[.P481]+0.05*[.Q481]+[.R481]/240" office:value-type="float" office:value="0" calcext:value-type="float">
            <text:p>0</text:p>
          </table:table-cell>
          <table:table-cell table:formula="of:=[.J481]*[.O481]" office:value-type="float" office:value="840" calcext:value-type="float">
            <text:p>840,0000</text:p>
          </table:table-cell>
          <table:table-cell table:formula="of:=[.S481]-[.T481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482]+([.M482]/20)+([.N482]/240)" office:value-type="float" office:value="2" calcext:value-type="float">
            <text:p>2,00000</text:p>
          </table:table-cell>
          <table:table-cell table:number-columns-repeated="3"/>
          <table:table-cell table:formula="of:=[.P482]+0.05*[.Q482]+[.R482]/240" office:value-type="float" office:value="0" calcext:value-type="float">
            <text:p>0</text:p>
          </table:table-cell>
          <table:table-cell table:formula="of:=[.J482]*[.O482]" office:value-type="float" office:value="240" calcext:value-type="float">
            <text:p>240,0000</text:p>
          </table:table-cell>
          <table:table-cell table:formula="of:=[.S482]-[.T482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Ocre jau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26" calcext:value-type="float">
            <text:p>22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21" table:formula="of:=[.L483]+([.M483]/20)+([.N483]/240)" office:value-type="float" office:value="0.2" calcext:value-type="float">
            <text:p>0,20000</text:p>
          </table:table-cell>
          <table:table-cell table:number-columns-repeated="3"/>
          <table:table-cell table:formula="of:=[.P483]+0.05*[.Q483]+[.R483]/240" office:value-type="float" office:value="0" calcext:value-type="float">
            <text:p>0</text:p>
          </table:table-cell>
          <table:table-cell table:formula="of:=[.J483]*[.O483]" office:value-type="float" office:value="45.2" calcext:value-type="float">
            <text:p>45,2000</text:p>
          </table:table-cell>
          <table:table-cell table:formula="of:=[.S483]-[.T483]" office:value-type="float" office:value="-45.2" calcext:value-type="float">
            <text:p>-45,2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oz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000" calcext:value-type="float">
            <text:p>50 000,00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484]+([.M484]/20)+([.N484]/240)" office:value-type="float" office:value="2" calcext:value-type="float">
            <text:p>2,00000</text:p>
          </table:table-cell>
          <table:table-cell table:number-columns-repeated="3"/>
          <table:table-cell table:formula="of:=[.P484]+0.05*[.Q484]+[.R484]/240" office:value-type="float" office:value="0" calcext:value-type="float">
            <text:p>0</text:p>
          </table:table-cell>
          <table:table-cell table:formula="of:=[.J484]*[.O484]" office:value-type="float" office:value="100000" calcext:value-type="float">
            <text:p>100 000,0000</text:p>
          </table:table-cell>
          <table:table-cell table:formula="of:=[.S484]-[.T484]" office:value-type="float" office:value="-100000" calcext:value-type="float">
            <text:p>-100000</text:p>
          </table:table-cell>
          <table:table-cell table:number-columns-repeated="1003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ierres de St Cas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00" calcext:value-type="float">
            <text:p>2 100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13" calcext:value-type="float">
            <text:p>13,00</text:p>
          </table:table-cell>
          <table:table-cell/>
          <table:table-cell table:style-name="ce21" table:formula="of:=[.L485]+([.M485]/20)+([.N485]/240)" office:value-type="float" office:value="0.65" calcext:value-type="float">
            <text:p>0,65000</text:p>
          </table:table-cell>
          <table:table-cell table:number-columns-repeated="3"/>
          <table:table-cell table:formula="of:=[.P485]+0.05*[.Q485]+[.R485]/240" office:value-type="float" office:value="0" calcext:value-type="float">
            <text:p>0</text:p>
          </table:table-cell>
          <table:table-cell table:formula="of:=[.J485]*[.O485]" office:value-type="float" office:value="1365" calcext:value-type="float">
            <text:p>1 365,0000</text:p>
          </table:table-cell>
          <table:table-cell table:formula="of:=[.S485]-[.T485]" office:value-type="float" office:value="-1365" calcext:value-type="float">
            <text:p>-1365</text:p>
          </table:table-cell>
          <table:table-cell table:number-columns-repeated="1003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661" calcext:value-type="float">
            <text:p>9 66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,00</text:p>
          </table:table-cell>
          <table:table-cell/>
          <table:table-cell table:style-name="ce21" table:formula="of:=[.L486]+([.M486]/20)+([.N486]/240)" office:value-type="float" office:value="0.35" calcext:value-type="float">
            <text:p>0,35000</text:p>
          </table:table-cell>
          <table:table-cell table:number-columns-repeated="3"/>
          <table:table-cell table:formula="of:=[.P486]+0.05*[.Q486]+[.R486]/240" office:value-type="float" office:value="0" calcext:value-type="float">
            <text:p>0</text:p>
          </table:table-cell>
          <table:table-cell table:formula="of:=[.J486]*[.O486]" office:value-type="float" office:value="3381.35" calcext:value-type="float">
            <text:p>3 381,3500</text:p>
          </table:table-cell>
          <table:table-cell table:formula="of:=[.S486]-[.T486]" office:value-type="float" office:value="-3381.35" calcext:value-type="float">
            <text:p>-3381,35</text:p>
          </table:table-cell>
          <table:table-cell table:number-columns-repeated="1003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487]+([.M487]/20)+([.N487]/240)" office:value-type="float" office:value="1.5" calcext:value-type="float">
            <text:p>1,50000</text:p>
          </table:table-cell>
          <table:table-cell table:number-columns-repeated="3"/>
          <table:table-cell table:formula="of:=[.P487]+0.05*[.Q487]+[.R487]/240" office:value-type="float" office:value="0" calcext:value-type="float">
            <text:p>0</text:p>
          </table:table-cell>
          <table:table-cell table:formula="of:=[.J487]*[.O487]" office:value-type="float" office:value="172.5" calcext:value-type="float">
            <text:p>172,5000</text:p>
          </table:table-cell>
          <table:table-cell table:formula="of:=[.S487]-[.T487]" office:value-type="float" office:value="-172.5" calcext:value-type="float">
            <text:p>-172,5</text:p>
          </table:table-cell>
          <table:table-cell table:number-columns-repeated="1003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488]+([.M488]/20)+([.N488]/240)" office:value-type="float" office:value="1" calcext:value-type="float">
            <text:p>1,00000</text:p>
          </table:table-cell>
          <table:table-cell table:number-columns-repeated="3"/>
          <table:table-cell table:formula="of:=[.P488]+0.05*[.Q488]+[.R488]/240" office:value-type="float" office:value="0" calcext:value-type="float">
            <text:p>0</text:p>
          </table:table-cell>
          <table:table-cell table:formula="of:=[.J488]*[.O488]" office:value-type="float" office:value="300" calcext:value-type="float">
            <text:p>300,0000</text:p>
          </table:table-cell>
          <table:table-cell table:formula="of:=[.S488]-[.T488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poudre à pou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21" table:formula="of:=[.L489]+([.M489]/20)+([.N489]/240)" office:value-type="float" office:value="0.3" calcext:value-type="float">
            <text:p>0,30000</text:p>
          </table:table-cell>
          <table:table-cell table:number-columns-repeated="3"/>
          <table:table-cell table:formula="of:=[.P489]+0.05*[.Q489]+[.R489]/240" office:value-type="float" office:value="0" calcext:value-type="float">
            <text:p>0</text:p>
          </table:table-cell>
          <table:table-cell table:formula="of:=[.J489]*[.O489]" office:value-type="float" office:value="30" calcext:value-type="float">
            <text:p>30,0000</text:p>
          </table:table-cell>
          <table:table-cell table:formula="of:=[.S489]-[.T489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quincaill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90]+([.M490]/20)+([.N490]/240)" office:value-type="float" office:value="0" calcext:value-type="float">
            <text:p>0,00000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[.P490]+0.05*[.Q490]+[.R490]/240" office:value-type="float" office:value="1331" calcext:value-type="float">
            <text:p>1331</text:p>
          </table:table-cell>
          <table:table-cell table:formula="of:=[.J490]*[.O490]" office:value-type="float" office:value="0" calcext:value-type="float">
            <text:p>0,0000</text:p>
          </table:table-cell>
          <table:table-cell table:formula="of:=[.S490]-[.T490]" office:value-type="float" office:value="1331" calcext:value-type="float">
            <text:p>1331</text:p>
          </table:table-cell>
          <table:table-cell office:value-type="string" calcext:value-type="string">
            <text:p>valeur de 133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uci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1" table:formula="of:=[.L491]+([.M491]/20)+([.N491]/240)" office:value-type="float" office:value="140" calcext:value-type="float">
            <text:p>140,00000</text:p>
          </table:table-cell>
          <table:table-cell table:number-columns-repeated="3"/>
          <table:table-cell table:formula="of:=[.P491]+0.05*[.Q491]+[.R491]/240" office:value-type="float" office:value="0" calcext:value-type="float">
            <text:p>0</text:p>
          </table:table-cell>
          <table:table-cell table:formula="of:=[.J491]*[.O491]" office:value-type="float" office:value="140" calcext:value-type="float">
            <text:p>140,0000</text:p>
          </table:table-cell>
          <table:table-cell table:formula="of:=[.S491]-[.T491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uci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92]+([.M492]/20)+([.N492]/240)" office:value-type="float" office:value="0" calcext:value-type="float">
            <text:p>0,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[.P492]+0.05*[.Q492]+[.R492]/240" office:value-type="float" office:value="180" calcext:value-type="float">
            <text:p>180</text:p>
          </table:table-cell>
          <table:table-cell table:formula="of:=[.J492]*[.O492]" office:value-type="float" office:value="0" calcext:value-type="float">
            <text:p>0,0000</text:p>
          </table:table-cell>
          <table:table-cell table:formula="of:=[.S492]-[.T492]" office:value-type="float" office:value="180" calcext:value-type="float">
            <text:p>180</text:p>
          </table:table-cell>
          <table:table-cell office:value-type="string" calcext:value-type="string">
            <text:p>valeur de 1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93]+([.M493]/20)+([.N493]/240)" office:value-type="float" office:value="20" calcext:value-type="float">
            <text:p>20,00000</text:p>
          </table:table-cell>
          <table:table-cell table:number-columns-repeated="3"/>
          <table:table-cell table:formula="of:=[.P493]+0.05*[.Q493]+[.R493]/240" office:value-type="float" office:value="0" calcext:value-type="float">
            <text:p>0</text:p>
          </table:table-cell>
          <table:table-cell table:formula="of:=[.J493]*[.O493]" office:value-type="float" office:value="620" calcext:value-type="float">
            <text:p>620,0000</text:p>
          </table:table-cell>
          <table:table-cell table:formula="of:=[.S493]-[.T493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126" calcext:value-type="float">
            <text:p>126,000</text:p>
          </table:table-cell>
          <table:table-cell table:number-columns-repeated="2"/>
          <table:table-cell table:style-name="ce21" table:formula="of:=[.L494]+([.M494]/20)+([.N494]/240)" office:value-type="float" office:value="126" calcext:value-type="float">
            <text:p>126,00000</text:p>
          </table:table-cell>
          <table:table-cell table:number-columns-repeated="3"/>
          <table:table-cell table:formula="of:=[.P494]+0.05*[.Q494]+[.R494]/240" office:value-type="float" office:value="0" calcext:value-type="float">
            <text:p>0</text:p>
          </table:table-cell>
          <table:table-cell table:formula="of:=[.J494]*[.O494]" office:value-type="float" office:value="378" calcext:value-type="float">
            <text:p>378,0000</text:p>
          </table:table-cell>
          <table:table-cell table:formula="of:=[.S494]-[.T494]" office:value-type="float" office:value="-378" calcext:value-type="float">
            <text:p>-378</text:p>
          </table:table-cell>
          <table:table-cell table:number-columns-repeated="1003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688" calcext:value-type="float">
            <text:p>4 6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21" table:formula="of:=[.L495]+([.M495]/20)+([.N495]/240)" office:value-type="float" office:value="0.45" calcext:value-type="float">
            <text:p>0,45000</text:p>
          </table:table-cell>
          <table:table-cell table:number-columns-repeated="3"/>
          <table:table-cell table:formula="of:=[.P495]+0.05*[.Q495]+[.R495]/240" office:value-type="float" office:value="0" calcext:value-type="float">
            <text:p>0</text:p>
          </table:table-cell>
          <table:table-cell table:formula="of:=[.J495]*[.O495]" office:value-type="float" office:value="2109.6" calcext:value-type="float">
            <text:p>2 109,6000</text:p>
          </table:table-cell>
          <table:table-cell table:formula="of:=[.S495]-[.T495]" office:value-type="float" office:value="-2109.6" calcext:value-type="float">
            <text:p>-2109,6</text:p>
          </table:table-cell>
          <table:table-cell table:number-columns-repeated="1003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785.3333333333" calcext:value-type="float">
            <text:p>6 785,33</text:p>
          </table:table-cell>
          <table:table-cell office:value-type="string" calcext:value-type="string">
            <text:p>tonneaux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496]+([.M496]/20)+([.N496]/240)" office:value-type="float" office:value="45" calcext:value-type="float">
            <text:p>45,00000</text:p>
          </table:table-cell>
          <table:table-cell table:number-columns-repeated="3"/>
          <table:table-cell table:formula="of:=[.P496]+0.05*[.Q496]+[.R496]/240" office:value-type="float" office:value="0" calcext:value-type="float">
            <text:p>0</text:p>
          </table:table-cell>
          <table:table-cell table:formula="of:=[.J496]*[.O496]" office:value-type="float" office:value="305339.999999998" calcext:value-type="float">
            <text:p>305 340,0000</text:p>
          </table:table-cell>
          <table:table-cell table:formula="of:=[.S496]-[.T496]" office:value-type="float" office:value="-305339.999999998" calcext:value-type="float">
            <text:p>-305340</text:p>
          </table:table-cell>
          <table:table-cell table:number-columns-repeated="1003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33" calcext:value-type="float">
            <text:p>23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497]+([.M497]/20)+([.N497]/240)" office:value-type="float" office:value="2" calcext:value-type="float">
            <text:p>2,00000</text:p>
          </table:table-cell>
          <table:table-cell table:number-columns-repeated="3"/>
          <table:table-cell table:formula="of:=[.P497]+0.05*[.Q497]+[.R497]/240" office:value-type="float" office:value="0" calcext:value-type="float">
            <text:p>0</text:p>
          </table:table-cell>
          <table:table-cell table:formula="of:=[.J497]*[.O497]" office:value-type="float" office:value="466" calcext:value-type="float">
            <text:p>466,0000</text:p>
          </table:table-cell>
          <table:table-cell table:formula="of:=[.S497]-[.T497]" office:value-type="float" office:value="-466" calcext:value-type="float">
            <text:p>-466</text:p>
          </table:table-cell>
          <table:table-cell table:number-columns-repeated="1003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98]+([.M498]/20)+([.N498]/240)" office:value-type="float" office:value="0" calcext:value-type="float">
            <text:p>0,00000</text:p>
          </table:table-cell>
          <table:table-cell office:value-type="float" office:value="1210" calcext:value-type="float">
            <text:p>1210</text:p>
          </table:table-cell>
          <table:table-cell table:number-columns-repeated="2"/>
          <table:table-cell table:formula="of:=[.P498]+0.05*[.Q498]+[.R498]/240" office:value-type="float" office:value="1210" calcext:value-type="float">
            <text:p>1210</text:p>
          </table:table-cell>
          <table:table-cell table:formula="of:=[.J498]*[.O498]" office:value-type="float" office:value="0" calcext:value-type="float">
            <text:p>0,0000</text:p>
          </table:table-cell>
          <table:table-cell table:formula="of:=[.S498]-[.T498]" office:value-type="float" office:value="1210" calcext:value-type="float">
            <text:p>1210</text:p>
          </table:table-cell>
          <table:table-cell office:value-type="string" calcext:value-type="string">
            <text:p>valeur de 12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ouliers pour fem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3" calcext:value-type="float">
            <text:p>203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499]+([.M499]/20)+([.N499]/240)" office:value-type="float" office:value="2.5" calcext:value-type="float">
            <text:p>2,50000</text:p>
          </table:table-cell>
          <table:table-cell table:number-columns-repeated="3"/>
          <table:table-cell table:formula="of:=[.P499]+0.05*[.Q499]+[.R499]/240" office:value-type="float" office:value="0" calcext:value-type="float">
            <text:p>0</text:p>
          </table:table-cell>
          <table:table-cell table:formula="of:=[.J499]*[.O499]" office:value-type="float" office:value="507.5" calcext:value-type="float">
            <text:p>507,5000</text:p>
          </table:table-cell>
          <table:table-cell table:formula="of:=[.S499]-[.T499]" office:value-type="float" office:value="-507.5" calcext:value-type="float">
            <text:p>-507,5</text:p>
          </table:table-cell>
          <table:table-cell table:number-columns-repeated="1003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ouliers pour hom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08" calcext:value-type="float">
            <text:p>908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500]+([.M500]/20)+([.N500]/240)" office:value-type="float" office:value="3" calcext:value-type="float">
            <text:p>3,00000</text:p>
          </table:table-cell>
          <table:table-cell table:number-columns-repeated="3"/>
          <table:table-cell table:formula="of:=[.P500]+0.05*[.Q500]+[.R500]/240" office:value-type="float" office:value="0" calcext:value-type="float">
            <text:p>0</text:p>
          </table:table-cell>
          <table:table-cell table:formula="of:=[.J500]*[.O500]" office:value-type="float" office:value="2724" calcext:value-type="float">
            <text:p>2 724,0000</text:p>
          </table:table-cell>
          <table:table-cell table:formula="of:=[.S500]-[.T500]" office:value-type="float" office:value="-2724" calcext:value-type="float">
            <text:p>-2724</text:p>
          </table:table-cell>
          <table:table-cell table:number-columns-repeated="1003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214" calcext:value-type="float">
            <text:p>4 2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21" table:formula="of:=[.L501]+([.M501]/20)+([.N501]/240)" office:value-type="float" office:value="0.4" calcext:value-type="float">
            <text:p>0,40000</text:p>
          </table:table-cell>
          <table:table-cell table:number-columns-repeated="3"/>
          <table:table-cell table:formula="of:=[.P501]+0.05*[.Q501]+[.R501]/240" office:value-type="float" office:value="0" calcext:value-type="float">
            <text:p>0</text:p>
          </table:table-cell>
          <table:table-cell table:formula="of:=[.J501]*[.O501]" office:value-type="float" office:value="1685.6" calcext:value-type="float">
            <text:p>1 685,6000</text:p>
          </table:table-cell>
          <table:table-cell table:formula="of:=[.S501]-[.T501]" office:value-type="float" office:value="-1685.6" calcext:value-type="float">
            <text:p>-1685,6</text:p>
          </table:table-cell>
          <table:table-cell table:number-columns-repeated="1003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bap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carreaux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502]+([.M502]/20)+([.N502]/240)" office:value-type="float" office:value="35" calcext:value-type="float">
            <text:p>35,00000</text:p>
          </table:table-cell>
          <table:table-cell table:number-columns-repeated="3"/>
          <table:table-cell table:formula="of:=[.P502]+0.05*[.Q502]+[.R502]/240" office:value-type="float" office:value="0" calcext:value-type="float">
            <text:p>0</text:p>
          </table:table-cell>
          <table:table-cell table:formula="of:=[.J502]*[.O502]" office:value-type="float" office:value="1295" calcext:value-type="float">
            <text:p>1 295,0000</text:p>
          </table:table-cell>
          <table:table-cell table:formula="of:=[.S502]-[.T502]" office:value-type="float" office:value="-1295" calcext:value-type="float">
            <text:p>-1295</text:p>
          </table:table-cell>
          <table:table-cell table:number-columns-repeated="1003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bap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03]+([.M503]/20)+([.N503]/240)" office:value-type="float" office:value="30" calcext:value-type="float">
            <text:p>30,00000</text:p>
          </table:table-cell>
          <table:table-cell table:number-columns-repeated="3"/>
          <table:table-cell table:formula="of:=[.P503]+0.05*[.Q503]+[.R503]/240" office:value-type="float" office:value="0" calcext:value-type="float">
            <text:p>0</text:p>
          </table:table-cell>
          <table:table-cell table:formula="of:=[.J503]*[.O503]" office:value-type="float" office:value="450" calcext:value-type="float">
            <text:p>450,0000</text:p>
          </table:table-cell>
          <table:table-cell table:formula="of:=[.S503]-[.T503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blanca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,00</text:p>
          </table:table-cell>
          <table:table-cell/>
          <table:table-cell table:style-name="ce21" table:formula="of:=[.L504]+([.M504]/20)+([.N504]/240)" office:value-type="float" office:value="1.75" calcext:value-type="float">
            <text:p>1,75000</text:p>
          </table:table-cell>
          <table:table-cell table:number-columns-repeated="3"/>
          <table:table-cell table:formula="of:=[.P504]+0.05*[.Q504]+[.R504]/240" office:value-type="float" office:value="0" calcext:value-type="float">
            <text:p>0</text:p>
          </table:table-cell>
          <table:table-cell table:formula="of:=[.J504]*[.O504]" office:value-type="float" office:value="2100" calcext:value-type="float">
            <text:p>2 100,0000</text:p>
          </table:table-cell>
          <table:table-cell table:formula="of:=[.S504]-[.T504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505]+([.M505]/20)+([.N505]/240)" office:value-type="float" office:value="2" calcext:value-type="float">
            <text:p>2,00000</text:p>
          </table:table-cell>
          <table:table-cell table:number-columns-repeated="3"/>
          <table:table-cell table:formula="of:=[.P505]+0.05*[.Q505]+[.R505]/240" office:value-type="float" office:value="0" calcext:value-type="float">
            <text:p>0</text:p>
          </table:table-cell>
          <table:table-cell table:formula="of:=[.J505]*[.O505]" office:value-type="float" office:value="200" calcext:value-type="float">
            <text:p>200,0000</text:p>
          </table:table-cell>
          <table:table-cell table:formula="of:=[.S505]-[.T505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lles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1" table:formula="of:=[.L506]+([.M506]/20)+([.N506]/240)" office:value-type="float" office:value="700" calcext:value-type="float">
            <text:p>700,00000</text:p>
          </table:table-cell>
          <table:table-cell table:number-columns-repeated="3"/>
          <table:table-cell table:formula="of:=[.P506]+0.05*[.Q506]+[.R506]/240" office:value-type="float" office:value="0" calcext:value-type="float">
            <text:p>0</text:p>
          </table:table-cell>
          <table:table-cell table:formula="of:=[.J506]*[.O506]" office:value-type="float" office:value="13300" calcext:value-type="float">
            <text:p>13 300,0000</text:p>
          </table:table-cell>
          <table:table-cell table:formula="of:=[.S506]-[.T506]" office:value-type="float" office:value="-13300" calcext:value-type="float">
            <text:p>-13300</text:p>
          </table:table-cell>
          <table:table-cell table:number-columns-repeated="1003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532" calcext:value-type="float">
            <text:p>17 53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21" table:formula="of:=[.L507]+([.M507]/20)+([.N507]/240)" office:value-type="float" office:value="2" calcext:value-type="float">
            <text:p>2,00000</text:p>
          </table:table-cell>
          <table:table-cell table:number-columns-repeated="3"/>
          <table:table-cell table:formula="of:=[.P507]+0.05*[.Q507]+[.R507]/240" office:value-type="float" office:value="0" calcext:value-type="float">
            <text:p>0</text:p>
          </table:table-cell>
          <table:table-cell table:formula="of:=[.J507]*[.O507]" office:value-type="float" office:value="35064" calcext:value-type="float">
            <text:p>35 064,0000</text:p>
          </table:table-cell>
          <table:table-cell table:formula="of:=[.S507]-[.T507]" office:value-type="float" office:value="-35064" calcext:value-type="float">
            <text:p>-35064</text:p>
          </table:table-cell>
          <table:table-cell table:number-columns-repeated="1003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08" calcext:value-type="float">
            <text:p>1 10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21" table:formula="of:=[.L508]+([.M508]/20)+([.N508]/240)" office:value-type="float" office:value="2.25" calcext:value-type="float">
            <text:p>2,25000</text:p>
          </table:table-cell>
          <table:table-cell table:number-columns-repeated="3"/>
          <table:table-cell table:formula="of:=[.P508]+0.05*[.Q508]+[.R508]/240" office:value-type="float" office:value="0" calcext:value-type="float">
            <text:p>0</text:p>
          </table:table-cell>
          <table:table-cell table:formula="of:=[.J508]*[.O508]" office:value-type="float" office:value="2493" calcext:value-type="float">
            <text:p>2 493,0000</text:p>
          </table:table-cell>
          <table:table-cell table:formula="of:=[.S508]-[.T508]" office:value-type="float" office:value="-2493" calcext:value-type="float">
            <text:p>-2493</text:p>
          </table:table-cell>
          <table:table-cell table:number-columns-repeated="1003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509]+([.M509]/20)+([.N509]/240)" office:value-type="float" office:value="0" calcext:value-type="float">
            <text:p>0,0000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formula="of:=[.P509]+0.05*[.Q509]+[.R509]/240" office:value-type="float" office:value="4000" calcext:value-type="float">
            <text:p>4000</text:p>
          </table:table-cell>
          <table:table-cell table:formula="of:=[.J509]*[.O509]" office:value-type="float" office:value="0" calcext:value-type="float">
            <text:p>0,0000</text:p>
          </table:table-cell>
          <table:table-cell table:formula="of:=[.S509]-[.T509]" office:value-type="float" office:value="4000" calcext:value-type="float">
            <text:p>4000</text:p>
          </table:table-cell>
          <table:table-cell office:value-type="string" calcext:value-type="string">
            <text:p>valeur de 4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510]+([.M510]/20)+([.N510]/240)" office:value-type="float" office:value="1" calcext:value-type="float">
            <text:p>1,00000</text:p>
          </table:table-cell>
          <table:table-cell table:number-columns-repeated="3"/>
          <table:table-cell table:formula="of:=[.P510]+0.05*[.Q510]+[.R510]/240" office:value-type="float" office:value="0" calcext:value-type="float">
            <text:p>0</text:p>
          </table:table-cell>
          <table:table-cell table:formula="of:=[.J510]*[.O510]" office:value-type="float" office:value="100" calcext:value-type="float">
            <text:p>100,0000</text:p>
          </table:table-cell>
          <table:table-cell table:formula="of:=[.S510]-[.T510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625" calcext:value-type="float">
            <text:p>625,000</text:p>
          </table:table-cell>
          <table:table-cell table:number-columns-repeated="2"/>
          <table:table-cell table:style-name="ce21" table:formula="of:=[.L511]+([.M511]/20)+([.N511]/240)" office:value-type="float" office:value="625" calcext:value-type="float">
            <text:p>625,00000</text:p>
          </table:table-cell>
          <table:table-cell table:number-columns-repeated="3"/>
          <table:table-cell table:formula="of:=[.P511]+0.05*[.Q511]+[.R511]/240" office:value-type="float" office:value="0" calcext:value-type="float">
            <text:p>0</text:p>
          </table:table-cell>
          <table:table-cell table:formula="of:=[.J511]*[.O511]" office:value-type="float" office:value="2500" calcext:value-type="float">
            <text:p>2 500,0000</text:p>
          </table:table-cell>
          <table:table-cell table:formula="of:=[.S511]-[.T511]" office:value-type="float" office:value="-2500" calcext:value-type="float">
            <text:p>-2500</text:p>
          </table:table-cell>
          <table:table-cell table:number-columns-repeated="1003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512]+([.M512]/20)+([.N512]/240)" office:value-type="float" office:value="150" calcext:value-type="float">
            <text:p>150,00000</text:p>
          </table:table-cell>
          <table:table-cell table:number-columns-repeated="3"/>
          <table:table-cell table:formula="of:=[.P512]+0.05*[.Q512]+[.R512]/240" office:value-type="float" office:value="0" calcext:value-type="float">
            <text:p>0</text:p>
          </table:table-cell>
          <table:table-cell table:formula="of:=[.J512]*[.O512]" office:value-type="float" office:value="2400" calcext:value-type="float">
            <text:p>2 400,0000</text:p>
          </table:table-cell>
          <table:table-cell table:formula="of:=[.S512]-[.T512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ecr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ots</text:p>
          </table:table-cell>
          <table:table-cell office:value-type="float" office:value="375" calcext:value-type="float">
            <text:p>375,000</text:p>
          </table:table-cell>
          <table:table-cell table:number-columns-repeated="2"/>
          <table:table-cell table:style-name="ce21" table:formula="of:=[.L513]+([.M513]/20)+([.N513]/240)" office:value-type="float" office:value="375" calcext:value-type="float">
            <text:p>375,00000</text:p>
          </table:table-cell>
          <table:table-cell table:number-columns-repeated="3"/>
          <table:table-cell table:formula="of:=[.P513]+0.05*[.Q513]+[.R513]/240" office:value-type="float" office:value="0" calcext:value-type="float">
            <text:p>0</text:p>
          </table:table-cell>
          <table:table-cell table:formula="of:=[.J513]*[.O513]" office:value-type="float" office:value="750" calcext:value-type="float">
            <text:p>750,0000</text:p>
          </table:table-cell>
          <table:table-cell table:formula="of:=[.S513]-[.T513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14]+([.M514]/20)+([.N514]/240)" office:value-type="float" office:value="30" calcext:value-type="float">
            <text:p>30,00000</text:p>
          </table:table-cell>
          <table:table-cell table:number-columns-repeated="3"/>
          <table:table-cell table:formula="of:=[.P514]+0.05*[.Q514]+[.R514]/240" office:value-type="float" office:value="0" calcext:value-type="float">
            <text:p>0</text:p>
          </table:table-cell>
          <table:table-cell table:formula="of:=[.J514]*[.O514]" office:value-type="float" office:value="36000" calcext:value-type="float">
            <text:p>36 000,0000</text:p>
          </table:table-cell>
          <table:table-cell table:formula="of:=[.S514]-[.T514]" office:value-type="float" office:value="-36000" calcext:value-type="float">
            <text:p>-36000</text:p>
          </table:table-cell>
          <table:table-cell table:number-columns-repeated="1003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807" calcext:value-type="float">
            <text:p>7 80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1" table:formula="of:=[.L515]+([.M515]/20)+([.N515]/240)" office:value-type="float" office:value="1.5" calcext:value-type="float">
            <text:p>1,50000</text:p>
          </table:table-cell>
          <table:table-cell table:number-columns-repeated="3"/>
          <table:table-cell table:formula="of:=[.P515]+0.05*[.Q515]+[.R515]/240" office:value-type="float" office:value="0" calcext:value-type="float">
            <text:p>0</text:p>
          </table:table-cell>
          <table:table-cell table:formula="of:=[.J515]*[.O515]" office:value-type="float" office:value="11710.5" calcext:value-type="float">
            <text:p>11 710,5000</text:p>
          </table:table-cell>
          <table:table-cell table:formula="of:=[.S515]-[.T515]" office:value-type="float" office:value="-11710.5" calcext:value-type="float">
            <text:p>-11710,5</text:p>
          </table:table-cell>
          <table:table-cell table:number-columns-repeated="1003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jau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llot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516]+([.M516]/20)+([.N516]/240)" office:value-type="float" office:value="300" calcext:value-type="float">
            <text:p>300,00000</text:p>
          </table:table-cell>
          <table:table-cell table:number-columns-repeated="3"/>
          <table:table-cell table:formula="of:=[.P516]+0.05*[.Q516]+[.R516]/240" office:value-type="float" office:value="0" calcext:value-type="float">
            <text:p>0</text:p>
          </table:table-cell>
          <table:table-cell table:formula="of:=[.J516]*[.O516]" office:value-type="float" office:value="1800" calcext:value-type="float">
            <text:p>1 800,0000</text:p>
          </table:table-cell>
          <table:table-cell table:formula="of:=[.S516]-[.T516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Langu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,00</text:p>
          </table:table-cell>
          <table:table-cell/>
          <table:table-cell table:style-name="ce21" table:formula="of:=[.L517]+([.M517]/20)+([.N517]/240)" office:value-type="float" office:value="0.9" calcext:value-type="float">
            <text:p>0,90000</text:p>
          </table:table-cell>
          <table:table-cell table:number-columns-repeated="3"/>
          <table:table-cell table:formula="of:=[.P517]+0.05*[.Q517]+[.R517]/240" office:value-type="float" office:value="0" calcext:value-type="float">
            <text:p>0</text:p>
          </table:table-cell>
          <table:table-cell table:formula="of:=[.J517]*[.O517]" office:value-type="float" office:value="90" calcext:value-type="float">
            <text:p>90,0000</text:p>
          </table:table-cell>
          <table:table-cell table:formula="of:=[.S517]-[.T517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200" calcext:value-type="float">
            <text:p>4 200,00</text:p>
          </table:table-cell>
          <table:table-cell office:value-type="string" calcext:value-type="string">
            <text:p>pièce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1" table:formula="of:=[.L518]+([.M518]/20)+([.N518]/240)" office:value-type="float" office:value="125" calcext:value-type="float">
            <text:p>125,00000</text:p>
          </table:table-cell>
          <table:table-cell table:number-columns-repeated="3"/>
          <table:table-cell table:formula="of:=[.P518]+0.05*[.Q518]+[.R518]/240" office:value-type="float" office:value="0" calcext:value-type="float">
            <text:p>0</text:p>
          </table:table-cell>
          <table:table-cell table:formula="of:=[.J518]*[.O518]" office:value-type="float" office:value="525000" calcext:value-type="float">
            <text:p>525 000,0000</text:p>
          </table:table-cell>
          <table:table-cell table:formula="of:=[.S518]-[.T518]" office:value-type="float" office:value="-525000" calcext:value-type="float">
            <text:p>-525000</text:p>
          </table:table-cell>
          <table:table-cell table:number-columns-repeated="1003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guerrig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31" calcext:value-type="float">
            <text:p>33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21" table:formula="of:=[.L519]+([.M519]/20)+([.N519]/240)" office:value-type="float" office:value="1" calcext:value-type="float">
            <text:p>1,00000</text:p>
          </table:table-cell>
          <table:table-cell table:number-columns-repeated="3"/>
          <table:table-cell table:formula="of:=[.P519]+0.05*[.Q519]+[.R519]/240" office:value-type="float" office:value="0" calcext:value-type="float">
            <text:p>0</text:p>
          </table:table-cell>
          <table:table-cell table:formula="of:=[.J519]*[.O519]" office:value-type="float" office:value="331" calcext:value-type="float">
            <text:p>331,0000</text:p>
          </table:table-cell>
          <table:table-cell table:formula="of:=[.S519]-[.T519]" office:value-type="float" office:value="-331" calcext:value-type="float">
            <text:p>-331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" table:formula="of:=[.L520]+([.M520]/20)+([.N520]/240)" office:value-type="float" office:value="2.5" calcext:value-type="float">
            <text:p>2,50000</text:p>
          </table:table-cell>
          <table:table-cell table:number-columns-repeated="3"/>
          <table:table-cell table:formula="of:=[.P520]+0.05*[.Q520]+[.R520]/240" office:value-type="float" office:value="0" calcext:value-type="float">
            <text:p>0</text:p>
          </table:table-cell>
          <table:table-cell table:formula="of:=[.J520]*[.O520]" office:value-type="float" office:value="10000" calcext:value-type="float">
            <text:p>10 000,0000</text:p>
          </table:table-cell>
          <table:table-cell table:formula="of:=[.S520]-[.T520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1" table:formula="of:=[.L521]+([.M521]/20)+([.N521]/240)" office:value-type="float" office:value="130" calcext:value-type="float">
            <text:p>130,00000</text:p>
          </table:table-cell>
          <table:table-cell table:number-columns-repeated="3"/>
          <table:table-cell table:formula="of:=[.P521]+0.05*[.Q521]+[.R521]/240" office:value-type="float" office:value="0" calcext:value-type="float">
            <text:p>0</text:p>
          </table:table-cell>
          <table:table-cell table:formula="of:=[.J521]*[.O521]" office:value-type="float" office:value="5200" calcext:value-type="float">
            <text:p>5 200,0000</text:p>
          </table:table-cell>
          <table:table-cell table:formula="of:=[.S521]-[.T521]" office:value-type="float" office:value="-5200" calcext:value-type="float">
            <text:p>-5200</text:p>
          </table:table-cell>
          <table:table-cell table:number-columns-repeated="1003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toille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517" calcext:value-type="float">
            <text:p>9 51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21" table:formula="of:=[.L522]+([.M522]/20)+([.N522]/240)" office:value-type="float" office:value="0.75" calcext:value-type="float">
            <text:p>0,75000</text:p>
          </table:table-cell>
          <table:table-cell table:number-columns-repeated="3"/>
          <table:table-cell table:formula="of:=[.P522]+0.05*[.Q522]+[.R522]/240" office:value-type="float" office:value="0" calcext:value-type="float">
            <text:p>0</text:p>
          </table:table-cell>
          <table:table-cell table:formula="of:=[.J522]*[.O522]" office:value-type="float" office:value="7137.75" calcext:value-type="float">
            <text:p>7 137,7500</text:p>
          </table:table-cell>
          <table:table-cell table:formula="of:=[.S522]-[.T522]" office:value-type="float" office:value="-7137.75" calcext:value-type="float">
            <text:p>-7137,75</text:p>
          </table:table-cell>
          <table:table-cell table:number-columns-repeated="1003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erd de g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36" calcext:value-type="float">
            <text:p>236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21" table:formula="of:=[.L523]+([.M523]/20)+([.N523]/240)" office:value-type="float" office:value="3.5" calcext:value-type="float">
            <text:p>3,50000</text:p>
          </table:table-cell>
          <table:table-cell table:number-columns-repeated="3"/>
          <table:table-cell table:formula="of:=[.P523]+0.05*[.Q523]+[.R523]/240" office:value-type="float" office:value="0" calcext:value-type="float">
            <text:p>0</text:p>
          </table:table-cell>
          <table:table-cell table:formula="of:=[.J523]*[.O523]" office:value-type="float" office:value="826" calcext:value-type="float">
            <text:p>826,0000</text:p>
          </table:table-cell>
          <table:table-cell table:formula="of:=[.S523]-[.T523]" office:value-type="float" office:value="-826" calcext:value-type="float">
            <text:p>-826</text:p>
          </table:table-cell>
          <table:table-cell table:number-columns-repeated="1003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524]+([.M524]/20)+([.N524]/240)" office:value-type="float" office:value="40" calcext:value-type="float">
            <text:p>40,00000</text:p>
          </table:table-cell>
          <table:table-cell table:number-columns-repeated="3"/>
          <table:table-cell table:formula="of:=[.P524]+0.05*[.Q524]+[.R524]/240" office:value-type="float" office:value="0" calcext:value-type="float">
            <text:p>0</text:p>
          </table:table-cell>
          <table:table-cell table:formula="of:=[.J524]*[.O524]" office:value-type="float" office:value="2480" calcext:value-type="float">
            <text:p>2 480,0000</text:p>
          </table:table-cell>
          <table:table-cell table:formula="of:=[.S524]-[.T524]" office:value-type="float" office:value="-2480" calcext:value-type="float">
            <text:p>-2480</text:p>
          </table:table-cell>
          <table:table-cell table:number-columns-repeated="1003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31" calcext:value-type="float">
            <text:p>231,0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525]+([.M525]/20)+([.N525]/240)" office:value-type="float" office:value="90" calcext:value-type="float">
            <text:p>90,00000</text:p>
          </table:table-cell>
          <table:table-cell table:number-columns-repeated="3"/>
          <table:table-cell table:formula="of:=[.P525]+0.05*[.Q525]+[.R525]/240" office:value-type="float" office:value="0" calcext:value-type="float">
            <text:p>0</text:p>
          </table:table-cell>
          <table:table-cell table:formula="of:=[.J525]*[.O525]" office:value-type="float" office:value="20790" calcext:value-type="float">
            <text:p>20 790,0000</text:p>
          </table:table-cell>
          <table:table-cell table:formula="of:=[.S525]-[.T525]" office:value-type="float" office:value="-20790" calcext:value-type="float">
            <text:p>-20790</text:p>
          </table:table-cell>
          <table:table-cell table:number-columns-repeated="1003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tiercon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526]+([.M526]/20)+([.N526]/240)" office:value-type="float" office:value="60" calcext:value-type="float">
            <text:p>60,00000</text:p>
          </table:table-cell>
          <table:table-cell table:number-columns-repeated="3"/>
          <table:table-cell table:formula="of:=[.P526]+0.05*[.Q526]+[.R526]/240" office:value-type="float" office:value="0" calcext:value-type="float">
            <text:p>0</text:p>
          </table:table-cell>
          <table:table-cell table:formula="of:=[.J526]*[.O526]" office:value-type="float" office:value="240" calcext:value-type="float">
            <text:p>240,0000</text:p>
          </table:table-cell>
          <table:table-cell table:formula="of:=[.S526]-[.T526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e Querc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527]+([.M527]/20)+([.N527]/240)" office:value-type="float" office:value="80" calcext:value-type="float">
            <text:p>80,00000</text:p>
          </table:table-cell>
          <table:table-cell table:number-columns-repeated="3"/>
          <table:table-cell table:formula="of:=[.P527]+0.05*[.Q527]+[.R527]/240" office:value-type="float" office:value="0" calcext:value-type="float">
            <text:p>0</text:p>
          </table:table-cell>
          <table:table-cell table:formula="of:=[.J527]*[.O527]" office:value-type="float" office:value="80" calcext:value-type="float">
            <text:p>80,0000</text:p>
          </table:table-cell>
          <table:table-cell table:formula="of:=[.S527]-[.T527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3" calcext:value-type="float">
            <text:p>1753</text:p>
          </table:table-cell>
          <table:table-cell office:value-type="string" calcext:value-type="string">
            <text:p>vin de fer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528]+([.M528]/20)+([.N528]/240)" office:value-type="float" office:value="50" calcext:value-type="float">
            <text:p>50,00000</text:p>
          </table:table-cell>
          <table:table-cell table:number-columns-repeated="3"/>
          <table:table-cell table:formula="of:=[.P528]+0.05*[.Q528]+[.R528]/240" office:value-type="float" office:value="0" calcext:value-type="float">
            <text:p>0</text:p>
          </table:table-cell>
          <table:table-cell table:formula="of:=[.J528]*[.O528]" office:value-type="float" office:value="1150" calcext:value-type="float">
            <text:p>1 150,0000</text:p>
          </table:table-cell>
          <table:table-cell table:formula="of:=[.S528]-[.T528]" office:value-type="float" office:value="-1150" calcext:value-type="float">
            <text:p>-1150</text:p>
          </table:table-cell>
          <table:table-cell table:number-columns-repeated="1003"/>
        </table:table-row>
        <table:table-row table:style-name="ro2" table:number-rows-repeated="81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0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10">
          <table:table-cell table:style-name="ce2" table:number-columns-repeated="4"/>
          <table:table-cell table:number-columns-repeated="3"/>
          <table:table-cell table:style-name="ce2"/>
          <table:table-cell table:style-name="ce10"/>
          <table:table-cell table:number-columns-repeated="1015"/>
        </table:table-row>
        <table:table-row table:style-name="ro2" table:number-rows-repeated="2524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1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0:48:20.0663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1M5S</meta:editing-duration>
    <meta:editing-cycles>138</meta:editing-cycles>
    <meta:generator>LibreOffice/5.1.6.2$MacOSX_X86_64 LibreOffice_project/07ac168c60a517dba0f0d7bc7540f5afa45f0909</meta:generator>
    <dc:date>2017-06-16T13:01:10.035793000</dc:date>
    <meta:document-statistic meta:table-count="3" meta:cell-count="8994" meta:object-count="0"/>
    <meta:user-defined meta:name="Info 1"/>
    <meta:user-defined meta:name="Info 2"/>
    <meta:user-defined meta:name="Info 3"/>
    <meta:user-defined meta:name="Info 4"/>
  </office:meta>
</office:document-meta>
</file>